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Verdana" svg:font-family="Verdana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0.566cm"/>
    </style:style>
    <style:style style:name="co11" style:family="table-column">
      <style:table-column-properties fo:break-before="auto" style:column-width="7.758cm"/>
    </style:style>
    <style:style style:name="co12" style:family="table-column">
      <style:table-column-properties fo:break-before="auto" style:column-width="6.512cm"/>
    </style:style>
    <style:style style:name="co13" style:family="table-column">
      <style:table-column-properties fo:break-before="auto" style:column-width="2.916cm"/>
    </style:style>
    <style:style style:name="co14" style:family="table-column">
      <style:table-column-properties fo:break-before="auto" style:column-width="2.011cm"/>
    </style:style>
    <style:style style:name="co15" style:family="table-column">
      <style:table-column-properties fo:break-before="auto" style:column-width="0.48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0.282cm"/>
    </style:style>
    <style:style style:name="co18" style:family="table-column">
      <style:table-column-properties fo:break-before="auto" style:column-width="2.887cm"/>
    </style:style>
    <style:style style:name="co19" style:family="table-column">
      <style:table-column-properties fo:break-before="auto" style:column-width="5.805cm"/>
    </style:style>
    <style:style style:name="co20" style:family="table-column">
      <style:table-column-properties fo:break-before="auto" style:column-width="1.924cm"/>
    </style:style>
    <style:style style:name="co21" style:family="table-column">
      <style:table-column-properties fo:break-before="auto" style:column-width="7.47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1.49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9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1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11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3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8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90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1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.353cm"/>
      <style:text-properties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2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0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0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05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6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6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0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</style:style>
    <style:style style:name="ce111" style:family="table-cell" style:parent-style-name="Comma" style:data-style-name="N3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4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1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3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2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2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5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126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43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4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38" style:family="table-cell" style:parent-style-name="Default" style:data-style-name="N3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40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41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4" style:family="table-cell" style:parent-style-name="Excel_20_Built-in_20_Comma" style:data-style-name="N3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6" style:family="table-cell" style:parent-style-name="Excel_20_Built-in_20_Comma" style:data-style-name="N3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7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68" style:family="table-cell" style:parent-style-name="Default">
      <style:table-cell-properties fo:border="0.06pt solid #000000"/>
    </style:style>
    <style:style style:name="ce16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70" style:family="table-cell" style:parent-style-name="Default">
      <style:table-cell-properties fo:border-bottom="none" fo:border-left="0.06pt solid #000000" fo:border-right="0.06pt solid #000000" fo:border-top="none"/>
    </style:style>
    <style:style style:name="ce17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7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7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7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7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77" style:family="table-cell" style:parent-style-name="Default" style:data-style-name="N3">
      <style:table-cell-properties fo:border="0.06pt solid #000000"/>
    </style:style>
    <style:style style:name="ce178" style:family="table-cell" style:parent-style-name="Default" style:data-style-name="N3">
      <style:table-cell-properties fo:border-bottom="none" fo:border-left="0.06pt solid #000000" fo:border-right="0.06pt solid #000000" fo:border-top="0.06pt solid #000000"/>
    </style:style>
    <style:style style:name="ce179" style:family="table-cell" style:parent-style-name="Default" style:data-style-name="N3">
      <style:table-cell-properties fo:border-bottom="none" fo:border-left="0.06pt solid #000000" fo:border-right="0.06pt solid #000000" fo:border-top="none"/>
    </style:style>
    <style:style style:name="ce180" style:family="table-cell" style:parent-style-name="Default" style:data-style-name="N3">
      <style:table-cell-properties fo:border-bottom="0.06pt solid #000000" fo:border-left="0.06pt solid #000000" fo:border-right="0.06pt solid #000000" fo:border-top="none"/>
    </style:style>
    <style:style style:name="ce181" style:family="table-cell" style:parent-style-name="Default" style:data-style-name="N3"/>
    <style:style style:name="ce18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7.59999990463257pt" fo:font-style="normal" fo:text-shadow="none" style:text-underline-style="none" fo:font-weight="normal" style:font-size-asian="7.59999990463257pt" style:font-style-asian="normal" style:font-weight-asian="normal" style:font-size-complex="7.59999990463257pt" style:font-style-complex="normal" style:font-weight-complex="normal"/>
    </style:style>
    <style:style style:name="ce18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7.59999990463257pt" fo:font-style="normal" fo:text-shadow="none" style:text-underline-style="none" fo:font-weight="normal" style:font-size-asian="7.59999990463257pt" style:font-style-asian="normal" style:font-weight-asian="normal" style:font-size-complex="7.59999990463257pt" style:font-style-complex="normal" style:font-weight-complex="normal"/>
    </style:style>
    <style:style style:name="ce184" style:family="table-cell" style:parent-style-name="Default" style:data-style-name="N17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7.59999990463257pt" fo:font-style="normal" fo:text-shadow="none" style:text-underline-style="none" fo:font-weight="normal" style:font-size-asian="7.59999990463257pt" style:font-style-asian="normal" style:font-weight-asian="normal" style:font-size-complex="7.59999990463257pt" style:font-style-complex="normal" style:font-weight-complex="normal"/>
    </style:style>
    <style:style style:name="ce185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Verdana" fo:font-size="7.59999990463257pt" fo:font-style="normal" fo:text-shadow="none" style:text-underline-style="none" fo:font-weight="normal" style:font-size-asian="7.59999990463257pt" style:font-style-asian="normal" style:font-weight-asian="normal" style:font-size-complex="7.59999990463257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LINKOTEL S.A.</text:p>
          </table:table-cell>
          <table:covered-table-cell table:number-columns-repeated="4" table:style-name="ce112"/>
          <table:covered-table-cell table:style-name="ce133"/>
          <table:covered-table-cell table:style-name="ce139"/>
          <table:table-cell table:style-name="ce7" office:value-type="string" calcext:value-type="string">
            <text:p>P/T:</text:p>
          </table:table-cell>
          <table:table-cell table:style-name="ce69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Costo de Venta y Produc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3"/>
          <table:covered-table-cell table:style-name="ce143"/>
          <table:covered-table-cell table:number-columns-repeated="2" table:style-name="ce23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8-31" calcext:value-type="date">
            <text:p>31-ago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9"/>
          <table:table-cell table:style-name="ce17"/>
          <table:table-cell table:style-name="ce18"/>
          <table:table-cell table:style-name="ce102"/>
          <table:table-cell table:style-name="ce114"/>
          <table:table-cell table:style-name="ce102"/>
          <table:table-cell table:style-name="ce121"/>
          <table:table-cell table:style-name="ce125"/>
          <table:table-cell table:style-name="ce19"/>
          <table:table-cell table:style-name="ce138"/>
          <table:table-cell table:style-name="ce144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0" office:value-type="string" office:string-value="COSTOS OPERACIONALES" calcext:value-type="string">
            <text:p><text:s/>COSTOS OPERACIONALES </text:p>
          </table:table-cell>
          <table:table-cell table:style-name="ce26"/>
          <table:table-cell table:style-name="ce103"/>
          <table:table-cell table:style-name="ce115"/>
          <table:table-cell table:style-name="ce104"/>
          <table:table-cell table:style-name="ce122"/>
          <table:table-cell table:style-name="ce10"/>
          <table:table-cell table:style-name="ce80" office:value-type="string" office:string-value="COSTOS OPERACIONALES" calcext:value-type="string">
            <text:p><text:s/>COSTOS OPERACIONALES </text:p>
          </table:table-cell>
          <table:table-cell table:style-name="ce140"/>
          <table:table-cell table:style-name="ce145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5.1.03.01.04" calcext:value-type="string">
            <text:p><text:s/>5.1.03.01.04 </text:p>
          </table:table-cell>
          <table:table-cell table:style-name="ce81" office:value-type="string" office:string-value="Enlace de Datos / Servicio Internet" calcext:value-type="string">
            <text:p><text:s/>Enlace de Datos / Servicio Internet </text:p>
          </table:table-cell>
          <table:table-cell table:style-name="ce34"/>
          <table:table-cell table:style-name="ce104" office:value-type="float" office:value="53129.31" calcext:value-type="float">
            <text:p>53,129</text:p>
          </table:table-cell>
          <table:table-cell table:style-name="ce115"/>
          <table:table-cell table:style-name="ce104"/>
          <table:table-cell table:style-name="ce122" table:formula="of:=[.D11]+[.E11]-[.F11]" office:value-type="float" office:value="53129.31" calcext:value-type="float">
            <text:p>53,129</text:p>
          </table:table-cell>
          <table:table-cell table:style-name="ce10" office:value-type="string" office:string-value="5.1.03.01.04" calcext:value-type="string">
            <text:p><text:s/>5.1.03.01.04 </text:p>
          </table:table-cell>
          <table:table-cell table:style-name="ce81" office:value-type="string" office:string-value="Enlace de Datos / Servicio Internet" calcext:value-type="string">
            <text:p><text:s/>Enlace de Datos / Servicio Internet </text:p>
          </table:table-cell>
          <table:table-cell table:style-name="ce104" office:value-type="float" office:value="71316.04" calcext:value-type="float">
            <text:p>71,316</text:p>
          </table:table-cell>
          <table:table-cell table:style-name="ce145" table:formula="of:=+[.G11]-[.J11]" office:value-type="float" office:value="-18186.73" calcext:value-type="float">
            <text:p>-18,187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5.1.03.01.08" calcext:value-type="string">
            <text:p><text:s/>5.1.03.01.08 </text:p>
          </table:table-cell>
          <table:table-cell table:style-name="ce81" office:value-type="string" office:string-value="Mantenimiento de Equipos" calcext:value-type="string">
            <text:p><text:s/>Mantenimiento de Equipos </text:p>
          </table:table-cell>
          <table:table-cell table:style-name="ce34"/>
          <table:table-cell table:style-name="ce104" office:value-type="float" office:value="52779.2" calcext:value-type="float">
            <text:p>52,779</text:p>
          </table:table-cell>
          <table:table-cell table:style-name="ce115"/>
          <table:table-cell table:style-name="ce104"/>
          <table:table-cell table:style-name="ce122" table:formula="of:=[.D12]+[.E12]-[.F12]" office:value-type="float" office:value="52779.2" calcext:value-type="float">
            <text:p>52,779</text:p>
          </table:table-cell>
          <table:table-cell table:style-name="ce10" office:value-type="string" office:string-value="5.1.03.01.08" calcext:value-type="string">
            <text:p><text:s/>5.1.03.01.08 </text:p>
          </table:table-cell>
          <table:table-cell table:style-name="ce81" office:value-type="string" office:string-value="Mantenimiento de Equipos" calcext:value-type="string">
            <text:p><text:s/>Mantenimiento de Equipos </text:p>
          </table:table-cell>
          <table:table-cell table:style-name="ce104" office:value-type="float" office:value="77224.48" calcext:value-type="float">
            <text:p>77,224</text:p>
          </table:table-cell>
          <table:table-cell table:style-name="ce145" table:formula="of:=+[.G12]-[.J12]" office:value-type="float" office:value="-24445.28" calcext:value-type="float">
            <text:p>-24,445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5.1.03.03.04" calcext:value-type="string">
            <text:p><text:s/>5.1.03.03.04 </text:p>
          </table:table-cell>
          <table:table-cell table:style-name="ce81" office:value-type="string" office:string-value="Centrales Telefonicas" calcext:value-type="string">
            <text:p><text:s/>Centrales Telefonicas </text:p>
          </table:table-cell>
          <table:table-cell table:style-name="ce34"/>
          <table:table-cell table:style-name="ce104" office:value-type="float" office:value="443.23" calcext:value-type="float">
            <text:p>443</text:p>
          </table:table-cell>
          <table:table-cell table:style-name="ce115"/>
          <table:table-cell table:style-name="ce104"/>
          <table:table-cell table:style-name="ce122" table:formula="of:=[.D13]+[.E13]-[.F13]" office:value-type="float" office:value="443.23" calcext:value-type="float">
            <text:p>443</text:p>
          </table:table-cell>
          <table:table-cell table:style-name="ce10" office:value-type="string" office:string-value="5.1.03.03.04" calcext:value-type="string">
            <text:p><text:s/>5.1.03.03.04 </text:p>
          </table:table-cell>
          <table:table-cell table:style-name="ce81" office:value-type="string" office:string-value="Centrales Telefonicas" calcext:value-type="string">
            <text:p><text:s/>Centrales Telefonicas </text:p>
          </table:table-cell>
          <table:table-cell table:style-name="ce104" office:value-type="float" office:value="784.23" calcext:value-type="float">
            <text:p>784</text:p>
          </table:table-cell>
          <table:table-cell table:style-name="ce145" table:formula="of:=+[.G13]-[.J13]" office:value-type="float" office:value="-341" calcext:value-type="float">
            <text:p>-341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1"/>
          <table:table-cell table:style-name="ce34"/>
          <table:table-cell table:style-name="ce104"/>
          <table:table-cell table:style-name="ce115"/>
          <table:table-cell table:style-name="ce104"/>
          <table:table-cell table:style-name="ce122"/>
          <table:table-cell table:style-name="ce10"/>
          <table:table-cell table:style-name="ce31"/>
          <table:table-cell table:style-name="ce104"/>
          <table:table-cell table:style-name="ce145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0" office:value-type="string" office:string-value="COSTOS DE INTERCONEXIÓN" calcext:value-type="string">
            <text:p><text:s/>COSTOS DE INTERCONEXIÓN </text:p>
          </table:table-cell>
          <table:table-cell table:style-name="ce34"/>
          <table:table-cell table:style-name="ce104"/>
          <table:table-cell table:style-name="ce115"/>
          <table:table-cell table:style-name="ce104"/>
          <table:table-cell table:style-name="ce122"/>
          <table:table-cell table:style-name="ce10"/>
          <table:table-cell table:style-name="ce80" office:value-type="string" office:string-value="COSTOS DE INTERCONEXIÓN" calcext:value-type="string">
            <text:p><text:s/>COSTOS DE INTERCONEXIÓN </text:p>
          </table:table-cell>
          <table:table-cell table:style-name="ce104"/>
          <table:table-cell table:style-name="ce145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5.1.03.02.01" calcext:value-type="string">
            <text:p><text:s/>5.1.03.02.01 </text:p>
          </table:table-cell>
          <table:table-cell table:style-name="ce81" office:value-type="string" office:string-value="Otecel S.A. “Movistar”" calcext:value-type="string">
            <text:p><text:s/>Otecel S.A. “Movistar” </text:p>
          </table:table-cell>
          <table:table-cell table:style-name="ce34"/>
          <table:table-cell table:style-name="ce104" office:value-type="float" office:value="13080.22" calcext:value-type="float">
            <text:p>13,080</text:p>
          </table:table-cell>
          <table:table-cell table:style-name="ce115"/>
          <table:table-cell table:style-name="ce104"/>
          <table:table-cell table:style-name="ce122" table:formula="of:=[.D16]+[.E16]-[.F16]" office:value-type="float" office:value="13080.22" calcext:value-type="float">
            <text:p>13,080</text:p>
          </table:table-cell>
          <table:table-cell table:style-name="ce10" office:value-type="string" office:string-value="5.1.03.02.01" calcext:value-type="string">
            <text:p><text:s/>5.1.03.02.01 </text:p>
          </table:table-cell>
          <table:table-cell table:style-name="ce81" office:value-type="string" office:string-value="Otecel S.A. “Movistar”" calcext:value-type="string">
            <text:p><text:s/>Otecel S.A. “Movistar” </text:p>
          </table:table-cell>
          <table:table-cell table:style-name="ce104" office:value-type="float" office:value="11287.61" calcext:value-type="float">
            <text:p>11,288</text:p>
          </table:table-cell>
          <table:table-cell table:style-name="ce145" table:formula="of:=+[.G16]-[.J16]" office:value-type="float" office:value="1792.61" calcext:value-type="float">
            <text:p>1,793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5.1.03.02.02" calcext:value-type="string">
            <text:p><text:s/>5.1.03.02.02 </text:p>
          </table:table-cell>
          <table:table-cell table:style-name="ce81" office:value-type="string" office:string-value="Global Think Technologu S.A." calcext:value-type="string">
            <text:p><text:s/>Global Think Technologu S.A. </text:p>
          </table:table-cell>
          <table:table-cell table:style-name="ce34"/>
          <table:table-cell table:style-name="ce104" office:value-type="float" office:value="22500" calcext:value-type="float">
            <text:p>22,500</text:p>
          </table:table-cell>
          <table:table-cell table:style-name="ce115"/>
          <table:table-cell table:style-name="ce104"/>
          <table:table-cell table:style-name="ce122" table:formula="of:=[.D17]+[.E17]-[.F17]" office:value-type="float" office:value="22500" calcext:value-type="float">
            <text:p>22,500</text:p>
          </table:table-cell>
          <table:table-cell table:style-name="ce10" office:value-type="string" office:string-value="5.1.03.02.02" calcext:value-type="string">
            <text:p><text:s/>5.1.03.02.02 </text:p>
          </table:table-cell>
          <table:table-cell table:style-name="ce81" office:value-type="string" office:string-value="Global Think Technologu S.A." calcext:value-type="string">
            <text:p><text:s/>Global Think Technologu S.A. </text:p>
          </table:table-cell>
          <table:table-cell table:style-name="ce104" office:value-type="float" office:value="30832.74" calcext:value-type="float">
            <text:p>30,833</text:p>
          </table:table-cell>
          <table:table-cell table:style-name="ce145" table:formula="of:=+[.G17]-[.J17]" office:value-type="float" office:value="-8332.74" calcext:value-type="float">
            <text:p>-8,333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5.1.03.02.04" calcext:value-type="string">
            <text:p><text:s/>5.1.03.02.04 </text:p>
          </table:table-cell>
          <table:table-cell table:style-name="ce81" office:value-type="string" office:string-value="CNT EP – Telecsa S.A. “Alegro PCS”" calcext:value-type="string">
            <text:p><text:s/>CNT EP – Telecsa S.A. “Alegro PCS” </text:p>
          </table:table-cell>
          <table:table-cell table:style-name="ce34"/>
          <table:table-cell table:style-name="ce104" office:value-type="float" office:value="13169.53" calcext:value-type="float">
            <text:p>13,170</text:p>
          </table:table-cell>
          <table:table-cell table:style-name="ce115"/>
          <table:table-cell table:style-name="ce104"/>
          <table:table-cell table:style-name="ce122" table:formula="of:=[.D18]+[.E18]-[.F18]" office:value-type="float" office:value="13169.53" calcext:value-type="float">
            <text:p>13,170</text:p>
          </table:table-cell>
          <table:table-cell table:style-name="ce10" office:value-type="string" office:string-value="5.1.03.02.04" calcext:value-type="string">
            <text:p><text:s/>5.1.03.02.04 </text:p>
          </table:table-cell>
          <table:table-cell table:style-name="ce81" office:value-type="string" office:string-value="CNT EP – Telecsa S.A. “Alegro PCS”" calcext:value-type="string">
            <text:p><text:s/>CNT EP – Telecsa S.A. “Alegro PCS” </text:p>
          </table:table-cell>
          <table:table-cell table:style-name="ce104" office:value-type="float" office:value="15431.58" calcext:value-type="float">
            <text:p>15,432</text:p>
          </table:table-cell>
          <table:table-cell table:style-name="ce145" table:formula="of:=+[.G18]-[.J18]" office:value-type="float" office:value="-2262.05" calcext:value-type="float">
            <text:p>-2,262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5.1.03.02.05" calcext:value-type="string">
            <text:p><text:s/>5.1.03.02.05 </text:p>
          </table:table-cell>
          <table:table-cell table:style-name="ce81" office:value-type="string" office:string-value="Conecel “Porta”" calcext:value-type="string">
            <text:p><text:s/>Conecel “Porta” </text:p>
          </table:table-cell>
          <table:table-cell table:style-name="ce34"/>
          <table:table-cell table:style-name="ce104" office:value-type="float" office:value="29489.97" calcext:value-type="float">
            <text:p>29,490</text:p>
          </table:table-cell>
          <table:table-cell table:style-name="ce115"/>
          <table:table-cell table:style-name="ce104"/>
          <table:table-cell table:style-name="ce122" table:formula="of:=[.D19]+[.E19]-[.F19]" office:value-type="float" office:value="29489.97" calcext:value-type="float">
            <text:p>29,490</text:p>
          </table:table-cell>
          <table:table-cell table:style-name="ce10" office:value-type="string" office:string-value="5.1.03.02.05" calcext:value-type="string">
            <text:p><text:s/>5.1.03.02.05 </text:p>
          </table:table-cell>
          <table:table-cell table:style-name="ce81" office:value-type="string" office:string-value="Conecel “Porta”" calcext:value-type="string">
            <text:p><text:s/>Conecel “Porta” </text:p>
          </table:table-cell>
          <table:table-cell table:style-name="ce104" office:value-type="float" office:value="20123.38" calcext:value-type="float">
            <text:p>20,123</text:p>
          </table:table-cell>
          <table:table-cell table:style-name="ce145" table:formula="of:=+[.G19]-[.J19]" office:value-type="float" office:value="9366.59" calcext:value-type="float">
            <text:p>9,367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5.1.03.02.07" calcext:value-type="string">
            <text:p><text:s/>5.1.03.02.07 </text:p>
          </table:table-cell>
          <table:table-cell table:style-name="ce81" office:value-type="string" office:string-value="CNT EP – Ex-Pacifictel" calcext:value-type="string">
            <text:p><text:s/>CNT EP – Ex-Pacifictel </text:p>
          </table:table-cell>
          <table:table-cell table:style-name="ce34"/>
          <table:table-cell table:style-name="ce104" office:value-type="float" office:value="15083.57" calcext:value-type="float">
            <text:p>15,084</text:p>
          </table:table-cell>
          <table:table-cell table:style-name="ce115"/>
          <table:table-cell table:style-name="ce104"/>
          <table:table-cell table:style-name="ce122" table:formula="of:=[.D20]+[.E20]-[.F20]" office:value-type="float" office:value="15083.57" calcext:value-type="float">
            <text:p>15,084</text:p>
          </table:table-cell>
          <table:table-cell table:style-name="ce10" office:value-type="string" office:string-value="5.1.03.02.07" calcext:value-type="string">
            <text:p><text:s/>5.1.03.02.07 </text:p>
          </table:table-cell>
          <table:table-cell table:style-name="ce81" office:value-type="string" office:string-value="CNT EP – Ex-Pacifictel" calcext:value-type="string">
            <text:p><text:s/>CNT EP – Ex-Pacifictel </text:p>
          </table:table-cell>
          <table:table-cell table:style-name="ce104" office:value-type="float" office:value="31421.36" calcext:value-type="float">
            <text:p>31,421</text:p>
          </table:table-cell>
          <table:table-cell table:style-name="ce145" table:formula="of:=+[.G20]-[.J20]" office:value-type="float" office:value="-16337.79" calcext:value-type="float">
            <text:p>-16,338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5.1.03.02.08" calcext:value-type="string">
            <text:p><text:s/>5.1.03.02.08 </text:p>
          </table:table-cell>
          <table:table-cell table:style-name="ce81" office:value-type="string" office:string-value="Setel “TV Cable”" calcext:value-type="string">
            <text:p><text:s/>Setel “TV Cable” </text:p>
          </table:table-cell>
          <table:table-cell table:style-name="ce34"/>
          <table:table-cell table:style-name="ce104" office:value-type="float" office:value="2202.14" calcext:value-type="float">
            <text:p>2,202</text:p>
          </table:table-cell>
          <table:table-cell table:style-name="ce115"/>
          <table:table-cell table:style-name="ce104"/>
          <table:table-cell table:style-name="ce122" table:formula="of:=[.D21]+[.E21]-[.F21]" office:value-type="float" office:value="2202.14" calcext:value-type="float">
            <text:p>2,202</text:p>
          </table:table-cell>
          <table:table-cell table:style-name="ce10" office:value-type="string" office:string-value="5.1.03.02.08" calcext:value-type="string">
            <text:p><text:s/>5.1.03.02.08 </text:p>
          </table:table-cell>
          <table:table-cell table:style-name="ce81" office:value-type="string" office:string-value="Setel “TV Cable”" calcext:value-type="string">
            <text:p><text:s/>Setel “TV Cable” </text:p>
          </table:table-cell>
          <table:table-cell table:style-name="ce104" office:value-type="float" office:value="3686.13" calcext:value-type="float">
            <text:p>3,686</text:p>
          </table:table-cell>
          <table:table-cell table:style-name="ce145" table:formula="of:=+[.G21]-[.J21]" office:value-type="float" office:value="-1483.99" calcext:value-type="float">
            <text:p>-1,484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5.1.03.02.15" calcext:value-type="string">
            <text:p><text:s/>5.1.03.02.15 </text:p>
          </table:table-cell>
          <table:table-cell table:style-name="ce81" office:value-type="string" office:string-value="ETAPA EP" calcext:value-type="string">
            <text:p><text:s/>ETAPA EP </text:p>
          </table:table-cell>
          <table:table-cell table:style-name="ce34"/>
          <table:table-cell table:style-name="ce104" office:value-type="float" office:value="2463.47" calcext:value-type="float">
            <text:p>2,463</text:p>
          </table:table-cell>
          <table:table-cell table:style-name="ce115"/>
          <table:table-cell table:style-name="ce104"/>
          <table:table-cell table:style-name="ce122" table:formula="of:=[.D22]+[.E22]-[.F22]" office:value-type="float" office:value="2463.47" calcext:value-type="float">
            <text:p>2,463</text:p>
          </table:table-cell>
          <table:table-cell table:style-name="ce10" office:value-type="string" office:string-value="5.1.03.02.15" calcext:value-type="string">
            <text:p><text:s/>5.1.03.02.15 </text:p>
          </table:table-cell>
          <table:table-cell table:style-name="ce81" office:value-type="string" office:string-value="ETAPA EP" calcext:value-type="string">
            <text:p><text:s/>ETAPA EP </text:p>
          </table:table-cell>
          <table:table-cell table:style-name="ce104" office:value-type="float" office:value="3307.26" calcext:value-type="float">
            <text:p>3,307</text:p>
          </table:table-cell>
          <table:table-cell table:style-name="ce145" table:formula="of:=+[.G22]-[.J22]" office:value-type="float" office:value="-843.79" calcext:value-type="float">
            <text:p>-844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/>
          <table:table-cell table:style-name="ce36" table:number-columns-repeated="2"/>
          <table:table-cell table:style-name="ce105" table:number-columns-repeated="3"/>
          <table:table-cell table:style-name="ce123"/>
          <table:table-cell table:style-name="ce126"/>
          <table:table-cell table:style-name="ce40"/>
          <table:table-cell table:style-name="ce141"/>
          <table:table-cell table:style-name="ce146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106" table:formula="of:=SUM([.D9:.D23])" office:value-type="float" office:value="204340.64" calcext:value-type="float">
            <text:p>204,341</text:p>
          </table:table-cell>
          <table:table-cell table:style-name="ce106" table:formula="of:=SUM([.E9:.E23])" office:value-type="float" office:value="0" calcext:value-type="float">
            <text:p>0</text:p>
          </table:table-cell>
          <table:table-cell table:style-name="ce106" table:formula="of:=SUM([.F9:.F23])" office:value-type="float" office:value="0" calcext:value-type="float">
            <text:p>0</text:p>
          </table:table-cell>
          <table:table-cell table:style-name="ce106" table:formula="of:=SUM([.G9:.G23])" office:value-type="float" office:value="204340.64" calcext:value-type="float">
            <text:p>204,341</text:p>
          </table:table-cell>
          <table:table-cell table:style-name="ce43" table:formula="of:=SUM([.H9:.H23])" office:value-type="float" office:value="0" calcext:value-type="float">
            <text:p>- </text:p>
          </table:table-cell>
          <table:table-cell table:style-name="ce43" table:formula="of:=SUM([.I9:.I23])" office:value-type="float" office:value="0" calcext:value-type="float">
            <text:p>- </text:p>
          </table:table-cell>
          <table:table-cell table:style-name="ce106" table:formula="of:=SUM([.J9:.J23])" office:value-type="float" office:value="265414.81" calcext:value-type="float">
            <text:p>265,415</text:p>
          </table:table-cell>
          <table:table-cell table:style-name="ce147" table:formula="of:=SUM([.K9:.K11])" office:value-type="float" office:value="-18186.73" calcext:value-type="float">
            <text:p>-18,187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3" table:number-columns-repeated="12"/>
          <table:table-cell table:number-columns-repeated="1012"/>
        </table:table-row>
        <table:table-row table:style-name="ro2">
          <table:table-cell table:style-name="ce23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3" table:number-columns-repeated="7"/>
          <table:table-cell table:number-columns-repeated="1012"/>
        </table:table-row>
        <table:table-row table:style-name="ro2">
          <table:table-cell table:style-name="ce23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3" table:number-columns-repeated="7"/>
          <table:table-cell table:number-columns-repeated="1012"/>
        </table:table-row>
        <table:table-row table:style-name="ro2">
          <table:table-cell table:style-name="ce23"/>
          <table:table-cell table:style-name="ce54" table:number-columns-repeated="2"/>
          <table:table-cell table:style-name="ce56" table:number-columns-repeated="2"/>
          <table:table-cell table:style-name="ce23" table:number-columns-repeated="7"/>
          <table:table-cell table:number-columns-repeated="1012"/>
        </table:table-row>
        <table:table-row table:style-name="ro2">
          <table:table-cell table:style-name="ce23"/>
          <table:table-cell table:style-name="ce57" office:value-type="string" calcext:value-type="string">
            <text:p>Mantenimiento de Equipos</text:p>
          </table:table-cell>
          <table:table-cell table:style-name="ce57"/>
          <table:table-cell table:style-name="ce110" table:formula="of:=[.G12]" office:value-type="float" office:value="52779.2" calcext:value-type="float">
            <text:p>52,779</text:p>
          </table:table-cell>
          <table:table-cell table:style-name="ce110" table:formula="of:=[.J12]" office:value-type="float" office:value="77224.48" calcext:value-type="float">
            <text:p>77,224</text:p>
          </table:table-cell>
          <table:table-cell table:style-name="ce23" table:number-columns-repeated="7"/>
          <table:table-cell table:number-columns-repeated="1012"/>
        </table:table-row>
        <table:table-row table:style-name="ro2">
          <table:table-cell table:style-name="ce23"/>
          <table:table-cell table:style-name="ce57" office:value-type="string" calcext:value-type="string">
            <text:p>Centrales Telefónicas</text:p>
          </table:table-cell>
          <table:table-cell table:style-name="ce57"/>
          <table:table-cell table:style-name="ce110" table:formula="of:=[.G13]" office:value-type="float" office:value="443.23" calcext:value-type="float">
            <text:p>443</text:p>
          </table:table-cell>
          <table:table-cell table:style-name="ce110" table:formula="of:=[.J13]" office:value-type="float" office:value="784.23" calcext:value-type="float">
            <text:p>784</text:p>
          </table:table-cell>
          <table:table-cell table:style-name="ce23" table:number-columns-repeated="7"/>
          <table:table-cell table:number-columns-repeated="1012"/>
        </table:table-row>
        <table:table-row table:style-name="ro2">
          <table:table-cell table:style-name="ce23"/>
          <table:table-cell table:style-name="ce57" table:number-columns-repeated="2"/>
          <table:table-cell table:style-name="ce110" table:number-columns-repeated="2"/>
          <table:table-cell table:style-name="ce23" table:number-columns-repeated="7"/>
          <table:table-cell table:number-columns-repeated="1012"/>
        </table:table-row>
        <table:table-row table:style-name="ro2">
          <table:table-cell table:style-name="ce23"/>
          <table:table-cell table:style-name="ce90" office:value-type="string" calcext:value-type="string">
            <text:p>Costos de Interconexión</text:p>
          </table:table-cell>
          <table:table-cell table:style-name="ce57"/>
          <table:table-cell table:style-name="ce110" table:number-columns-repeated="2"/>
          <table:table-cell table:style-name="ce23" table:number-columns-repeated="7"/>
          <table:table-cell table:number-columns-repeated="1012"/>
        </table:table-row>
        <table:table-row table:style-name="ro2">
          <table:table-cell table:style-name="ce23"/>
          <table:table-cell table:style-name="ce91" office:value-type="string" calcext:value-type="string">
            <text:p>Enlace de Datos y Servicio Internet</text:p>
          </table:table-cell>
          <table:table-cell table:style-name="ce57"/>
          <table:table-cell table:style-name="ce110" table:formula="of:=[.G11]" office:value-type="float" office:value="53129.31" calcext:value-type="float">
            <text:p>53,129</text:p>
          </table:table-cell>
          <table:table-cell table:style-name="ce110" table:formula="of:=[.J11]" office:value-type="float" office:value="71316.04" calcext:value-type="float">
            <text:p>71,316</text:p>
          </table:table-cell>
          <table:table-cell table:style-name="ce23" table:number-columns-repeated="7"/>
          <table:table-cell table:number-columns-repeated="1012"/>
        </table:table-row>
        <table:table-row table:style-name="ro2">
          <table:table-cell table:style-name="ce23"/>
          <table:table-cell table:style-name="ce91" office:value-type="string" calcext:value-type="string">
            <text:p>Global Think Technologu S.A.</text:p>
          </table:table-cell>
          <table:table-cell table:style-name="ce57"/>
          <table:table-cell table:style-name="ce110" table:formula="of:=[.G17]" office:value-type="float" office:value="22500" calcext:value-type="float">
            <text:p>22,500</text:p>
          </table:table-cell>
          <table:table-cell table:style-name="ce110" table:formula="of:=[.J17]" office:value-type="float" office:value="30832.74" calcext:value-type="float">
            <text:p>30,833</text:p>
          </table:table-cell>
          <table:table-cell table:style-name="ce23" table:number-columns-repeated="7"/>
          <table:table-cell table:number-columns-repeated="1012"/>
        </table:table-row>
        <table:table-row table:style-name="ro2">
          <table:table-cell table:style-name="ce23"/>
          <table:table-cell table:style-name="ce91" office:value-type="string" calcext:value-type="string">
            <text:p>CNT EP – ex Pacifictel</text:p>
          </table:table-cell>
          <table:table-cell table:style-name="ce57"/>
          <table:table-cell table:style-name="ce110" table:formula="of:=[.G20]" office:value-type="float" office:value="15083.57" calcext:value-type="float">
            <text:p>15,084</text:p>
          </table:table-cell>
          <table:table-cell table:style-name="ce110" table:formula="of:=[.J20]" office:value-type="float" office:value="31421.36" calcext:value-type="float">
            <text:p>31,421</text:p>
          </table:table-cell>
          <table:table-cell table:style-name="ce23" table:number-columns-repeated="7"/>
          <table:table-cell table:number-columns-repeated="1012"/>
        </table:table-row>
        <table:table-row table:style-name="ro2">
          <table:table-cell table:style-name="ce23"/>
          <table:table-cell table:style-name="ce91" office:value-type="string" calcext:value-type="string">
            <text:p>CNT – Telecsa S.A.</text:p>
          </table:table-cell>
          <table:table-cell table:style-name="ce57"/>
          <table:table-cell table:style-name="ce110" table:formula="of:=[.G18]" office:value-type="float" office:value="13169.53" calcext:value-type="float">
            <text:p>13,170</text:p>
          </table:table-cell>
          <table:table-cell table:style-name="ce110" table:formula="of:=[.J18]" office:value-type="float" office:value="15431.58" calcext:value-type="float">
            <text:p>15,432</text:p>
          </table:table-cell>
          <table:table-cell table:style-name="ce23" table:number-columns-repeated="7"/>
          <table:table-cell table:number-columns-repeated="1012"/>
        </table:table-row>
        <table:table-row table:style-name="ro2">
          <table:table-cell table:style-name="ce23"/>
          <table:table-cell table:style-name="ce91" office:value-type="string" calcext:value-type="string">
            <text:p>Conecel S.A.</text:p>
          </table:table-cell>
          <table:table-cell table:style-name="ce57"/>
          <table:table-cell table:style-name="ce110" table:formula="of:=[.G19]" office:value-type="float" office:value="29489.97" calcext:value-type="float">
            <text:p>29,490</text:p>
          </table:table-cell>
          <table:table-cell table:style-name="ce110" table:formula="of:=[.J19]" office:value-type="float" office:value="20123.38" calcext:value-type="float">
            <text:p>20,123</text:p>
          </table:table-cell>
          <table:table-cell table:style-name="ce23" table:number-columns-repeated="7"/>
          <table:table-cell table:number-columns-repeated="1012"/>
        </table:table-row>
        <table:table-row table:style-name="ro2">
          <table:table-cell table:style-name="ce23"/>
          <table:table-cell table:style-name="ce91" office:value-type="string" calcext:value-type="string">
            <text:p>Otecel S.A.</text:p>
          </table:table-cell>
          <table:table-cell table:style-name="ce57"/>
          <table:table-cell table:style-name="ce110" table:formula="of:=[.G16]" office:value-type="float" office:value="13080.22" calcext:value-type="float">
            <text:p>13,080</text:p>
          </table:table-cell>
          <table:table-cell table:style-name="ce110" table:formula="of:=[.J16]" office:value-type="float" office:value="11287.61" calcext:value-type="float">
            <text:p>11,288</text:p>
          </table:table-cell>
          <table:table-cell table:style-name="ce23" table:number-columns-repeated="7"/>
          <table:table-cell table:number-columns-repeated="1012"/>
        </table:table-row>
        <table:table-row table:style-name="ro2">
          <table:table-cell table:style-name="ce23"/>
          <table:table-cell table:style-name="ce91" office:value-type="string" calcext:value-type="string">
            <text:p>ETAPA EP</text:p>
          </table:table-cell>
          <table:table-cell table:style-name="ce57"/>
          <table:table-cell table:style-name="ce110" table:formula="of:=[.G22]" office:value-type="float" office:value="2463.47" calcext:value-type="float">
            <text:p>2,463</text:p>
          </table:table-cell>
          <table:table-cell table:style-name="ce110" table:formula="of:=[.J22]" office:value-type="float" office:value="3307.26" calcext:value-type="float">
            <text:p>3,307</text:p>
          </table:table-cell>
          <table:table-cell table:style-name="ce23" table:number-columns-repeated="7"/>
          <table:table-cell table:number-columns-repeated="1012"/>
        </table:table-row>
        <table:table-row table:style-name="ro2">
          <table:table-cell table:style-name="ce23"/>
          <table:table-cell table:style-name="ce91" office:value-type="string" calcext:value-type="string">
            <text:p>Setel S.A.</text:p>
          </table:table-cell>
          <table:table-cell table:style-name="ce57"/>
          <table:table-cell table:style-name="ce110" table:formula="of:=[.G21]" office:value-type="float" office:value="2202.14" calcext:value-type="float">
            <text:p>2,202</text:p>
          </table:table-cell>
          <table:table-cell table:style-name="ce110" table:formula="of:=[.J21]" office:value-type="float" office:value="3686.13" calcext:value-type="float">
            <text:p>3,686</text:p>
          </table:table-cell>
          <table:table-cell table:style-name="ce23" table:number-columns-repeated="7"/>
          <table:table-cell table:number-columns-repeated="1012"/>
        </table:table-row>
        <table:table-row table:style-name="ro2">
          <table:table-cell table:style-name="ce23"/>
          <table:table-cell table:style-name="ce57" table:number-columns-repeated="2"/>
          <table:table-cell table:style-name="ce111" table:number-columns-repeated="2"/>
          <table:table-cell table:style-name="ce23" table:number-columns-repeated="7"/>
          <table:table-cell table:number-columns-repeated="1012"/>
        </table:table-row>
        <table:table-row table:style-name="ro2">
          <table:table-cell table:style-name="ce23"/>
          <table:table-cell table:style-name="ce60" office:value-type="string" calcext:value-type="string">
            <text:p>Total</text:p>
          </table:table-cell>
          <table:table-cell table:style-name="ce61"/>
          <table:table-cell table:style-name="ce106" table:formula="of:=+SUM([.D29:.D41])" office:value-type="float" office:value="204340.64" calcext:value-type="float">
            <text:p>204,341</text:p>
          </table:table-cell>
          <table:table-cell table:style-name="ce106" table:formula="of:=+SUM([.E29:.E41])" office:value-type="float" office:value="265414.81" calcext:value-type="float">
            <text:p>265,415</text:p>
          </table:table-cell>
          <table:table-cell table:style-name="ce23" table:number-columns-repeated="7"/>
          <table:table-cell table:number-columns-repeated="1012"/>
        </table:table-row>
        <table:table-row table:style-name="ro2">
          <table:table-cell table:style-name="ce23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3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3" table:number-columns-repeated="9"/>
          <table:table-cell table:style-name="ce67"/>
          <table:table-cell table:style-name="ce23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3" table:number-columns-repeated="9"/>
          <table:table-cell table:style-name="ce67"/>
          <table:table-cell table:style-name="ce23"/>
          <table:table-cell table:number-columns-repeated="1012"/>
        </table:table-row>
        <table:table-row table:style-name="ro2">
          <table:table-cell table:style-name="ce66"/>
          <table:table-cell table:style-name="ce23" table:number-columns-repeated="9"/>
          <table:table-cell table:style-name="ce67"/>
          <table:table-cell table:style-name="ce23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3" table:number-columns-repeated="9"/>
          <table:table-cell table:style-name="ce67"/>
          <table:table-cell table:style-name="ce23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3" table:number-columns-repeated="9"/>
          <table:table-cell table:style-name="ce67"/>
          <table:table-cell table:style-name="ce23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3" table:number-columns-repeated="9"/>
          <table:table-cell table:style-name="ce67"/>
          <table:table-cell table:style-name="ce23"/>
          <table:table-cell table:number-columns-repeated="1012"/>
        </table:table-row>
        <table:table-row table:style-name="ro2" table:number-rows-repeated="3">
          <table:table-cell table:style-name="ce23" table:number-columns-repeated="10"/>
          <table:table-cell table:style-name="ce67"/>
          <table:table-cell table:style-name="ce23"/>
          <table:table-cell table:number-columns-repeated="1012"/>
        </table:table-row>
        <table:table-row table:style-name="ro2" table:number-rows-repeated="4">
          <table:table-cell table:style-name="ce23" table:number-columns-repeated="12"/>
          <table:table-cell table:number-columns-repeated="1012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umen de Costos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6" table:number-columns-repeated="1013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table:style-name="ce166" office:value-type="string" calcext:value-type="string" table:number-columns-spanned="2" table:number-rows-spanned="1">
            <text:p>Resumen de Costos 2021</text:p>
          </table:table-cell>
          <table:covered-table-cell/>
          <table:table-cell table:style-name="ce167" office:value-type="string" calcext:value-type="string" table:number-columns-spanned="2" table:number-rows-spanned="1">
            <text:p>Agosto</text:p>
          </table:table-cell>
          <table:covered-table-cell table:style-name="ce165"/>
          <table:table-cell table:number-columns-repeated="4"/>
          <table:table-cell table:style-name="ce167" office:value-type="string" calcext:value-type="string" table:number-columns-spanned="2" table:number-rows-spanned="1">
            <text:p>Diciembre</text:p>
          </table:table-cell>
          <table:covered-table-cell table:style-name="ce165"/>
          <table:table-cell table:number-columns-repeated="1013"/>
        </table:table-row>
        <table:table-row table:style-name="ro5">
          <table:table-cell table:style-name="ce165"/>
          <table:table-cell table:style-name="ce167" office:value-type="string" calcext:value-type="string">
            <text:p>Cuenta</text:p>
          </table:table-cell>
          <table:table-cell table:style-name="ce167" office:value-type="string" calcext:value-type="string">
            <text:p>Proveedor</text:p>
          </table:table-cell>
          <table:table-cell table:style-name="ce172" office:value-type="string" calcext:value-type="string">
            <text:p>Cantidad</text:p>
            <text:p>De</text:p>
            <text:p>Transacciones</text:p>
          </table:table-cell>
          <table:table-cell table:style-name="ce172" office:value-type="string" calcext:value-type="string">
            <text:p>Valor Neto</text:p>
          </table:table-cell>
          <table:table-cell table:style-name="ce165"/>
          <table:table-cell table:style-name="ce167" office:value-type="string" calcext:value-type="string">
            <text:p>Débitos</text:p>
          </table:table-cell>
          <table:table-cell table:style-name="ce167" office:value-type="string" calcext:value-type="string">
            <text:p>Créditos</text:p>
          </table:table-cell>
          <table:table-cell table:style-name="ce165"/>
          <table:table-cell table:style-name="ce172" office:value-type="string" calcext:value-type="string">
            <text:p>Cantidad</text:p>
            <text:p>De</text:p>
            <text:p>Transacciones</text:p>
          </table:table-cell>
          <table:table-cell table:style-name="ce172" office:value-type="string" calcext:value-type="string">
            <text:p>Valor Neto</text:p>
          </table:table-cell>
          <table:table-cell table:style-name="ce165" table:number-columns-repeated="1013"/>
        </table:table-row>
        <table:table-row table:style-name="ro2">
          <table:table-cell/>
          <table:table-cell table:style-name="ce168" office:value-type="string" calcext:value-type="string">
            <text:p>CENTRAL <text:s/>KENNEDY <text:s/>LINKOTEL</text:p>
          </table:table-cell>
          <table:table-cell table:style-name="ce168" office:value-type="string" calcext:value-type="string">
            <text:p>ECUACOPIA</text:p>
          </table:table-cell>
          <table:table-cell table:style-name="ce173" office:value-type="float" office:value="8" calcext:value-type="float">
            <text:p>8</text:p>
          </table:table-cell>
          <table:table-cell table:style-name="ce177" office:value-type="float" office:value="443.23" calcext:value-type="float">
            <text:p>443</text:p>
          </table:table-cell>
          <table:table-cell/>
          <table:table-cell table:style-name="ce179" table:number-columns-repeated="2"/>
          <table:table-cell table:style-name="ce181"/>
          <table:table-cell table:style-name="ce178" table:number-columns-repeated="2"/>
          <table:table-cell table:number-columns-repeated="1013"/>
        </table:table-row>
        <table:table-row table:style-name="ro2">
          <table:table-cell/>
          <table:table-cell table:style-name="ce168" office:value-type="string" calcext:value-type="string">
            <text:p>CNT EP - TELECSA S.A. "ALEGRO PCS"</text:p>
          </table:table-cell>
          <table:table-cell table:style-name="ce168" office:value-type="string" calcext:value-type="string">
            <text:p>CNT EP</text:p>
          </table:table-cell>
          <table:table-cell table:style-name="ce173" office:value-type="float" office:value="41" calcext:value-type="float">
            <text:p>41</text:p>
          </table:table-cell>
          <table:table-cell table:style-name="ce177" office:value-type="float" office:value="13169.53" calcext:value-type="float">
            <text:p>13,170</text:p>
          </table:table-cell>
          <table:table-cell/>
          <table:table-cell table:style-name="ce179" table:number-columns-repeated="2"/>
          <table:table-cell table:style-name="ce181"/>
          <table:table-cell table:style-name="ce179" table:number-columns-repeated="2"/>
          <table:table-cell table:number-columns-repeated="1013"/>
        </table:table-row>
        <table:table-row table:style-name="ro2">
          <table:table-cell/>
          <table:table-cell table:style-name="ce168" office:value-type="string" calcext:value-type="string">
            <text:p>CNT, EP - EX-PACIFICTEL</text:p>
          </table:table-cell>
          <table:table-cell table:style-name="ce168" office:value-type="string" calcext:value-type="string">
            <text:p>CNT EP</text:p>
          </table:table-cell>
          <table:table-cell table:style-name="ce173" office:value-type="float" office:value="7" calcext:value-type="float">
            <text:p>7</text:p>
          </table:table-cell>
          <table:table-cell table:style-name="ce177" office:value-type="float" office:value="15083.57" calcext:value-type="float">
            <text:p>15,084</text:p>
          </table:table-cell>
          <table:table-cell/>
          <table:table-cell table:style-name="ce179" table:number-columns-repeated="2"/>
          <table:table-cell table:style-name="ce181"/>
          <table:table-cell table:style-name="ce179" table:number-columns-repeated="2"/>
          <table:table-cell table:number-columns-repeated="1013"/>
        </table:table-row>
        <table:table-row table:style-name="ro2">
          <table:table-cell/>
          <table:table-cell table:style-name="ce168" office:value-type="string" calcext:value-type="string">
            <text:p>CONECEL <text:s/>"PORTA"</text:p>
          </table:table-cell>
          <table:table-cell table:style-name="ce168" office:value-type="string" calcext:value-type="string">
            <text:p>CONECEL S.A.</text:p>
          </table:table-cell>
          <table:table-cell table:style-name="ce173" office:value-type="float" office:value="18" calcext:value-type="float">
            <text:p>18</text:p>
          </table:table-cell>
          <table:table-cell table:style-name="ce177" office:value-type="float" office:value="29489.97" calcext:value-type="float">
            <text:p>29,490</text:p>
          </table:table-cell>
          <table:table-cell/>
          <table:table-cell table:style-name="ce179" table:number-columns-repeated="2"/>
          <table:table-cell table:style-name="ce181"/>
          <table:table-cell table:style-name="ce179" table:number-columns-repeated="2"/>
          <table:table-cell table:number-columns-repeated="1013"/>
        </table:table-row>
        <table:table-row table:style-name="ro2">
          <table:table-cell/>
          <table:table-cell table:style-name="ce168" office:value-type="string" calcext:value-type="string">
            <text:p>ENLACE DE DATOS / SERVICIO INTERNET</text:p>
          </table:table-cell>
          <table:table-cell table:style-name="ce168" office:value-type="string" calcext:value-type="string">
            <text:p>TELCONET S.A.</text:p>
          </table:table-cell>
          <table:table-cell table:style-name="ce173" office:value-type="float" office:value="60" calcext:value-type="float">
            <text:p>60</text:p>
          </table:table-cell>
          <table:table-cell table:style-name="ce177" office:value-type="float" office:value="53129.31" calcext:value-type="float">
            <text:p>53,129</text:p>
          </table:table-cell>
          <table:table-cell/>
          <table:table-cell table:style-name="ce179" table:number-columns-repeated="2"/>
          <table:table-cell table:style-name="ce181"/>
          <table:table-cell table:style-name="ce179" table:number-columns-repeated="2"/>
          <table:table-cell table:number-columns-repeated="1013"/>
        </table:table-row>
        <table:table-row table:style-name="ro2">
          <table:table-cell/>
          <table:table-cell table:number-columns-repeated="2" table:style-name="ce168" office:value-type="string" calcext:value-type="string">
            <text:p>ETAPA EP</text:p>
          </table:table-cell>
          <table:table-cell table:style-name="ce173" office:value-type="float" office:value="16" calcext:value-type="float">
            <text:p>16</text:p>
          </table:table-cell>
          <table:table-cell table:style-name="ce177" office:value-type="float" office:value="2463.47" calcext:value-type="float">
            <text:p>2,463</text:p>
          </table:table-cell>
          <table:table-cell/>
          <table:table-cell table:style-name="ce179" table:number-columns-repeated="2"/>
          <table:table-cell table:style-name="ce181"/>
          <table:table-cell table:style-name="ce179" table:number-columns-repeated="2"/>
          <table:table-cell table:number-columns-repeated="1013"/>
        </table:table-row>
        <table:table-row table:style-name="ro2">
          <table:table-cell/>
          <table:table-cell table:number-columns-repeated="2" table:style-name="ce168" office:value-type="string" calcext:value-type="string">
            <text:p>GLOBAL THINK TECHNOLOGY S.A.</text:p>
          </table:table-cell>
          <table:table-cell table:style-name="ce173" office:value-type="float" office:value="8" calcext:value-type="float">
            <text:p>8</text:p>
          </table:table-cell>
          <table:table-cell table:style-name="ce177" office:value-type="float" office:value="22500" calcext:value-type="float">
            <text:p>22,500</text:p>
          </table:table-cell>
          <table:table-cell/>
          <table:table-cell table:style-name="ce179" table:number-columns-repeated="2"/>
          <table:table-cell table:style-name="ce181"/>
          <table:table-cell table:style-name="ce179" table:number-columns-repeated="2"/>
          <table:table-cell table:number-columns-repeated="1013"/>
        </table:table-row>
        <table:table-row table:style-name="ro2">
          <table:table-cell/>
          <table:table-cell table:style-name="ce169" office:value-type="string" calcext:value-type="string">
            <text:p>MANTENIMIENTO DE EQUIPOS</text:p>
          </table:table-cell>
          <table:table-cell table:style-name="ce169" office:value-type="string" calcext:value-type="string">
            <text:p>ALDAS ROMERO ERIK ANDRES</text:p>
          </table:table-cell>
          <table:table-cell table:style-name="ce174" office:value-type="float" office:value="1" calcext:value-type="float">
            <text:p>1</text:p>
          </table:table-cell>
          <table:table-cell table:style-name="ce178" office:value-type="float" office:value="77" calcext:value-type="float">
            <text:p>77</text:p>
          </table:table-cell>
          <table:table-cell/>
          <table:table-cell table:style-name="ce179" table:number-columns-repeated="2"/>
          <table:table-cell table:style-name="ce181"/>
          <table:table-cell table:style-name="ce179" table:number-columns-repeated="2"/>
          <table:table-cell table:number-columns-repeated="1013"/>
        </table:table-row>
        <table:table-row table:style-name="ro2">
          <table:table-cell/>
          <table:table-cell table:style-name="ce170"/>
          <table:table-cell table:style-name="ce170" office:value-type="string" calcext:value-type="string">
            <text:p>COMSADIMTELCO S.A.</text:p>
          </table:table-cell>
          <table:table-cell table:style-name="ce175" office:value-type="float" office:value="2" calcext:value-type="float">
            <text:p>2</text:p>
          </table:table-cell>
          <table:table-cell table:style-name="ce179" office:value-type="float" office:value="69.49" calcext:value-type="float">
            <text:p>69</text:p>
          </table:table-cell>
          <table:table-cell/>
          <table:table-cell table:style-name="ce179" table:number-columns-repeated="2"/>
          <table:table-cell table:style-name="ce181"/>
          <table:table-cell table:style-name="ce179" table:number-columns-repeated="2"/>
          <table:table-cell table:number-columns-repeated="1013"/>
        </table:table-row>
        <table:table-row table:style-name="ro2">
          <table:table-cell/>
          <table:table-cell table:style-name="ce170"/>
          <table:table-cell table:style-name="ce170" office:value-type="string" calcext:value-type="string">
            <text:p>MERELO ANGULO ROBERTO</text:p>
          </table:table-cell>
          <table:table-cell table:style-name="ce175" office:value-type="float" office:value="1" calcext:value-type="float">
            <text:p>1</text:p>
          </table:table-cell>
          <table:table-cell table:style-name="ce179" office:value-type="float" office:value="30" calcext:value-type="float">
            <text:p>30</text:p>
          </table:table-cell>
          <table:table-cell/>
          <table:table-cell table:style-name="ce179" table:number-columns-repeated="2"/>
          <table:table-cell table:style-name="ce181"/>
          <table:table-cell table:style-name="ce179" table:number-columns-repeated="2"/>
          <table:table-cell table:number-columns-repeated="1013"/>
        </table:table-row>
        <table:table-row table:style-name="ro2">
          <table:table-cell/>
          <table:table-cell table:style-name="ce170"/>
          <table:table-cell table:style-name="ce170" office:value-type="string" calcext:value-type="string">
            <text:p>MILESTONE</text:p>
          </table:table-cell>
          <table:table-cell table:style-name="ce175" office:value-type="float" office:value="1" calcext:value-type="float">
            <text:p>1</text:p>
          </table:table-cell>
          <table:table-cell table:style-name="ce179" office:value-type="float" office:value="96.67" calcext:value-type="float">
            <text:p>97</text:p>
          </table:table-cell>
          <table:table-cell/>
          <table:table-cell table:style-name="ce179" table:number-columns-repeated="2"/>
          <table:table-cell table:style-name="ce181"/>
          <table:table-cell table:style-name="ce179" table:number-columns-repeated="2"/>
          <table:table-cell table:number-columns-repeated="1013"/>
        </table:table-row>
        <table:table-row table:style-name="ro2">
          <table:table-cell/>
          <table:table-cell table:style-name="ce170"/>
          <table:table-cell table:style-name="ce170" office:value-type="string" calcext:value-type="string">
            <text:p>PERMONSA S.A.</text:p>
          </table:table-cell>
          <table:table-cell table:style-name="ce175" office:value-type="float" office:value="2" calcext:value-type="float">
            <text:p>2</text:p>
          </table:table-cell>
          <table:table-cell table:style-name="ce179" office:value-type="float" office:value="324.5" calcext:value-type="float">
            <text:p>325</text:p>
          </table:table-cell>
          <table:table-cell/>
          <table:table-cell table:style-name="ce179" table:number-columns-repeated="2"/>
          <table:table-cell table:style-name="ce181"/>
          <table:table-cell table:style-name="ce179" table:number-columns-repeated="2"/>
          <table:table-cell table:number-columns-repeated="1013"/>
        </table:table-row>
        <table:table-row table:style-name="ro2">
          <table:table-cell/>
          <table:table-cell table:style-name="ce170"/>
          <table:table-cell table:style-name="ce170" office:value-type="string" calcext:value-type="string">
            <text:p>PRODUBANCO</text:p>
          </table:table-cell>
          <table:table-cell table:style-name="ce175" office:value-type="float" office:value="1" calcext:value-type="float">
            <text:p>1</text:p>
          </table:table-cell>
          <table:table-cell table:style-name="ce179" office:value-type="float" office:value="70" calcext:value-type="float">
            <text:p>70</text:p>
          </table:table-cell>
          <table:table-cell/>
          <table:table-cell table:style-name="ce179" table:number-columns-repeated="2"/>
          <table:table-cell table:style-name="ce181"/>
          <table:table-cell table:style-name="ce179" table:number-columns-repeated="2"/>
          <table:table-cell table:number-columns-repeated="1013"/>
        </table:table-row>
        <table:table-row table:style-name="ro2">
          <table:table-cell/>
          <table:table-cell table:style-name="ce170"/>
          <table:table-cell table:style-name="ce170" office:value-type="string" calcext:value-type="string">
            <text:p>TELCOMAG S.A.</text:p>
          </table:table-cell>
          <table:table-cell table:style-name="ce175" office:value-type="float" office:value="8" calcext:value-type="float">
            <text:p>8</text:p>
          </table:table-cell>
          <table:table-cell table:style-name="ce179" office:value-type="float" office:value="50909.04" calcext:value-type="float">
            <text:p>50,909</text:p>
          </table:table-cell>
          <table:table-cell/>
          <table:table-cell table:style-name="ce179" table:number-columns-repeated="2"/>
          <table:table-cell table:style-name="ce181"/>
          <table:table-cell table:style-name="ce179" table:number-columns-repeated="2"/>
          <table:table-cell table:number-columns-repeated="1013"/>
        </table:table-row>
        <table:table-row table:style-name="ro2">
          <table:table-cell/>
          <table:table-cell table:style-name="ce170"/>
          <table:table-cell table:style-name="ce170" office:value-type="string" calcext:value-type="string">
            <text:p>VALERIANO CHOEZ</text:p>
          </table:table-cell>
          <table:table-cell table:style-name="ce175" office:value-type="float" office:value="1" calcext:value-type="float">
            <text:p>1</text:p>
          </table:table-cell>
          <table:table-cell table:style-name="ce179" office:value-type="float" office:value="995" calcext:value-type="float">
            <text:p>995</text:p>
          </table:table-cell>
          <table:table-cell/>
          <table:table-cell table:style-name="ce179" table:number-columns-repeated="2"/>
          <table:table-cell table:style-name="ce181"/>
          <table:table-cell table:style-name="ce179" table:number-columns-repeated="2"/>
          <table:table-cell table:number-columns-repeated="1013"/>
        </table:table-row>
        <table:table-row table:style-name="ro2">
          <table:table-cell/>
          <table:table-cell table:style-name="ce170"/>
          <table:table-cell table:style-name="ce170" office:value-type="string" calcext:value-type="string">
            <text:p>VILCONSA S.A.</text:p>
          </table:table-cell>
          <table:table-cell table:style-name="ce175" office:value-type="float" office:value="2" calcext:value-type="float">
            <text:p>2</text:p>
          </table:table-cell>
          <table:table-cell table:style-name="ce179" office:value-type="float" office:value="62.5" calcext:value-type="float">
            <text:p>63</text:p>
          </table:table-cell>
          <table:table-cell/>
          <table:table-cell table:style-name="ce179" table:number-columns-repeated="2"/>
          <table:table-cell table:style-name="ce181"/>
          <table:table-cell table:style-name="ce179" table:number-columns-repeated="2"/>
          <table:table-cell table:number-columns-repeated="1013"/>
        </table:table-row>
        <table:table-row table:style-name="ro2">
          <table:table-cell/>
          <table:table-cell table:style-name="ce171"/>
          <table:table-cell table:style-name="ce171" office:value-type="string" calcext:value-type="string">
            <text:p>VILLACRESES LEON PAUL</text:p>
          </table:table-cell>
          <table:table-cell table:style-name="ce176" office:value-type="float" office:value="1" calcext:value-type="float">
            <text:p>1</text:p>
          </table:table-cell>
          <table:table-cell table:style-name="ce180" office:value-type="float" office:value="145" calcext:value-type="float">
            <text:p>145</text:p>
          </table:table-cell>
          <table:table-cell/>
          <table:table-cell table:style-name="ce179" table:number-columns-repeated="2"/>
          <table:table-cell table:style-name="ce181"/>
          <table:table-cell table:style-name="ce179" table:number-columns-repeated="2"/>
          <table:table-cell table:number-columns-repeated="1013"/>
        </table:table-row>
        <table:table-row table:style-name="ro2">
          <table:table-cell/>
          <table:table-cell table:style-name="ce168" office:value-type="string" calcext:value-type="string">
            <text:p>OTECEL S. A. "MOVISTAR"</text:p>
          </table:table-cell>
          <table:table-cell table:style-name="ce168" office:value-type="string" calcext:value-type="string">
            <text:p>OTECEL S.A.</text:p>
          </table:table-cell>
          <table:table-cell table:style-name="ce173" office:value-type="float" office:value="8" calcext:value-type="float">
            <text:p>8</text:p>
          </table:table-cell>
          <table:table-cell table:style-name="ce177" office:value-type="float" office:value="13080.22" calcext:value-type="float">
            <text:p>13,080</text:p>
          </table:table-cell>
          <table:table-cell/>
          <table:table-cell table:style-name="ce179" table:number-columns-repeated="2"/>
          <table:table-cell table:style-name="ce181"/>
          <table:table-cell table:style-name="ce179" table:number-columns-repeated="2"/>
          <table:table-cell table:number-columns-repeated="1013"/>
        </table:table-row>
        <table:table-row table:style-name="ro2">
          <table:table-cell/>
          <table:table-cell table:style-name="ce168" office:value-type="string" calcext:value-type="string">
            <text:p>SETEL " TV CABLE "</text:p>
          </table:table-cell>
          <table:table-cell table:style-name="ce168" office:value-type="string" calcext:value-type="string">
            <text:p>SETEL S.A.</text:p>
          </table:table-cell>
          <table:table-cell table:style-name="ce173" office:value-type="float" office:value="16" calcext:value-type="float">
            <text:p>16</text:p>
          </table:table-cell>
          <table:table-cell table:style-name="ce177" office:value-type="float" office:value="2202.14" calcext:value-type="float">
            <text:p>2,202</text:p>
          </table:table-cell>
          <table:table-cell/>
          <table:table-cell table:style-name="ce180" table:number-columns-repeated="2"/>
          <table:table-cell table:style-name="ce181"/>
          <table:table-cell table:style-name="ce180" table:number-columns-repeated="2"/>
          <table:table-cell table:number-columns-repeated="1013"/>
        </table:table-row>
        <table:table-row table:style-name="ro2">
          <table:table-cell table:number-columns-repeated="4"/>
          <table:table-cell table:style-name="ce181"/>
          <table:table-cell/>
          <table:table-cell table:style-name="ce181" table:number-columns-repeated="5"/>
          <table:table-cell table:number-columns-repeated="1013"/>
        </table:table-row>
        <table:table-row table:style-name="ro2">
          <table:table-cell table:number-columns-repeated="4"/>
          <table:table-cell table:style-name="ce181" table:formula="of:=SUM([.E4:.E22])" office:value-type="float" office:value="204340.64" calcext:value-type="float">
            <text:p>204,341</text:p>
          </table:table-cell>
          <table:table-cell/>
          <table:table-cell table:style-name="ce181" table:number-columns-repeated="4"/>
          <table:table-cell table:style-name="ce181" table:formula="of:=SUM([.K4:.K22])" office:value-type="float" office:value="0" calcext:value-type="float">
            <text:p>0</text:p>
          </table:table-cell>
          <table:table-cell table:number-columns-repeated="101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G Agosto" table:style-name="ta2"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column table:style-name="co21" table:number-columns-repeated="1017" table:default-cell-style-name="Default"/>
        <table:table-row table:style-name="ro2">
          <table:table-cell office:value-type="string" calcext:value-type="string">
            <text:p>Cuentas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Proveedor</text:p>
          </table:table-cell>
          <table:table-cell office:value-type="string" calcext:value-type="string">
            <text:p>Detalle</text:p>
          </table:table-cell>
          <table:table-cell office:value-type="string" calcext:value-type="string">
            <text:p>Acumulado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19</text:p>
          </table:table-cell>
          <table:table-cell table:style-name="ce184" office:value-type="date" office:date-value="2021-01-01" calcext:value-type="date">
            <text:p>01-ene-21</text:p>
          </table:table-cell>
          <table:table-cell table:style-name="ce182" office:value-type="string" calcext:value-type="string">
            <text:p>Saldo Inicial</text:p>
          </table:table-cell>
          <table:table-cell table:style-name="ce182" office:value-type="string" calcext:value-type="string">
            <text:p>TELCONET S.A.</text:p>
          </table:table-cell>
          <table:table-cell table:number-columns-repeated="2" table:style-name="ce185" office:value-type="float" office:value="0" calcext:value-type="float">
            <text:p>0.00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19</text:p>
          </table:table-cell>
          <table:table-cell table:style-name="ce184" office:value-type="date" office:date-value="2021-01-04" calcext:value-type="date">
            <text:p>04-ene-21</text:p>
          </table:table-cell>
          <table:table-cell table:style-name="ce182" office:value-type="string" calcext:value-type="string">
            <text:p>Fact # 434117 TEL001-TELCONET S.A. SERVICIO POR L3MPLS 30720 K - NETVOICE-CNTCORREOSGYE MES DE ENERO 2021</text:p>
          </table:table-cell>
          <table:table-cell table:style-name="ce182" office:value-type="string" calcext:value-type="string">
            <text:p>TELCONET S.A.</text:p>
          </table:table-cell>
          <table:table-cell table:number-columns-repeated="2" table:style-name="ce185" office:value-type="float" office:value="210" calcext:value-type="float">
            <text:p>210.00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20</text:p>
          </table:table-cell>
          <table:table-cell table:style-name="ce184" office:value-type="date" office:date-value="2021-01-04" calcext:value-type="date">
            <text:p>04-ene-21</text:p>
          </table:table-cell>
          <table:table-cell table:style-name="ce182" office:value-type="string" calcext:value-type="string">
            <text:p>Fact # 434118 TEL001-TELCONET S.A. SERVICIOS POR CLOUD EMAIL PROTECTION BASICO 30 DOMINIO Y SERVICIO DE CLOUDMAIL 5 GB(30 CORREO) MES DE ENERO 2021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142.32" calcext:value-type="float">
            <text:p>142.32 </text:p>
          </table:table-cell>
          <table:table-cell table:style-name="ce185" office:value-type="float" office:value="352.32" calcext:value-type="float">
            <text:p>352.32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21</text:p>
          </table:table-cell>
          <table:table-cell table:style-name="ce184" office:value-type="date" office:date-value="2021-01-04" calcext:value-type="date">
            <text:p>04-ene-21</text:p>
          </table:table-cell>
          <table:table-cell table:style-name="ce182" office:value-type="string" calcext:value-type="string">
            <text:p>Fact # 434119 TEL001-TELCONET S.A. SERVICIO POR UNIDAD VIRTUAL MES DE ENERO 2021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3608.46" calcext:value-type="float">
            <text:p>3,608.46 </text:p>
          </table:table-cell>
          <table:table-cell table:style-name="ce185" office:value-type="float" office:value="3960.78" calcext:value-type="float">
            <text:p>3,960.78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22</text:p>
          </table:table-cell>
          <table:table-cell table:style-name="ce184" office:value-type="date" office:date-value="2021-01-04" calcext:value-type="date">
            <text:p>04-ene-21</text:p>
          </table:table-cell>
          <table:table-cell table:style-name="ce182" office:value-type="string" calcext:value-type="string">
            <text:p>Fact # 434999 TEL001-TELCONET S.A. SERVICIOS POR L3MPLS 1024 K ETAPABMALOCUENCA, ETAPARUMIURCUCUENCA, L3MPLS 10240 K LEVEL3PROSPERINA, L3MPLS 5120 K CONTECONGYE, L3MPLS 30720K VALLECNT <text:s/>MES DE ENERO 2021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570" calcext:value-type="float">
            <text:p>570.00 </text:p>
          </table:table-cell>
          <table:table-cell table:style-name="ce185" office:value-type="float" office:value="4530.78" calcext:value-type="float">
            <text:p>4,530.78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23</text:p>
          </table:table-cell>
          <table:table-cell table:style-name="ce184" office:value-type="date" office:date-value="2021-01-04" calcext:value-type="date">
            <text:p>04-ene-21</text:p>
          </table:table-cell>
          <table:table-cell table:style-name="ce182" office:value-type="string" calcext:value-type="string">
            <text:p>Fact # 435559 TEL001-TELCONET S.A. SERVICIOS POR CANAL TELEFONIA Y CLEAR CHANNEL TDMOIP 3 E1 20480K LINKO_MOVIL MES DE ENERO 2021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210" calcext:value-type="float">
            <text:p>210.00 </text:p>
          </table:table-cell>
          <table:table-cell table:style-name="ce185" office:value-type="float" office:value="4740.78" calcext:value-type="float">
            <text:p>4,740.78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24</text:p>
          </table:table-cell>
          <table:table-cell table:style-name="ce184" office:value-type="date" office:date-value="2021-01-04" calcext:value-type="date">
            <text:p>04-ene-21</text:p>
          </table:table-cell>
          <table:table-cell table:style-name="ce182" office:value-type="string" calcext:value-type="string">
            <text:p>Fact # 435560 TEL001-TELCONET S.A. SERVICIOS POR LÍNEAS TELEFÓNICAS MES DE ENERO 2021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1420" calcext:value-type="float">
            <text:p>1,420.00 </text:p>
          </table:table-cell>
          <table:table-cell table:style-name="ce185" office:value-type="float" office:value="6160.78" calcext:value-type="float">
            <text:p>6,160.78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25</text:p>
          </table:table-cell>
          <table:table-cell table:style-name="ce184" office:value-type="date" office:date-value="2021-01-04" calcext:value-type="date">
            <text:p>04-ene-21</text:p>
          </table:table-cell>
          <table:table-cell table:style-name="ce182" office:value-type="string" calcext:value-type="string">
            <text:p>Fact # 435870 TEL001-TELCONET S.A. SERVICIOS POR ENLACE TDM CLEAR CHANNEL CONTRA SETEL 1E1 MES DE ENERO 2021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70" calcext:value-type="float">
            <text:p>70.00 </text:p>
          </table:table-cell>
          <table:table-cell table:style-name="ce185" office:value-type="float" office:value="6230.78" calcext:value-type="float">
            <text:p>6,230.78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4</text:p>
          </table:table-cell>
          <table:table-cell table:style-name="ce184" office:value-type="date" office:date-value="2021-02-01" calcext:value-type="date">
            <text:p>01-feb-21</text:p>
          </table:table-cell>
          <table:table-cell table:style-name="ce182" office:value-type="string" calcext:value-type="string">
            <text:p>Fact # 436941 TEL001-TELCONET S.A. SERVICIOS POR L3MPLS 1024K ETAPABMALOCUENCA, L3MPLS 1024 K-ETAPARUMIURCUCUENCA, L3MPLS 10240 K-LEVEL3PROSPERINA, L3MPLS 5120 K -CONTECONGYE, L3MPLS 30720K VALLECNT <text:s/>MES DE FEB 2021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570" calcext:value-type="float">
            <text:p>570.00 </text:p>
          </table:table-cell>
          <table:table-cell table:style-name="ce185" office:value-type="float" office:value="6800.78" calcext:value-type="float">
            <text:p>6,800.78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5</text:p>
          </table:table-cell>
          <table:table-cell table:style-name="ce184" office:value-type="date" office:date-value="2021-02-01" calcext:value-type="date">
            <text:p>01-feb-21</text:p>
          </table:table-cell>
          <table:table-cell table:style-name="ce182" office:value-type="string" calcext:value-type="string">
            <text:p>Fact # 437253 TEL001-TELCONET S.A. SERVICIOS POR L3MPLS 30720 K - NETVOICE-CNTCORREOSGYE MES DE FEB 2021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210" calcext:value-type="float">
            <text:p>210.00 </text:p>
          </table:table-cell>
          <table:table-cell table:style-name="ce185" office:value-type="float" office:value="7010.78" calcext:value-type="float">
            <text:p>7,010.78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6</text:p>
          </table:table-cell>
          <table:table-cell table:style-name="ce184" office:value-type="date" office:date-value="2021-02-01" calcext:value-type="date">
            <text:p>01-feb-21</text:p>
          </table:table-cell>
          <table:table-cell table:style-name="ce182" office:value-type="string" calcext:value-type="string">
            <text:p>Fact # 437254 TEL001-TELCONET S.A. SERVICIOS POR CLOUD EMAIL PROTECTION BASICO 30 DOMINIO Y SERVICIO DE CLOUDMAIL 5 GB(30 CORREO) MES DE FEB 2021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142.32" calcext:value-type="float">
            <text:p>142.32 </text:p>
          </table:table-cell>
          <table:table-cell table:style-name="ce185" office:value-type="float" office:value="7153.1" calcext:value-type="float">
            <text:p>7,153.10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7</text:p>
          </table:table-cell>
          <table:table-cell table:style-name="ce184" office:value-type="date" office:date-value="2021-02-01" calcext:value-type="date">
            <text:p>01-feb-21</text:p>
          </table:table-cell>
          <table:table-cell table:style-name="ce182" office:value-type="string" calcext:value-type="string">
            <text:p>Fact # 437255 TEL001-TELCONET S.A. SERVICIO POR UNIDAD VIRTUAL MES DE FEB 2021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3608.46" calcext:value-type="float">
            <text:p>3,608.46 </text:p>
          </table:table-cell>
          <table:table-cell table:style-name="ce185" office:value-type="float" office:value="10761.56" calcext:value-type="float">
            <text:p>10,761.56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8</text:p>
          </table:table-cell>
          <table:table-cell table:style-name="ce184" office:value-type="date" office:date-value="2021-02-01" calcext:value-type="date">
            <text:p>01-feb-21</text:p>
          </table:table-cell>
          <table:table-cell table:style-name="ce182" office:value-type="string" calcext:value-type="string">
            <text:p>Fact # 438809 TEL001-TELCONET S.A. SERVICIO POR CANAL TELEFONIA Y CLEAR CHANNEL TDMOIP 3 E1 20480K LINKO_MOVIL MES DE FEB 2021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210" calcext:value-type="float">
            <text:p>210.00 </text:p>
          </table:table-cell>
          <table:table-cell table:style-name="ce185" office:value-type="float" office:value="10971.56" calcext:value-type="float">
            <text:p>10,971.56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9</text:p>
          </table:table-cell>
          <table:table-cell table:style-name="ce184" office:value-type="date" office:date-value="2021-02-01" calcext:value-type="date">
            <text:p>01-feb-21</text:p>
          </table:table-cell>
          <table:table-cell table:style-name="ce182" office:value-type="string" calcext:value-type="string">
            <text:p>Fact # 438810 TEL001-TELCONET S.A. SERVICIOS POR LÍNEAS TELEFÓNICAS MES DE FEB 2021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1420" calcext:value-type="float">
            <text:p>1,420.00 </text:p>
          </table:table-cell>
          <table:table-cell table:style-name="ce185" office:value-type="float" office:value="12391.56" calcext:value-type="float">
            <text:p>12,391.56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10</text:p>
          </table:table-cell>
          <table:table-cell table:style-name="ce184" office:value-type="date" office:date-value="2021-02-01" calcext:value-type="date">
            <text:p>01-feb-21</text:p>
          </table:table-cell>
          <table:table-cell table:style-name="ce182" office:value-type="string" calcext:value-type="string">
            <text:p>Fact # 439118 TEL001-TELCONET S.A. SERVICIO POR ENLACE TDM CLEAR CHANNEL CONTRA SETEL 1E1 MES DE FEB 2021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70" calcext:value-type="float">
            <text:p>70.00 </text:p>
          </table:table-cell>
          <table:table-cell table:style-name="ce185" office:value-type="float" office:value="12461.56" calcext:value-type="float">
            <text:p>12,461.56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48</text:p>
          </table:table-cell>
          <table:table-cell table:style-name="ce184" office:value-type="date" office:date-value="2021-02-10" calcext:value-type="date">
            <text:p>10-feb-21</text:p>
          </table:table-cell>
          <table:table-cell table:style-name="ce182" office:value-type="string" calcext:value-type="string">
            <text:p>Fact # 439865 TEL001-TELCONET S.A. SERVICIO POR CLEAR CHANNEL TDMOIP 3 E1 30144K LINKO_MOVIL. FACTURACION CAMBIOPRECIO DEL SERVICIO DESDE: 2021-02-05 HASTA: 2021-02-27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51.94" calcext:value-type="float">
            <text:p>51.94 </text:p>
          </table:table-cell>
          <table:table-cell table:style-name="ce185" office:value-type="float" office:value="12513.5" calcext:value-type="float">
            <text:p>12,513.50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15</text:p>
          </table:table-cell>
          <table:table-cell table:style-name="ce184" office:value-type="date" office:date-value="2021-02-11" calcext:value-type="date">
            <text:p>11-feb-21</text:p>
          </table:table-cell>
          <table:table-cell table:style-name="ce182" office:value-type="string" calcext:value-type="string">
            <text:p>Fact # 439907 TEL001-TELCONET S.A. SERVICIO POR CANAL TELEFONIA. FACTURACION POR INSTALACION DEL SERVICIO MES DE FEBRERO 2021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300" calcext:value-type="float">
            <text:p>300.00 </text:p>
          </table:table-cell>
          <table:table-cell table:style-name="ce185" office:value-type="float" office:value="12813.5" calcext:value-type="float">
            <text:p>12,813.50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25</text:p>
          </table:table-cell>
          <table:table-cell table:style-name="ce184" office:value-type="date" office:date-value="2021-03-01" calcext:value-type="date">
            <text:p>01-mar-21</text:p>
          </table:table-cell>
          <table:table-cell table:style-name="ce182" office:value-type="string" calcext:value-type="string">
            <text:p>Fact # 440176 TEL001-TELCONET S.A. L3MPLS 30720K LINKOVALLECNT, L3MPLS 1024 K ETAPABMALOCUENCA - ETAPARUMIURCUCUENCA, L3MPLS 10240 K LEVEL3PROSPERINA, L3MPLS 5120 K CONTECONGYE <text:s/>MES DE MARZO 2021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570" calcext:value-type="float">
            <text:p>570.00 </text:p>
          </table:table-cell>
          <table:table-cell table:style-name="ce185" office:value-type="float" office:value="13383.5" calcext:value-type="float">
            <text:p>13,383.50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26</text:p>
          </table:table-cell>
          <table:table-cell table:style-name="ce184" office:value-type="date" office:date-value="2021-03-01" calcext:value-type="date">
            <text:p>01-mar-21</text:p>
          </table:table-cell>
          <table:table-cell table:style-name="ce182" office:value-type="string" calcext:value-type="string">
            <text:p>Fact # 440491 TEL001-TELCONET S.A. L3MPLS 30720 K - NETVOICE-CNTCORREOSGYE Y CANAL TELEFONIA MES DE MARZO 2021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420" calcext:value-type="float">
            <text:p>420.00 </text:p>
          </table:table-cell>
          <table:table-cell table:style-name="ce185" office:value-type="float" office:value="13803.5" calcext:value-type="float">
            <text:p>13,803.50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27</text:p>
          </table:table-cell>
          <table:table-cell table:style-name="ce184" office:value-type="date" office:date-value="2021-03-01" calcext:value-type="date">
            <text:p>01-mar-21</text:p>
          </table:table-cell>
          <table:table-cell table:style-name="ce182" office:value-type="string" calcext:value-type="string">
            <text:p>Fact # 440492 TEL001-TELCONET S.A. CLOUD EMAIL PROTECTION BASICO 30 DOMINIO NETVOICE Y SERVICIO DE CLOUDMAIL 5 GB(30 CORREO) MES DE MARZO 2021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142.32" calcext:value-type="float">
            <text:p>142.32 </text:p>
          </table:table-cell>
          <table:table-cell table:style-name="ce185" office:value-type="float" office:value="13945.82" calcext:value-type="float">
            <text:p>13,945.82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28</text:p>
          </table:table-cell>
          <table:table-cell table:style-name="ce184" office:value-type="date" office:date-value="2021-03-01" calcext:value-type="date">
            <text:p>01-mar-21</text:p>
          </table:table-cell>
          <table:table-cell table:style-name="ce182" office:value-type="string" calcext:value-type="string">
            <text:p>Fact # 440493 TEL001-TELCONET S.A. SERVICIO DE UNIDAD VIRTUAL MES DE MARZO 2021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3608.46" calcext:value-type="float">
            <text:p>3,608.46 </text:p>
          </table:table-cell>
          <table:table-cell table:style-name="ce185" office:value-type="float" office:value="17554.28" calcext:value-type="float">
            <text:p>17,554.28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29</text:p>
          </table:table-cell>
          <table:table-cell table:style-name="ce184" office:value-type="date" office:date-value="2021-03-01" calcext:value-type="date">
            <text:p>01-mar-21</text:p>
          </table:table-cell>
          <table:table-cell table:style-name="ce182" office:value-type="string" calcext:value-type="string">
            <text:p>Fact # 441973 TEL001-TELCONET S.A. CANAL TELEFONIA Y CLEAR CHANNEL TDMOIP 3 E1 30144K LINKO_MOVIL MES DE MARZO 2021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280" calcext:value-type="float">
            <text:p>280.00 </text:p>
          </table:table-cell>
          <table:table-cell table:style-name="ce185" office:value-type="float" office:value="17834.28" calcext:value-type="float">
            <text:p>17,834.28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30</text:p>
          </table:table-cell>
          <table:table-cell table:style-name="ce184" office:value-type="date" office:date-value="2021-03-01" calcext:value-type="date">
            <text:p>01-mar-21</text:p>
          </table:table-cell>
          <table:table-cell table:style-name="ce182" office:value-type="string" calcext:value-type="string">
            <text:p>Fact # 441974 TEL001-TELCONET S.A. SERVICIO DE LÍNEAS TELEFONICAS MES DE MARZO 2021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1420" calcext:value-type="float">
            <text:p>1,420.00 </text:p>
          </table:table-cell>
          <table:table-cell table:style-name="ce185" office:value-type="float" office:value="19254.28" calcext:value-type="float">
            <text:p>19,254.28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31</text:p>
          </table:table-cell>
          <table:table-cell table:style-name="ce184" office:value-type="date" office:date-value="2021-03-01" calcext:value-type="date">
            <text:p>01-mar-21</text:p>
          </table:table-cell>
          <table:table-cell table:style-name="ce182" office:value-type="string" calcext:value-type="string">
            <text:p>Fact # 442285 TEL001-TELCONET S.A. SERVICIO POR ENLACE TDM CLEAR CHANNEL CONTRA SETEL 1E1 MES DE MARZO 2021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70" calcext:value-type="float">
            <text:p>70.00 </text:p>
          </table:table-cell>
          <table:table-cell table:style-name="ce185" office:value-type="float" office:value="19324.28" calcext:value-type="float">
            <text:p>19,324.28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2</text:p>
          </table:table-cell>
          <table:table-cell table:style-name="ce184" office:value-type="date" office:date-value="2021-04-01" calcext:value-type="date">
            <text:p>01-abr-21</text:p>
          </table:table-cell>
          <table:table-cell table:style-name="ce182" office:value-type="string" calcext:value-type="string">
            <text:p>Fact # 443640 TEL001-TELCONET S.A. L3MPLS 1024 K ETAPABMALOCUENCA, L3MPLS 10240 K LEVEL3PROSPERINA, L3MPLS 1024 K ETAPARUMIURCUCUENCA, L3MPLS 5120 K CONTECONGYE, L3MPLS 30720K LINKOVALLECNT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570" calcext:value-type="float">
            <text:p>570.00 </text:p>
          </table:table-cell>
          <table:table-cell table:style-name="ce185" office:value-type="float" office:value="19894.28" calcext:value-type="float">
            <text:p>19,894.28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3</text:p>
          </table:table-cell>
          <table:table-cell table:style-name="ce184" office:value-type="date" office:date-value="2021-04-01" calcext:value-type="date">
            <text:p>01-abr-21</text:p>
          </table:table-cell>
          <table:table-cell table:style-name="ce182" office:value-type="string" calcext:value-type="string">
            <text:p>Fact # 443964 TEL001-TELCONET S.A. CLOUD EMAIL PROTECTION BASICO 30 DOMINIO NETVOICE Y SERVICIO DE CLOUDMAIL 5 GB(30 CORREO) ABRIL 2021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142.32" calcext:value-type="float">
            <text:p>142.32 </text:p>
          </table:table-cell>
          <table:table-cell table:style-name="ce185" office:value-type="float" office:value="20036.6" calcext:value-type="float">
            <text:p>20,036.60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4</text:p>
          </table:table-cell>
          <table:table-cell table:style-name="ce184" office:value-type="date" office:date-value="2021-04-01" calcext:value-type="date">
            <text:p>01-abr-21</text:p>
          </table:table-cell>
          <table:table-cell table:style-name="ce182" office:value-type="string" calcext:value-type="string">
            <text:p>Fact # 443965 TEL001-TELCONET S.A. SERVICIO POR UNIDAD VIRTUAL MES DE ABRIL 2021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3608.46" calcext:value-type="float">
            <text:p>3,608.46 </text:p>
          </table:table-cell>
          <table:table-cell table:style-name="ce185" office:value-type="float" office:value="23645.06" calcext:value-type="float">
            <text:p>23,645.06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5</text:p>
          </table:table-cell>
          <table:table-cell table:style-name="ce184" office:value-type="date" office:date-value="2021-04-01" calcext:value-type="date">
            <text:p>01-abr-21</text:p>
          </table:table-cell>
          <table:table-cell table:style-name="ce182" office:value-type="string" calcext:value-type="string">
            <text:p>Fact # 445472 TEL001-TELCONET S.A. CANAL TELEFONIA Y CLEAR CHANNEL TDMOIP 3 E1 30144K LINKO_MOVIL MES DE ABRIL 2021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280" calcext:value-type="float">
            <text:p>280.00 </text:p>
          </table:table-cell>
          <table:table-cell table:style-name="ce185" office:value-type="float" office:value="23925.06" calcext:value-type="float">
            <text:p>23,925.06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6</text:p>
          </table:table-cell>
          <table:table-cell table:style-name="ce184" office:value-type="date" office:date-value="2021-04-01" calcext:value-type="date">
            <text:p>01-abr-21</text:p>
          </table:table-cell>
          <table:table-cell table:style-name="ce182" office:value-type="string" calcext:value-type="string">
            <text:p>Fact # 445788 TEL001-TELCONET S.A. ENLACE TDM CLEAR CHANNEL CONTRA SETEL 1E1 MES DE ABRIL 2021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70" calcext:value-type="float">
            <text:p>70.00 </text:p>
          </table:table-cell>
          <table:table-cell table:style-name="ce185" office:value-type="float" office:value="23995.06" calcext:value-type="float">
            <text:p>23,995.06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7</text:p>
          </table:table-cell>
          <table:table-cell table:style-name="ce184" office:value-type="date" office:date-value="2021-04-01" calcext:value-type="date">
            <text:p>01-abr-21</text:p>
          </table:table-cell>
          <table:table-cell table:style-name="ce182" office:value-type="string" calcext:value-type="string">
            <text:p>Fact # 443963 TEL001-TELCONET S.A. SERVICIO POR L3MPLS 30720 K - NETVOICE-CNTCORREOSGYE Y CANAL TELEFONIA MES DE ABRIL 2021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420" calcext:value-type="float">
            <text:p>420.00 </text:p>
          </table:table-cell>
          <table:table-cell table:style-name="ce185" office:value-type="float" office:value="24415.06" calcext:value-type="float">
            <text:p>24,415.06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8</text:p>
          </table:table-cell>
          <table:table-cell table:style-name="ce184" office:value-type="date" office:date-value="2021-04-01" calcext:value-type="date">
            <text:p>01-abr-21</text:p>
          </table:table-cell>
          <table:table-cell table:style-name="ce182" office:value-type="string" calcext:value-type="string">
            <text:p>Fact # 445473 TEL001-TELCONET S.A. SERVICIO DE LÍNEAS TELEFONICAS MES DE ABRIL 2021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1420" calcext:value-type="float">
            <text:p>1,420.00 </text:p>
          </table:table-cell>
          <table:table-cell table:style-name="ce185" office:value-type="float" office:value="25835.06" calcext:value-type="float">
            <text:p>25,835.06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2</text:p>
          </table:table-cell>
          <table:table-cell table:style-name="ce184" office:value-type="date" office:date-value="2021-05-03" calcext:value-type="date">
            <text:p>03-may-21</text:p>
          </table:table-cell>
          <table:table-cell table:style-name="ce182" office:value-type="string" calcext:value-type="string">
            <text:p>Fact # 448994 TEL001-TELCONET S.A. SERVICIO DE LÍNEAS TELEFONICAS MES DE MAYO 2021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1420" calcext:value-type="float">
            <text:p>1,420.00 </text:p>
          </table:table-cell>
          <table:table-cell table:style-name="ce185" office:value-type="float" office:value="27255.06" calcext:value-type="float">
            <text:p>27,255.06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17</text:p>
          </table:table-cell>
          <table:table-cell table:style-name="ce184" office:value-type="date" office:date-value="2021-05-03" calcext:value-type="date">
            <text:p>03-may-21</text:p>
          </table:table-cell>
          <table:table-cell table:style-name="ce182" office:value-type="string" calcext:value-type="string">
            <text:p>Fact # 447436 TEL001-TELCONET S.A. SERVICIO POR L3MPLS 30720 K - NETVOICE-CNTCORREOSGYE, CANAL TELEFONIA MES DE MAYO 2021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420" calcext:value-type="float">
            <text:p>420.00 </text:p>
          </table:table-cell>
          <table:table-cell table:style-name="ce185" office:value-type="float" office:value="27675.06" calcext:value-type="float">
            <text:p>27,675.06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18</text:p>
          </table:table-cell>
          <table:table-cell table:style-name="ce184" office:value-type="date" office:date-value="2021-05-03" calcext:value-type="date">
            <text:p>03-may-21</text:p>
          </table:table-cell>
          <table:table-cell table:style-name="ce182" office:value-type="string" calcext:value-type="string">
            <text:p>Fact # 447104 TEL001-TELCONET S.A. SERVICIOS POR L3MPLS 1024 K ETAPABMALOCUENCA, L3MPLS 10240 KLEVEL3PROSPERINA, L3MPLS 1024 K ETAPARUMIURCUCUENCA, L3MPLS 5120 KVCONTECONGYE, L3MPLS 30720K LINKOVALLECNT MES DE MAYO 2021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570" calcext:value-type="float">
            <text:p>570.00 </text:p>
          </table:table-cell>
          <table:table-cell table:style-name="ce185" office:value-type="float" office:value="28245.06" calcext:value-type="float">
            <text:p>28,245.06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20</text:p>
          </table:table-cell>
          <table:table-cell table:style-name="ce184" office:value-type="date" office:date-value="2021-05-03" calcext:value-type="date">
            <text:p>03-may-21</text:p>
          </table:table-cell>
          <table:table-cell table:style-name="ce182" office:value-type="string" calcext:value-type="string">
            <text:p>Fact # 447438 TEL001-TELCONET S.A. SERVICIO POR UNIDAD VIRTUAL MES DE MAYO 2021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3608.46" calcext:value-type="float">
            <text:p>3,608.46 </text:p>
          </table:table-cell>
          <table:table-cell table:style-name="ce185" office:value-type="float" office:value="31853.52" calcext:value-type="float">
            <text:p>31,853.52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21</text:p>
          </table:table-cell>
          <table:table-cell table:style-name="ce184" office:value-type="date" office:date-value="2021-05-03" calcext:value-type="date">
            <text:p>03-may-21</text:p>
          </table:table-cell>
          <table:table-cell table:style-name="ce182" office:value-type="string" calcext:value-type="string">
            <text:p>Fact # 448993 TEL001-TELCONET S.A. SERVICIO POR CANAL TELEFONIA, CLEAR CHANNEL TDMOIP 3 E1 30144K LINKO_MOVIL MES DE MAYO 2021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280" calcext:value-type="float">
            <text:p>280.00 </text:p>
          </table:table-cell>
          <table:table-cell table:style-name="ce185" office:value-type="float" office:value="32133.52" calcext:value-type="float">
            <text:p>32,133.52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22</text:p>
          </table:table-cell>
          <table:table-cell table:style-name="ce184" office:value-type="date" office:date-value="2021-05-03" calcext:value-type="date">
            <text:p>03-may-21</text:p>
          </table:table-cell>
          <table:table-cell table:style-name="ce182" office:value-type="string" calcext:value-type="string">
            <text:p>Fact # 449315 TEL001-TELCONET S.A. SERVICIO POR ENLACE TDM CLEAR CHANNEL CONTRA SETEL 1E1 MES DE MAYO 2021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70" calcext:value-type="float">
            <text:p>70.00 </text:p>
          </table:table-cell>
          <table:table-cell table:style-name="ce185" office:value-type="float" office:value="32203.52" calcext:value-type="float">
            <text:p>32,203.52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75</text:p>
          </table:table-cell>
          <table:table-cell table:style-name="ce184" office:value-type="date" office:date-value="2021-05-03" calcext:value-type="date">
            <text:p>03-may-21</text:p>
          </table:table-cell>
          <table:table-cell table:style-name="ce182" office:value-type="string" calcext:value-type="string">
            <text:p>Fact # 447437 TEL001-TELCONET S.A. SERVICIO DNS( NETVOICE.EC ) MAYO 2021 A MAYO 2022, CLOUD EMAIL PROTECTION BASICO 30 DOMINIO, SERVICIO DE CLOUDMAIL 5 GB(30 CORREO), WEBHOSTING MEDIO 300 MB, PLAN WEBHOSTING PLUS ANUAL LINKO.WS MAYO 2021 A MAYO 2022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697.32" calcext:value-type="float">
            <text:p>697.32 </text:p>
          </table:table-cell>
          <table:table-cell table:style-name="ce185" office:value-type="float" office:value="32900.84" calcext:value-type="float">
            <text:p>32,900.84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45</text:p>
          </table:table-cell>
          <table:table-cell table:style-name="ce184" office:value-type="date" office:date-value="2021-06-01" calcext:value-type="date">
            <text:p>01-jun-21</text:p>
          </table:table-cell>
          <table:table-cell table:style-name="ce182" office:value-type="string" calcext:value-type="string">
            <text:p>Fact # 450456 TEL001-TELCONET S.A. SERVICIO POR L3MPLS 1024K ETAPABMALOCUENCA, L3MPLS 10240K LEVEL3PROSPERINA, L3MPLS 1024K ETAPARUMIURCUCUENCA, L3MPLS 5120K CONTECONGYE, L3MPLS 30720K LINKOVALLECNT MES DE JUNIO 2021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570" calcext:value-type="float">
            <text:p>570.00 </text:p>
          </table:table-cell>
          <table:table-cell table:style-name="ce185" office:value-type="float" office:value="33470.84" calcext:value-type="float">
            <text:p>33,470.84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46</text:p>
          </table:table-cell>
          <table:table-cell table:style-name="ce184" office:value-type="date" office:date-value="2021-06-01" calcext:value-type="date">
            <text:p>01-jun-21</text:p>
          </table:table-cell>
          <table:table-cell table:style-name="ce182" office:value-type="string" calcext:value-type="string">
            <text:p>Fact # 450789 TEL001-TELCONET S.A. SERVICIO DE L3MPLS 30720K CNTCORREOSGYE Y ANAL TELEFONIA MES DE JUNIO 2021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420" calcext:value-type="float">
            <text:p>420.00 </text:p>
          </table:table-cell>
          <table:table-cell table:style-name="ce185" office:value-type="float" office:value="33890.84" calcext:value-type="float">
            <text:p>33,890.84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47</text:p>
          </table:table-cell>
          <table:table-cell table:style-name="ce184" office:value-type="date" office:date-value="2021-06-01" calcext:value-type="date">
            <text:p>01-jun-21</text:p>
          </table:table-cell>
          <table:table-cell table:style-name="ce182" office:value-type="string" calcext:value-type="string">
            <text:p>Fact # 450790 TEL001-TELCONET S.A. SERVICIO POR CLOUD EMAIL PROTECTION BASICO 30 Y CLOUDMAIL 5 GB(30 CORREO) MES DE JUNIO 2021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142.32" calcext:value-type="float">
            <text:p>142.32 </text:p>
          </table:table-cell>
          <table:table-cell table:style-name="ce185" office:value-type="float" office:value="34033.16" calcext:value-type="float">
            <text:p>34,033.16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48</text:p>
          </table:table-cell>
          <table:table-cell table:style-name="ce184" office:value-type="date" office:date-value="2021-06-01" calcext:value-type="date">
            <text:p>01-jun-21</text:p>
          </table:table-cell>
          <table:table-cell table:style-name="ce182" office:value-type="string" calcext:value-type="string">
            <text:p>Fact # 450791 TEL001-TELCONET S.A. SERVICIO DE UNIDAD VIRTUAL MES DE JUNIO 2021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3608.46" calcext:value-type="float">
            <text:p>3,608.46 </text:p>
          </table:table-cell>
          <table:table-cell table:style-name="ce185" office:value-type="float" office:value="37641.62" calcext:value-type="float">
            <text:p>37,641.62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49</text:p>
          </table:table-cell>
          <table:table-cell table:style-name="ce184" office:value-type="date" office:date-value="2021-06-01" calcext:value-type="date">
            <text:p>01-jun-21</text:p>
          </table:table-cell>
          <table:table-cell table:style-name="ce182" office:value-type="string" calcext:value-type="string">
            <text:p>Fact # 452360 TEL001-TELCONET S.A. SERVICIO POR CANAL TELEFONIA Y CLEAR CHANNEL TDMOIP 3 E1 30144K MES DE JUNIO 2021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280" calcext:value-type="float">
            <text:p>280.00 </text:p>
          </table:table-cell>
          <table:table-cell table:style-name="ce185" office:value-type="float" office:value="37921.62" calcext:value-type="float">
            <text:p>37,921.62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50</text:p>
          </table:table-cell>
          <table:table-cell table:style-name="ce184" office:value-type="date" office:date-value="2021-06-01" calcext:value-type="date">
            <text:p>01-jun-21</text:p>
          </table:table-cell>
          <table:table-cell table:style-name="ce182" office:value-type="string" calcext:value-type="string">
            <text:p>Fact # 452361 TEL001-TELCONET S.A. SERVICIOS DE LÍNEAS TELEFONICAS MES DE JUNIO 2021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1420" calcext:value-type="float">
            <text:p>1,420.00 </text:p>
          </table:table-cell>
          <table:table-cell table:style-name="ce185" office:value-type="float" office:value="39341.62" calcext:value-type="float">
            <text:p>39,341.62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51</text:p>
          </table:table-cell>
          <table:table-cell table:style-name="ce184" office:value-type="date" office:date-value="2021-06-01" calcext:value-type="date">
            <text:p>01-jun-21</text:p>
          </table:table-cell>
          <table:table-cell table:style-name="ce182" office:value-type="string" calcext:value-type="string">
            <text:p>Fact # 452681 TEL001-TELCONET S.A. ENLACE TDM CLEAR CHANNEL CONTRA SETEL 1E1 MES DE MAYO 2021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70" calcext:value-type="float">
            <text:p>70.00 </text:p>
          </table:table-cell>
          <table:table-cell table:style-name="ce185" office:value-type="float" office:value="39411.62" calcext:value-type="float">
            <text:p>39,411.62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52</text:p>
          </table:table-cell>
          <table:table-cell table:style-name="ce184" office:value-type="date" office:date-value="2021-06-19" calcext:value-type="date">
            <text:p>19-jun-21</text:p>
          </table:table-cell>
          <table:table-cell table:style-name="ce182" office:value-type="string" calcext:value-type="string">
            <text:p>Fact # 453878 TEL001-TELCONET S.A. BACKUP L3MPLS 30720K NETVOICE-CNTCORREOSGYE2. FACTURACION POR INSTALACION DEL SERVICIO <text:s/>MES DE MAYO 2021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100" calcext:value-type="float">
            <text:p>100.00 </text:p>
          </table:table-cell>
          <table:table-cell table:style-name="ce185" office:value-type="float" office:value="39511.62" calcext:value-type="float">
            <text:p>39,511.62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31</text:p>
          </table:table-cell>
          <table:table-cell table:style-name="ce184" office:value-type="date" office:date-value="2021-07-01" calcext:value-type="date">
            <text:p>01-jul-21</text:p>
          </table:table-cell>
          <table:table-cell table:style-name="ce182" office:value-type="string" calcext:value-type="string">
            <text:p>Fact # 453960 TEL001-TELCONET S.A. SERVICIO POR L3MPLS 1024 K ETAPABMALOCUENCA, ETAPARUMIURCUCUENCA, L3MPLS 10240 K LEVEL3PROSPERINA, L3MPLS 5120 K CONTECONGYE, L3MPLS 30720K LINKOVALLECNT MES DE JULIO 2021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570" calcext:value-type="float">
            <text:p>570.00 </text:p>
          </table:table-cell>
          <table:table-cell table:style-name="ce185" office:value-type="float" office:value="40081.62" calcext:value-type="float">
            <text:p>40,081.62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32</text:p>
          </table:table-cell>
          <table:table-cell table:style-name="ce184" office:value-type="date" office:date-value="2021-07-01" calcext:value-type="date">
            <text:p>01-jul-21</text:p>
          </table:table-cell>
          <table:table-cell table:style-name="ce182" office:value-type="string" calcext:value-type="string">
            <text:p>Fact # 454297 TEL001-TELCONET S.A. SERVICIOS POR L3MPLS 30720 K - NETVOICE-CNTCORREOSGYE, BACKUP L3MPLS 30720K NETVOICE-CNTCORREOSGYE2, CANAL TELEFONIA MES DE JULIO 2021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630" calcext:value-type="float">
            <text:p>630.00 </text:p>
          </table:table-cell>
          <table:table-cell table:style-name="ce185" office:value-type="float" office:value="40711.62" calcext:value-type="float">
            <text:p>40,711.62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33</text:p>
          </table:table-cell>
          <table:table-cell table:style-name="ce184" office:value-type="date" office:date-value="2021-07-01" calcext:value-type="date">
            <text:p>01-jul-21</text:p>
          </table:table-cell>
          <table:table-cell table:style-name="ce182" office:value-type="string" calcext:value-type="string">
            <text:p>Fact # 454298 TEL001-TELCONET S.A. SERVICIO POR CLOUD EMAIL PROTECTION BASICO 30 DOMINIO NETVOICE, CLOUDMAIL 5 GB(30 CORREO) MES DE JULIO 2021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142.32" calcext:value-type="float">
            <text:p>142.32 </text:p>
          </table:table-cell>
          <table:table-cell table:style-name="ce185" office:value-type="float" office:value="40853.94" calcext:value-type="float">
            <text:p>40,853.94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35</text:p>
          </table:table-cell>
          <table:table-cell table:style-name="ce184" office:value-type="date" office:date-value="2021-07-01" calcext:value-type="date">
            <text:p>01-jul-21</text:p>
          </table:table-cell>
          <table:table-cell table:style-name="ce182" office:value-type="string" calcext:value-type="string">
            <text:p>Fact # 455873 TEL001-TELCONET S.A. SERVICIO POR CANAL TELEFONIA, CLEAR CHANNEL TDMOIP 3 E1 30144K MES DE JULIO 2021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280" calcext:value-type="float">
            <text:p>280.00 </text:p>
          </table:table-cell>
          <table:table-cell table:style-name="ce185" office:value-type="float" office:value="41133.94" calcext:value-type="float">
            <text:p>41,133.94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36</text:p>
          </table:table-cell>
          <table:table-cell table:style-name="ce184" office:value-type="date" office:date-value="2021-07-01" calcext:value-type="date">
            <text:p>01-jul-21</text:p>
          </table:table-cell>
          <table:table-cell table:style-name="ce182" office:value-type="string" calcext:value-type="string">
            <text:p>Fact # 455874 TEL001-TELCONET S.A. SERVICIOS DE LINEAS TELEFONICAS MES DE JULIO 2021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1420" calcext:value-type="float">
            <text:p>1,420.00 </text:p>
          </table:table-cell>
          <table:table-cell table:style-name="ce185" office:value-type="float" office:value="42553.94" calcext:value-type="float">
            <text:p>42,553.94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37</text:p>
          </table:table-cell>
          <table:table-cell table:style-name="ce184" office:value-type="date" office:date-value="2021-07-01" calcext:value-type="date">
            <text:p>01-jul-21</text:p>
          </table:table-cell>
          <table:table-cell table:style-name="ce182" office:value-type="string" calcext:value-type="string">
            <text:p>Fact # 456194 TEL001-TELCONET S.A. SERVICIO POR ENLACE TDM CLEAR CHANNEL CONTRA SETEL 1E1 MES DE JULIO 2021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70" calcext:value-type="float">
            <text:p>70.00 </text:p>
          </table:table-cell>
          <table:table-cell table:style-name="ce185" office:value-type="float" office:value="42623.94" calcext:value-type="float">
            <text:p>42,623.94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38</text:p>
          </table:table-cell>
          <table:table-cell table:style-name="ce184" office:value-type="date" office:date-value="2021-07-01" calcext:value-type="date">
            <text:p>01-jul-21</text:p>
          </table:table-cell>
          <table:table-cell table:style-name="ce182" office:value-type="string" calcext:value-type="string">
            <text:p>Fact # 456641 TEL001-TELCONET S.A. SERVICIO POR BACKUP L3MPLS 30720K NETVOICE-CNTCORREOSGYE2. FACT URACION PROPORCIONAL DEL SERVICIO DESDE: 2021-06- 18 HASTA: 2021-06-27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116.13" calcext:value-type="float">
            <text:p>116.13 </text:p>
          </table:table-cell>
          <table:table-cell table:style-name="ce185" office:value-type="float" office:value="42740.07" calcext:value-type="float">
            <text:p>42,740.07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57</text:p>
          </table:table-cell>
          <table:table-cell table:style-name="ce184" office:value-type="date" office:date-value="2021-07-01" calcext:value-type="date">
            <text:p>01-jul-21</text:p>
          </table:table-cell>
          <table:table-cell table:style-name="ce182" office:value-type="string" calcext:value-type="string">
            <text:p>Fact # 454299 TEL001-TELCONET S.A. SERVICIO POR UNIDAD VIRTUAL MES DE JULIO 2021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3668.46" calcext:value-type="float">
            <text:p>3,668.46 </text:p>
          </table:table-cell>
          <table:table-cell table:style-name="ce185" office:value-type="float" office:value="46408.53" calcext:value-type="float">
            <text:p>46,408.53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28</text:p>
          </table:table-cell>
          <table:table-cell table:style-name="ce184" office:value-type="date" office:date-value="2021-08-02" calcext:value-type="date">
            <text:p>02-ago-21</text:p>
          </table:table-cell>
          <table:table-cell table:style-name="ce182" office:value-type="string" calcext:value-type="string">
            <text:p>Fact # 457659 TEL001-TELCONET S.A. SERVICIO POR L3MPLS 1024 K ETAPABMALOCUENCA, L3MPLS 10240 K LEVEL3PROSPERINA, L3MPLS 1024 K ETAPARUMIURCUCUENCA, L3MPLS 5120 K CONTECONGYE, L3MPLS 30720K LINKOVALLECNT MES DE AGOSTO 2021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570" calcext:value-type="float">
            <text:p>570.00 </text:p>
          </table:table-cell>
          <table:table-cell table:style-name="ce185" office:value-type="float" office:value="46978.53" calcext:value-type="float">
            <text:p>46,978.53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29</text:p>
          </table:table-cell>
          <table:table-cell table:style-name="ce184" office:value-type="date" office:date-value="2021-08-02" calcext:value-type="date">
            <text:p>02-ago-21</text:p>
          </table:table-cell>
          <table:table-cell table:style-name="ce182" office:value-type="string" calcext:value-type="string">
            <text:p>Fact # 458000 TEL001-TELCONET S.A. SERVICIO POR L3MPLS 30720 K CNTCORREOSGYE, BACKUP L3MPLS 30720K CNTCORREOSGYE2, CANAL TELEFONIA MES AGOSTO 2021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630" calcext:value-type="float">
            <text:p>630.00 </text:p>
          </table:table-cell>
          <table:table-cell table:style-name="ce185" office:value-type="float" office:value="47608.53" calcext:value-type="float">
            <text:p>47,608.53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30</text:p>
          </table:table-cell>
          <table:table-cell table:style-name="ce184" office:value-type="date" office:date-value="2021-08-02" calcext:value-type="date">
            <text:p>02-ago-21</text:p>
          </table:table-cell>
          <table:table-cell table:style-name="ce182" office:value-type="string" calcext:value-type="string">
            <text:p>Fact # 458001 TEL001-TELCONET S.A. SERVICIO DE CLOUDMAIL 5 GB(30 CORREO), CLOUD EMAIL PROTECTION BASICO 30 DOMINIO NETVOICE MES AGOSTO 2021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142.32" calcext:value-type="float">
            <text:p>142.32 </text:p>
          </table:table-cell>
          <table:table-cell table:style-name="ce185" office:value-type="float" office:value="47750.85" calcext:value-type="float">
            <text:p>47,750.85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31</text:p>
          </table:table-cell>
          <table:table-cell table:style-name="ce184" office:value-type="date" office:date-value="2021-08-02" calcext:value-type="date">
            <text:p>02-ago-21</text:p>
          </table:table-cell>
          <table:table-cell table:style-name="ce182" office:value-type="string" calcext:value-type="string">
            <text:p>Fact # 458002 TEL001-TELCONET S.A. SERVICIO POR UNIDAD VIRTUAL MES AGOSTO 2021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3608.46" calcext:value-type="float">
            <text:p>3,608.46 </text:p>
          </table:table-cell>
          <table:table-cell table:style-name="ce185" office:value-type="float" office:value="51359.31" calcext:value-type="float">
            <text:p>51,359.31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32</text:p>
          </table:table-cell>
          <table:table-cell table:style-name="ce184" office:value-type="date" office:date-value="2021-08-02" calcext:value-type="date">
            <text:p>02-ago-21</text:p>
          </table:table-cell>
          <table:table-cell table:style-name="ce182" office:value-type="string" calcext:value-type="string">
            <text:p>Fact # 459603 TEL001-TELCONET S.A. SERVICIO POR CANAL TELEFONIA, CLEAR CHANNEL TDMOIP 3 E1 30144K LINKO_MOVIL MES AGOSTO 2021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280" calcext:value-type="float">
            <text:p>280.00 </text:p>
          </table:table-cell>
          <table:table-cell table:style-name="ce185" office:value-type="float" office:value="51639.31" calcext:value-type="float">
            <text:p>51,639.31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33</text:p>
          </table:table-cell>
          <table:table-cell table:style-name="ce184" office:value-type="date" office:date-value="2021-08-02" calcext:value-type="date">
            <text:p>02-ago-21</text:p>
          </table:table-cell>
          <table:table-cell table:style-name="ce182" office:value-type="string" calcext:value-type="string">
            <text:p>Fact # 459604 TEL001-TELCONET S.A. SERVICIO PO LÍNEAS TELEFÓNICAS MES AGOSTO 2021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1420" calcext:value-type="float">
            <text:p>1,420.00 </text:p>
          </table:table-cell>
          <table:table-cell table:style-name="ce185" office:value-type="float" office:value="53059.31" calcext:value-type="float">
            <text:p>53,059.31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NLACE DE DATOS / SERVICIO INTERNET</text:p>
          </table:table-cell>
          <table:table-cell table:style-name="ce183" office:value-type="string" calcext:value-type="string">
            <text:p>DF-34</text:p>
          </table:table-cell>
          <table:table-cell table:style-name="ce184" office:value-type="date" office:date-value="2021-08-02" calcext:value-type="date">
            <text:p>02-ago-21</text:p>
          </table:table-cell>
          <table:table-cell table:style-name="ce182" office:value-type="string" calcext:value-type="string">
            <text:p>Fact # 459921 TEL001-TELCONET S.A. SERVICIO POR ENLACE TDM CLEAR CHANNEL CONTRA SETEL 1E1 MES AGOSTO 2021</text:p>
          </table:table-cell>
          <table:table-cell table:style-name="ce182" office:value-type="string" calcext:value-type="string">
            <text:p>TELCONET S.A.</text:p>
          </table:table-cell>
          <table:table-cell table:style-name="ce185" office:value-type="float" office:value="70" calcext:value-type="float">
            <text:p>70.00 </text:p>
          </table:table-cell>
          <table:table-cell table:style-name="ce185" office:value-type="float" office:value="53129.31" calcext:value-type="float">
            <text:p>53,129.31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MANTENIMIENTO DE EQUIPOS</text:p>
          </table:table-cell>
          <table:table-cell table:style-name="ce183" office:value-type="string" calcext:value-type="string">
            <text:p>DF-19</text:p>
          </table:table-cell>
          <table:table-cell table:style-name="ce184" office:value-type="date" office:date-value="2021-01-01" calcext:value-type="date">
            <text:p>01-ene-21</text:p>
          </table:table-cell>
          <table:table-cell table:style-name="ce182" office:value-type="string" calcext:value-type="string">
            <text:p>Saldo Inicial</text:p>
          </table:table-cell>
          <table:table-cell table:style-name="ce182" office:value-type="string" calcext:value-type="string">
            <text:p>NULL</text:p>
          </table:table-cell>
          <table:table-cell table:number-columns-repeated="2" table:style-name="ce185" office:value-type="float" office:value="0" calcext:value-type="float">
            <text:p>0.00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MANTENIMIENTO DE EQUIPOS</text:p>
          </table:table-cell>
          <table:table-cell table:style-name="ce183" office:value-type="string" calcext:value-type="string">
            <text:p>DF-2</text:p>
          </table:table-cell>
          <table:table-cell table:style-name="ce184" office:value-type="date" office:date-value="2021-01-12" calcext:value-type="date">
            <text:p>12-ene-21</text:p>
          </table:table-cell>
          <table:table-cell table:style-name="ce182" office:value-type="string" calcext:value-type="string">
            <text:p>Fact # 109 COM029-COMSADIMTELCO S.A. COMPRA DE(3) PATCH CORD LULU Y (3) PATCH CORD SULU DE UPC-LC/UPC DX G652D BOTA CORTA 5M, 9M</text:p>
          </table:table-cell>
          <table:table-cell table:style-name="ce182" office:value-type="string" calcext:value-type="string">
            <text:p>COMSADIMTELCO S.A.</text:p>
          </table:table-cell>
          <table:table-cell table:number-columns-repeated="2" table:style-name="ce185" office:value-type="float" office:value="44.5" calcext:value-type="float">
            <text:p>44.50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MANTENIMIENTO DE EQUIPOS</text:p>
          </table:table-cell>
          <table:table-cell table:style-name="ce183" office:value-type="string" calcext:value-type="string">
            <text:p>DF-5</text:p>
          </table:table-cell>
          <table:table-cell table:style-name="ce184" office:value-type="date" office:date-value="2021-01-21" calcext:value-type="date">
            <text:p>21-ene-21</text:p>
          </table:table-cell>
          <table:table-cell table:style-name="ce182" office:value-type="string" calcext:value-type="string">
            <text:p>Fact # 997 TEL011-TELCOMAG S.A. MANTENIMIENTO TÉCNICO REDES Y EQUIPO TELEFÓNICO MES DE ENERO 2021</text:p>
          </table:table-cell>
          <table:table-cell table:style-name="ce182" office:value-type="string" calcext:value-type="string">
            <text:p>TELCOMAG S.A.</text:p>
          </table:table-cell>
          <table:table-cell table:style-name="ce185" office:value-type="float" office:value="6363.63" calcext:value-type="float">
            <text:p>6,363.63 </text:p>
          </table:table-cell>
          <table:table-cell table:style-name="ce185" office:value-type="float" office:value="6408.13" calcext:value-type="float">
            <text:p>6,408.13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MANTENIMIENTO DE EQUIPOS</text:p>
          </table:table-cell>
          <table:table-cell table:style-name="ce183" office:value-type="string" calcext:value-type="string">
            <text:p>NDL-33</text:p>
          </table:table-cell>
          <table:table-cell table:style-name="ce184" office:value-type="date" office:date-value="2021-02-11" calcext:value-type="date">
            <text:p>11-feb-21</text:p>
          </table:table-cell>
          <table:table-cell table:style-name="ce182" office:value-type="string" calcext:value-type="string">
            <text:p>N/D PRODUBANCO TRANSFERENCIA REEMBOLSO POR TERMINACION DE TRABAJO CON EL ING. IVÁN VÁSQUEZ DE LA EMPRESA TOTALTEK COORDINADO POR FERNANDO RORIGUEZ POR COLOCACIÓN DE PATCHCORDS DE FIBRA</text:p>
          </table:table-cell>
          <table:table-cell table:style-name="ce182" office:value-type="string" calcext:value-type="string">
            <text:p>PRODUBANCO</text:p>
          </table:table-cell>
          <table:table-cell table:style-name="ce185" office:value-type="float" office:value="70" calcext:value-type="float">
            <text:p>70.00 </text:p>
          </table:table-cell>
          <table:table-cell table:style-name="ce185" office:value-type="float" office:value="6478.13" calcext:value-type="float">
            <text:p>6,478.13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MANTENIMIENTO DE EQUIPOS</text:p>
          </table:table-cell>
          <table:table-cell table:style-name="ce183" office:value-type="string" calcext:value-type="string">
            <text:p>DF-26</text:p>
          </table:table-cell>
          <table:table-cell table:style-name="ce184" office:value-type="date" office:date-value="2021-02-24" calcext:value-type="date">
            <text:p>24-feb-21</text:p>
          </table:table-cell>
          <table:table-cell table:style-name="ce182" office:value-type="string" calcext:value-type="string">
            <text:p>Fact # 1017 TEL011-TELCOMAG S.A. MANTENIMIENTO TÉCNICO REDES Y EQUIPO TELEFÓNICO MES DE FEBRERO 2021</text:p>
          </table:table-cell>
          <table:table-cell table:style-name="ce182" office:value-type="string" calcext:value-type="string">
            <text:p>TELCOMAG S.A.</text:p>
          </table:table-cell>
          <table:table-cell table:style-name="ce185" office:value-type="float" office:value="6363.63" calcext:value-type="float">
            <text:p>6,363.63 </text:p>
          </table:table-cell>
          <table:table-cell table:style-name="ce185" office:value-type="float" office:value="12841.76" calcext:value-type="float">
            <text:p>12,841.76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MANTENIMIENTO DE EQUIPOS</text:p>
          </table:table-cell>
          <table:table-cell table:style-name="ce183" office:value-type="string" calcext:value-type="string">
            <text:p>DR-890</text:p>
          </table:table-cell>
          <table:table-cell table:style-name="ce184" office:value-type="date" office:date-value="2021-02-26" calcext:value-type="date">
            <text:p>26-feb-21</text:p>
          </table:table-cell>
          <table:table-cell table:style-name="ce182" office:value-type="string" calcext:value-type="string">
            <text:p>Liqu # 2702 MER005-MERELO ANGULO ROBERTO MANUEL REEMBOLSO POR ELABORACION DE 10 ETIQUETAS PARA PACHCORDS</text:p>
          </table:table-cell>
          <table:table-cell table:style-name="ce182" office:value-type="string" calcext:value-type="string">
            <text:p>MERELO ANGULO ROBERTO</text:p>
          </table:table-cell>
          <table:table-cell table:style-name="ce185" office:value-type="float" office:value="30" calcext:value-type="float">
            <text:p>30.00 </text:p>
          </table:table-cell>
          <table:table-cell table:style-name="ce185" office:value-type="float" office:value="12871.76" calcext:value-type="float">
            <text:p>12,871.76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MANTENIMIENTO DE EQUIPOS</text:p>
          </table:table-cell>
          <table:table-cell table:style-name="ce183" office:value-type="string" calcext:value-type="string">
            <text:p>DF-17</text:p>
          </table:table-cell>
          <table:table-cell table:style-name="ce184" office:value-type="date" office:date-value="2021-03-09" calcext:value-type="date">
            <text:p>09-mar-21</text:p>
          </table:table-cell>
          <table:table-cell table:style-name="ce182" office:value-type="string" calcext:value-type="string">
            <text:p>Fact # 1297 MIL002-MILESTONE TECHNOLOGIES ELABORACION DE 38 ETIQUETAS AUTOLAMINADAS MÁS ENVIO</text:p>
          </table:table-cell>
          <table:table-cell table:style-name="ce182" office:value-type="string" calcext:value-type="string">
            <text:p>MILESTONE</text:p>
          </table:table-cell>
          <table:table-cell table:style-name="ce185" office:value-type="float" office:value="96.67" calcext:value-type="float">
            <text:p>96.67 </text:p>
          </table:table-cell>
          <table:table-cell table:style-name="ce185" office:value-type="float" office:value="12968.43" calcext:value-type="float">
            <text:p>12,968.43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MANTENIMIENTO DE EQUIPOS</text:p>
          </table:table-cell>
          <table:table-cell table:style-name="ce183" office:value-type="string" calcext:value-type="string">
            <text:p>DF-21</text:p>
          </table:table-cell>
          <table:table-cell table:style-name="ce184" office:value-type="date" office:date-value="2021-03-09" calcext:value-type="date">
            <text:p>09-mar-21</text:p>
          </table:table-cell>
          <table:table-cell table:style-name="ce182" office:value-type="string" calcext:value-type="string">
            <text:p>Fact # 71 VIL041-VILLACRESES LEON PAUL FABRICIO SERVICIO DE CERTIFICACIÓN DE 3 CABLES CATEGORÍA 6 DE DOS PUNTOS. EN OTECEL HORARIO EN SITIO DE 00:00, DOS CABLES UTP YA SE ENCUENTRAN INSTALADOS EN LA CENTRAL DE CLARO DURÁN HORARIO EN SITIO DE 00:00 Y LOGIS</text:p>
          </table:table-cell>
          <table:table-cell table:style-name="ce182" office:value-type="string" calcext:value-type="string">
            <text:p>VILLACRESES LEON PAUL</text:p>
          </table:table-cell>
          <table:table-cell table:style-name="ce185" office:value-type="float" office:value="145" calcext:value-type="float">
            <text:p>145.00 </text:p>
          </table:table-cell>
          <table:table-cell table:style-name="ce185" office:value-type="float" office:value="13113.43" calcext:value-type="float">
            <text:p>13,113.43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MANTENIMIENTO DE EQUIPOS</text:p>
          </table:table-cell>
          <table:table-cell table:style-name="ce183" office:value-type="string" calcext:value-type="string">
            <text:p>DF-9</text:p>
          </table:table-cell>
          <table:table-cell table:style-name="ce184" office:value-type="date" office:date-value="2021-03-25" calcext:value-type="date">
            <text:p>25-mar-21</text:p>
          </table:table-cell>
          <table:table-cell table:style-name="ce182" office:value-type="string" calcext:value-type="string">
            <text:p>Fact # 1036 TEL011-TELCOMAG S.A. MANTENIMIENTO TÉCNICO REDES Y EQUIPO TELEFÓNICO MES DE MARZO 2021</text:p>
          </table:table-cell>
          <table:table-cell table:style-name="ce182" office:value-type="string" calcext:value-type="string">
            <text:p>TELCOMAG S.A.</text:p>
          </table:table-cell>
          <table:table-cell table:style-name="ce185" office:value-type="float" office:value="6363.63" calcext:value-type="float">
            <text:p>6,363.63 </text:p>
          </table:table-cell>
          <table:table-cell table:style-name="ce185" office:value-type="float" office:value="19477.06" calcext:value-type="float">
            <text:p>19,477.06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MANTENIMIENTO DE EQUIPOS</text:p>
          </table:table-cell>
          <table:table-cell table:style-name="ce183" office:value-type="string" calcext:value-type="string">
            <text:p>DF-62</text:p>
          </table:table-cell>
          <table:table-cell table:style-name="ce184" office:value-type="date" office:date-value="2021-03-25" calcext:value-type="date">
            <text:p>25-mar-21</text:p>
          </table:table-cell>
          <table:table-cell table:style-name="ce182" office:value-type="string" calcext:value-type="string">
            <text:p>Fact # 83684 VIL038-VILCONSA S.A. COMPRA DE 800 CONECTOR UY 13, 20 PLUG DE RED RJ45, 20 CAPUCHA PLASTICA RJ45 Y 4 CINTAS AISLANTES</text:p>
          </table:table-cell>
          <table:table-cell table:style-name="ce182" office:value-type="string" calcext:value-type="string">
            <text:p>VILCONSA S.A.</text:p>
          </table:table-cell>
          <table:table-cell table:style-name="ce185" office:value-type="float" office:value="46.43" calcext:value-type="float">
            <text:p>46.43 </text:p>
          </table:table-cell>
          <table:table-cell table:style-name="ce185" office:value-type="float" office:value="19523.49" calcext:value-type="float">
            <text:p>19,523.49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MANTENIMIENTO DE EQUIPOS</text:p>
          </table:table-cell>
          <table:table-cell table:style-name="ce183" office:value-type="string" calcext:value-type="string">
            <text:p>DF-63</text:p>
          </table:table-cell>
          <table:table-cell table:style-name="ce184" office:value-type="date" office:date-value="2021-03-25" calcext:value-type="date">
            <text:p>25-mar-21</text:p>
          </table:table-cell>
          <table:table-cell table:style-name="ce182" office:value-type="string" calcext:value-type="string">
            <text:p>Fact # 83686 VIL038-VILCONSA S.A. COMPRA DE 30 CABLES UTP CAT 6</text:p>
          </table:table-cell>
          <table:table-cell table:style-name="ce182" office:value-type="string" calcext:value-type="string">
            <text:p>VILCONSA S.A.</text:p>
          </table:table-cell>
          <table:table-cell table:style-name="ce185" office:value-type="float" office:value="16.07" calcext:value-type="float">
            <text:p>16.07 </text:p>
          </table:table-cell>
          <table:table-cell table:style-name="ce185" office:value-type="float" office:value="19539.56" calcext:value-type="float">
            <text:p>19,539.56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MANTENIMIENTO DE EQUIPOS</text:p>
          </table:table-cell>
          <table:table-cell table:style-name="ce183" office:value-type="string" calcext:value-type="string">
            <text:p>DF-42</text:p>
          </table:table-cell>
          <table:table-cell table:style-name="ce184" office:value-type="date" office:date-value="2021-04-26" calcext:value-type="date">
            <text:p>26-abr-21</text:p>
          </table:table-cell>
          <table:table-cell table:style-name="ce182" office:value-type="string" calcext:value-type="string">
            <text:p>Fact # 1533 ALD003-ALDAS ROMERO ERIK ANDRES COMPRA DE DISCO DURO SSD KINGSTON KC2500 250GB M.2 3500 MB/S PCIE NVME (SKC2500M8/250G)</text:p>
          </table:table-cell>
          <table:table-cell table:style-name="ce182" office:value-type="string" calcext:value-type="string">
            <text:p>ALDAS ROMERO ERIK ANDRES</text:p>
          </table:table-cell>
          <table:table-cell table:style-name="ce185" office:value-type="float" office:value="77" calcext:value-type="float">
            <text:p>77.00 </text:p>
          </table:table-cell>
          <table:table-cell table:style-name="ce185" office:value-type="float" office:value="19616.56" calcext:value-type="float">
            <text:p>19,616.56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MANTENIMIENTO DE EQUIPOS</text:p>
          </table:table-cell>
          <table:table-cell table:style-name="ce183" office:value-type="string" calcext:value-type="string">
            <text:p>DF-46</text:p>
          </table:table-cell>
          <table:table-cell table:style-name="ce184" office:value-type="date" office:date-value="2021-04-26" calcext:value-type="date">
            <text:p>26-abr-21</text:p>
          </table:table-cell>
          <table:table-cell table:style-name="ce182" office:value-type="string" calcext:value-type="string">
            <text:p>Fact # 1055 TEL011-TELCOMAG S.A. MANTENIMIENTO TÉCNICO REDES Y EQUIPO TELEFÓNICO MES DE ABRIL 2021</text:p>
          </table:table-cell>
          <table:table-cell table:style-name="ce182" office:value-type="string" calcext:value-type="string">
            <text:p>TELCOMAG S.A.</text:p>
          </table:table-cell>
          <table:table-cell table:style-name="ce185" office:value-type="float" office:value="6363.63" calcext:value-type="float">
            <text:p>6,363.63 </text:p>
          </table:table-cell>
          <table:table-cell table:style-name="ce185" office:value-type="float" office:value="25980.19" calcext:value-type="float">
            <text:p>25,980.19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MANTENIMIENTO DE EQUIPOS</text:p>
          </table:table-cell>
          <table:table-cell table:style-name="ce183" office:value-type="string" calcext:value-type="string">
            <text:p>DF-49</text:p>
          </table:table-cell>
          <table:table-cell table:style-name="ce184" office:value-type="date" office:date-value="2021-04-27" calcext:value-type="date">
            <text:p>27-abr-21</text:p>
          </table:table-cell>
          <table:table-cell table:style-name="ce182" office:value-type="string" calcext:value-type="string">
            <text:p>Fact # 1274 VAL043-VALERIANO CHÓEZ JOSÉ LUIS SERVICIOS POR (10) MONTAJE DE CIRCUITOS ELECTRICOS DE TOMA INDEPENDIENTE POSITIVO., NEGATIVO, TIERRA <text:s/>120V.</text:p>
          </table:table-cell>
          <table:table-cell table:style-name="ce182" office:value-type="string" calcext:value-type="string">
            <text:p>VALERIANO CHOEZ</text:p>
          </table:table-cell>
          <table:table-cell table:style-name="ce185" office:value-type="float" office:value="995" calcext:value-type="float">
            <text:p>995.00 </text:p>
          </table:table-cell>
          <table:table-cell table:style-name="ce185" office:value-type="float" office:value="26975.19" calcext:value-type="float">
            <text:p>26,975.19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MANTENIMIENTO DE EQUIPOS</text:p>
          </table:table-cell>
          <table:table-cell table:style-name="ce183" office:value-type="string" calcext:value-type="string">
            <text:p>DF-34</text:p>
          </table:table-cell>
          <table:table-cell table:style-name="ce184" office:value-type="date" office:date-value="2021-05-21" calcext:value-type="date">
            <text:p>21-may-21</text:p>
          </table:table-cell>
          <table:table-cell table:style-name="ce182" office:value-type="string" calcext:value-type="string">
            <text:p>Fact # 1698 COM029-COMSADIMTELCO S.A. COMPRA DE 2 PATCH CORD MÁS ENVÍO</text:p>
          </table:table-cell>
          <table:table-cell table:style-name="ce182" office:value-type="string" calcext:value-type="string">
            <text:p>COMSADIMTELCO S.A.</text:p>
          </table:table-cell>
          <table:table-cell table:style-name="ce185" office:value-type="float" office:value="24.99" calcext:value-type="float">
            <text:p>24.99 </text:p>
          </table:table-cell>
          <table:table-cell table:style-name="ce185" office:value-type="float" office:value="27000.18" calcext:value-type="float">
            <text:p>27,000.18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MANTENIMIENTO DE EQUIPOS</text:p>
          </table:table-cell>
          <table:table-cell table:style-name="ce183" office:value-type="string" calcext:value-type="string">
            <text:p>DF-52</text:p>
          </table:table-cell>
          <table:table-cell table:style-name="ce184" office:value-type="date" office:date-value="2021-05-27" calcext:value-type="date">
            <text:p>27-may-21</text:p>
          </table:table-cell>
          <table:table-cell table:style-name="ce182" office:value-type="string" calcext:value-type="string">
            <text:p>Fact # 1076 TEL011-TELCOMAG S.A. MANTENIMIENTO TÉCNICO REDES Y EQUIPO TELEFÓNICO MES DE MAYO 2021</text:p>
          </table:table-cell>
          <table:table-cell table:style-name="ce182" office:value-type="string" calcext:value-type="string">
            <text:p>TELCOMAG S.A.</text:p>
          </table:table-cell>
          <table:table-cell table:style-name="ce185" office:value-type="float" office:value="6363.63" calcext:value-type="float">
            <text:p>6,363.63 </text:p>
          </table:table-cell>
          <table:table-cell table:style-name="ce185" office:value-type="float" office:value="33363.81" calcext:value-type="float">
            <text:p>33,363.81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MANTENIMIENTO DE EQUIPOS</text:p>
          </table:table-cell>
          <table:table-cell table:style-name="ce183" office:value-type="string" calcext:value-type="string">
            <text:p>DF-30</text:p>
          </table:table-cell>
          <table:table-cell table:style-name="ce184" office:value-type="date" office:date-value="2021-06-28" calcext:value-type="date">
            <text:p>28-jun-21</text:p>
          </table:table-cell>
          <table:table-cell table:style-name="ce182" office:value-type="string" calcext:value-type="string">
            <text:p>Fact # 1111 TEL011-TELCOMAG S.A. MANTENIMIENTO TÉCNICO REDES Y EQUIPO TELEFÓNICO MES DE JUNIO 2021</text:p>
          </table:table-cell>
          <table:table-cell table:style-name="ce182" office:value-type="string" calcext:value-type="string">
            <text:p>TELCOMAG S.A.</text:p>
          </table:table-cell>
          <table:table-cell table:style-name="ce185" office:value-type="float" office:value="6363.63" calcext:value-type="float">
            <text:p>6,363.63 </text:p>
          </table:table-cell>
          <table:table-cell table:style-name="ce185" office:value-type="float" office:value="39727.44" calcext:value-type="float">
            <text:p>39,727.44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MANTENIMIENTO DE EQUIPOS</text:p>
          </table:table-cell>
          <table:table-cell table:style-name="ce183" office:value-type="string" calcext:value-type="string">
            <text:p>DF-14</text:p>
          </table:table-cell>
          <table:table-cell table:style-name="ce184" office:value-type="date" office:date-value="2021-07-21" calcext:value-type="date">
            <text:p>21-jul-21</text:p>
          </table:table-cell>
          <table:table-cell table:style-name="ce182" office:value-type="string" calcext:value-type="string">
            <text:p>Fact # 52897 PER002-PERMONSA S. A. COMPRA DE 2 ADAPTADORES GATEWAYS TELEFONO ANALOGO</text:p>
          </table:table-cell>
          <table:table-cell table:style-name="ce182" office:value-type="string" calcext:value-type="string">
            <text:p>PERMONSA S.A.</text:p>
          </table:table-cell>
          <table:table-cell table:style-name="ce185" office:value-type="float" office:value="77" calcext:value-type="float">
            <text:p>77.00 </text:p>
          </table:table-cell>
          <table:table-cell table:style-name="ce185" office:value-type="float" office:value="39804.44" calcext:value-type="float">
            <text:p>39,804.44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MANTENIMIENTO DE EQUIPOS</text:p>
          </table:table-cell>
          <table:table-cell table:style-name="ce183" office:value-type="string" calcext:value-type="string">
            <text:p>DF-21</text:p>
          </table:table-cell>
          <table:table-cell table:style-name="ce184" office:value-type="date" office:date-value="2021-07-29" calcext:value-type="date">
            <text:p>29-jul-21</text:p>
          </table:table-cell>
          <table:table-cell table:style-name="ce182" office:value-type="string" calcext:value-type="string">
            <text:p>Fact # 1130 TEL011-TELCOMAG S.A. MANTENIMIENTO TÉCNICO REDES Y EQUIPO TELEFÓNICO MES DE JULIO 2021</text:p>
          </table:table-cell>
          <table:table-cell table:style-name="ce182" office:value-type="string" calcext:value-type="string">
            <text:p>TELCOMAG S.A.</text:p>
          </table:table-cell>
          <table:table-cell table:style-name="ce185" office:value-type="float" office:value="6363.63" calcext:value-type="float">
            <text:p>6,363.63 </text:p>
          </table:table-cell>
          <table:table-cell table:style-name="ce185" office:value-type="float" office:value="46168.07" calcext:value-type="float">
            <text:p>46,168.07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MANTENIMIENTO DE EQUIPOS</text:p>
          </table:table-cell>
          <table:table-cell table:style-name="ce183" office:value-type="string" calcext:value-type="string">
            <text:p>DF-12</text:p>
          </table:table-cell>
          <table:table-cell table:style-name="ce184" office:value-type="date" office:date-value="2021-08-16" calcext:value-type="date">
            <text:p>16-ago-21</text:p>
          </table:table-cell>
          <table:table-cell table:style-name="ce182" office:value-type="string" calcext:value-type="string">
            <text:p>Fact # 53121 PER002-PERMONSA S. A. COMPRA DE UN ADAPTADOR TELEFONICO 4 PUERTOS Y CUATRO ADAPTADOR TELEFONICO ANALOGO</text:p>
          </table:table-cell>
          <table:table-cell table:style-name="ce182" office:value-type="string" calcext:value-type="string">
            <text:p>PERMONSA S.A.</text:p>
          </table:table-cell>
          <table:table-cell table:style-name="ce185" office:value-type="float" office:value="247.5" calcext:value-type="float">
            <text:p>247.50 </text:p>
          </table:table-cell>
          <table:table-cell table:style-name="ce185" office:value-type="float" office:value="46415.57" calcext:value-type="float">
            <text:p>46,415.57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MANTENIMIENTO DE EQUIPOS</text:p>
          </table:table-cell>
          <table:table-cell table:style-name="ce183" office:value-type="string" calcext:value-type="string">
            <text:p>DF-11</text:p>
          </table:table-cell>
          <table:table-cell table:style-name="ce184" office:value-type="date" office:date-value="2021-08-20" calcext:value-type="date">
            <text:p>20-ago-21</text:p>
          </table:table-cell>
          <table:table-cell table:style-name="ce182" office:value-type="string" calcext:value-type="string">
            <text:p>Fact # 1149 TEL011-TELCOMAG S.A. MANTENIMIENTO TÉCNICO REDES Y EQUIPO TELEFÓNICO MES DE AGOSTO 2021</text:p>
          </table:table-cell>
          <table:table-cell table:style-name="ce182" office:value-type="string" calcext:value-type="string">
            <text:p>TELCOMAG S.A.</text:p>
          </table:table-cell>
          <table:table-cell table:style-name="ce185" office:value-type="float" office:value="6363.63" calcext:value-type="float">
            <text:p>6,363.63 </text:p>
          </table:table-cell>
          <table:table-cell table:style-name="ce185" office:value-type="float" office:value="52779.2" calcext:value-type="float">
            <text:p>52,779.20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ENTRAL <text:s/>KENNEDY <text:s/>LINKOTEL</text:p>
          </table:table-cell>
          <table:table-cell table:style-name="ce183" office:value-type="string" calcext:value-type="string">
            <text:p>DF-19</text:p>
          </table:table-cell>
          <table:table-cell table:style-name="ce184" office:value-type="date" office:date-value="2021-01-01" calcext:value-type="date">
            <text:p>01-ene-21</text:p>
          </table:table-cell>
          <table:table-cell table:style-name="ce182" office:value-type="string" calcext:value-type="string">
            <text:p>Saldo Inicial</text:p>
          </table:table-cell>
          <table:table-cell table:style-name="ce182" office:value-type="string" calcext:value-type="string">
            <text:p>ECUACOPIA</text:p>
          </table:table-cell>
          <table:table-cell table:number-columns-repeated="2" table:style-name="ce185" office:value-type="float" office:value="0" calcext:value-type="float">
            <text:p>0.00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ENTRAL <text:s/>KENNEDY <text:s/>LINKOTEL</text:p>
          </table:table-cell>
          <table:table-cell table:style-name="ce183" office:value-type="string" calcext:value-type="string">
            <text:p>DF-33</text:p>
          </table:table-cell>
          <table:table-cell table:style-name="ce184" office:value-type="date" office:date-value="2021-01-15" calcext:value-type="date">
            <text:p>15-ene-21</text:p>
          </table:table-cell>
          <table:table-cell table:style-name="ce182" office:value-type="string" calcext:value-type="string">
            <text:p>Fact # 35108 COP004-COPIADORA ECUATORIANA CIA LTDA ECUACOPIA SERVICIO DE ARRIENDO BASE Y B/N CANT:1810 MES ENERO 2021</text:p>
          </table:table-cell>
          <table:table-cell table:style-name="ce182" office:value-type="string" calcext:value-type="string">
            <text:p>ECUACOPIA</text:p>
          </table:table-cell>
          <table:table-cell table:number-columns-repeated="2" table:style-name="ce185" office:value-type="float" office:value="68.53" calcext:value-type="float">
            <text:p>68.53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ENTRAL <text:s/>KENNEDY <text:s/>LINKOTEL</text:p>
          </table:table-cell>
          <table:table-cell table:style-name="ce183" office:value-type="string" calcext:value-type="string">
            <text:p>DF-14</text:p>
          </table:table-cell>
          <table:table-cell table:style-name="ce184" office:value-type="date" office:date-value="2021-02-09" calcext:value-type="date">
            <text:p>09-feb-21</text:p>
          </table:table-cell>
          <table:table-cell table:style-name="ce182" office:value-type="string" calcext:value-type="string">
            <text:p>Fact # 35512 COP004-COPIADORA ECUATORIANA CIA LTDA ECUACOPIA SERVICIO ARRIENDO IMPRESORAS BASE Y B/N #1393 DÍAS 13 ENE AL 04 FEB 2021</text:p>
          </table:table-cell>
          <table:table-cell table:style-name="ce182" office:value-type="string" calcext:value-type="string">
            <text:p>ECUACOPIA</text:p>
          </table:table-cell>
          <table:table-cell table:style-name="ce185" office:value-type="float" office:value="63.11" calcext:value-type="float">
            <text:p>63.11 </text:p>
          </table:table-cell>
          <table:table-cell table:style-name="ce185" office:value-type="float" office:value="131.64" calcext:value-type="float">
            <text:p>131.64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ENTRAL <text:s/>KENNEDY <text:s/>LINKOTEL</text:p>
          </table:table-cell>
          <table:table-cell table:style-name="ce183" office:value-type="string" calcext:value-type="string">
            <text:p>DF-22</text:p>
          </table:table-cell>
          <table:table-cell table:style-name="ce184" office:value-type="date" office:date-value="2021-03-19" calcext:value-type="date">
            <text:p>19-mar-21</text:p>
          </table:table-cell>
          <table:table-cell table:style-name="ce182" office:value-type="string" calcext:value-type="string">
            <text:p>Fact # 36345 COP004-COPIADORA ECUATORIANA CIA LTDA ECUACOPIA SERVICIO ARRIENDO <text:s/>IMPRESORAS BASE Y B/N #544 PERIODO 04 FEB AL 18 MAR 2021</text:p>
          </table:table-cell>
          <table:table-cell table:style-name="ce182" office:value-type="string" calcext:value-type="string">
            <text:p>ECUACOPIA</text:p>
          </table:table-cell>
          <table:table-cell table:style-name="ce185" office:value-type="float" office:value="52.07" calcext:value-type="float">
            <text:p>52.07 </text:p>
          </table:table-cell>
          <table:table-cell table:style-name="ce185" office:value-type="float" office:value="183.71" calcext:value-type="float">
            <text:p>183.71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ENTRAL <text:s/>KENNEDY <text:s/>LINKOTEL</text:p>
          </table:table-cell>
          <table:table-cell table:style-name="ce183" office:value-type="string" calcext:value-type="string">
            <text:p>DF-10</text:p>
          </table:table-cell>
          <table:table-cell table:style-name="ce184" office:value-type="date" office:date-value="2021-04-12" calcext:value-type="date">
            <text:p>12-abr-21</text:p>
          </table:table-cell>
          <table:table-cell table:style-name="ce182" office:value-type="string" calcext:value-type="string">
            <text:p>Fact # 36628 COP004-COPIADORA ECUATORIANA CIA LTDA ECUACOPIA SERVICIO ARRIENDO <text:s/>IMPRESORAS BASE Y B/N#614 PERIODO 18 MAR A 12 ABRIL 2021</text:p>
          </table:table-cell>
          <table:table-cell table:style-name="ce182" office:value-type="string" calcext:value-type="string">
            <text:p>ECUACOPIA</text:p>
          </table:table-cell>
          <table:table-cell table:style-name="ce185" office:value-type="float" office:value="52.98" calcext:value-type="float">
            <text:p>52.98 </text:p>
          </table:table-cell>
          <table:table-cell table:style-name="ce185" office:value-type="float" office:value="236.69" calcext:value-type="float">
            <text:p>236.69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ENTRAL <text:s/>KENNEDY <text:s/>LINKOTEL</text:p>
          </table:table-cell>
          <table:table-cell table:style-name="ce183" office:value-type="string" calcext:value-type="string">
            <text:p>DF-35</text:p>
          </table:table-cell>
          <table:table-cell table:style-name="ce184" office:value-type="date" office:date-value="2021-05-17" calcext:value-type="date">
            <text:p>17-may-21</text:p>
          </table:table-cell>
          <table:table-cell table:style-name="ce182" office:value-type="string" calcext:value-type="string">
            <text:p>Fact # 37233 COP004-COPIADORA ECUATORIANA CIA LTDA ECUACOPIA SERVICIO ARRIENDO <text:s/>IMPRESORAS BASE Y B/N#521 PERIODO 12 ABR AL 14 MAY 2021</text:p>
          </table:table-cell>
          <table:table-cell table:style-name="ce182" office:value-type="string" calcext:value-type="string">
            <text:p>ECUACOPIA</text:p>
          </table:table-cell>
          <table:table-cell table:style-name="ce185" office:value-type="float" office:value="51.77" calcext:value-type="float">
            <text:p>51.77 </text:p>
          </table:table-cell>
          <table:table-cell table:style-name="ce185" office:value-type="float" office:value="288.46" calcext:value-type="float">
            <text:p>288.46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ENTRAL <text:s/>KENNEDY <text:s/>LINKOTEL</text:p>
          </table:table-cell>
          <table:table-cell table:style-name="ce183" office:value-type="string" calcext:value-type="string">
            <text:p>DF-9</text:p>
          </table:table-cell>
          <table:table-cell table:style-name="ce184" office:value-type="date" office:date-value="2021-06-18" calcext:value-type="date">
            <text:p>18-jun-21</text:p>
          </table:table-cell>
          <table:table-cell table:style-name="ce182" office:value-type="string" calcext:value-type="string">
            <text:p>Fact # 37905 COP004-COPIADORA ECUATORIANA CIA LTDA ECUACOPIA SERVICIO ARRIENDO <text:s/>IMPRESORAS BASE Y B/N 506 JUNIO 2021</text:p>
          </table:table-cell>
          <table:table-cell table:style-name="ce182" office:value-type="string" calcext:value-type="string">
            <text:p>ECUACOPIA</text:p>
          </table:table-cell>
          <table:table-cell table:style-name="ce185" office:value-type="float" office:value="51.58" calcext:value-type="float">
            <text:p>51.58 </text:p>
          </table:table-cell>
          <table:table-cell table:style-name="ce185" office:value-type="float" office:value="340.04" calcext:value-type="float">
            <text:p>340.04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ENTRAL <text:s/>KENNEDY <text:s/>LINKOTEL</text:p>
          </table:table-cell>
          <table:table-cell table:style-name="ce183" office:value-type="string" calcext:value-type="string">
            <text:p>DF-5</text:p>
          </table:table-cell>
          <table:table-cell table:style-name="ce184" office:value-type="date" office:date-value="2021-07-05" calcext:value-type="date">
            <text:p>05-jul-21</text:p>
          </table:table-cell>
          <table:table-cell table:style-name="ce182" office:value-type="string" calcext:value-type="string">
            <text:p>Fact # 38067 COP004-COPIADORA ECUATORIANA CIA LTDA ECUACOPIA SERVICIO ARRIENDO <text:s/>IMPRESORAS BASE Y B/N 512 PERIODO 18 JUN AL 05 JUL 2021</text:p>
          </table:table-cell>
          <table:table-cell table:style-name="ce182" office:value-type="string" calcext:value-type="string">
            <text:p>ECUACOPIA</text:p>
          </table:table-cell>
          <table:table-cell table:style-name="ce185" office:value-type="float" office:value="51.66" calcext:value-type="float">
            <text:p>51.66 </text:p>
          </table:table-cell>
          <table:table-cell table:style-name="ce185" office:value-type="float" office:value="391.7" calcext:value-type="float">
            <text:p>391.70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ENTRAL <text:s/>KENNEDY <text:s/>LINKOTEL</text:p>
          </table:table-cell>
          <table:table-cell table:style-name="ce183" office:value-type="string" calcext:value-type="string">
            <text:p>DF-4</text:p>
          </table:table-cell>
          <table:table-cell table:style-name="ce184" office:value-type="date" office:date-value="2021-08-10" calcext:value-type="date">
            <text:p>10-ago-21</text:p>
          </table:table-cell>
          <table:table-cell table:style-name="ce182" office:value-type="string" calcext:value-type="string">
            <text:p>Fact # 38686 COP004-COPIADORA ECUATORIANA CIA LTDA ECUACOPIA SERVICIO ARRIENDO <text:s/>IMPRESORAS BASE Y B/N#502 MES DE AGOSTO 2021</text:p>
          </table:table-cell>
          <table:table-cell table:style-name="ce182" office:value-type="string" calcext:value-type="string">
            <text:p>ECUACOPIA</text:p>
          </table:table-cell>
          <table:table-cell table:style-name="ce185" office:value-type="float" office:value="51.53" calcext:value-type="float">
            <text:p>51.53 </text:p>
          </table:table-cell>
          <table:table-cell table:style-name="ce185" office:value-type="float" office:value="443.23" calcext:value-type="float">
            <text:p>443.23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OTECEL S. A. "MOVISTAR"</text:p>
          </table:table-cell>
          <table:table-cell table:style-name="ce183" office:value-type="string" calcext:value-type="string">
            <text:p>DF-19</text:p>
          </table:table-cell>
          <table:table-cell table:style-name="ce184" office:value-type="date" office:date-value="2021-01-01" calcext:value-type="date">
            <text:p>01-ene-21</text:p>
          </table:table-cell>
          <table:table-cell table:style-name="ce182" office:value-type="string" calcext:value-type="string">
            <text:p>Saldo Inicial</text:p>
          </table:table-cell>
          <table:table-cell table:style-name="ce182" office:value-type="string" calcext:value-type="string">
            <text:p>OTECEL S.A.</text:p>
          </table:table-cell>
          <table:table-cell table:number-columns-repeated="2" table:style-name="ce185" office:value-type="float" office:value="0" calcext:value-type="float">
            <text:p>0.00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OTECEL S. A. "MOVISTAR"</text:p>
          </table:table-cell>
          <table:table-cell table:style-name="ce183" office:value-type="string" calcext:value-type="string">
            <text:p>DF-45</text:p>
          </table:table-cell>
          <table:table-cell table:style-name="ce184" office:value-type="date" office:date-value="2021-01-14" calcext:value-type="date">
            <text:p>14-ene-21</text:p>
          </table:table-cell>
          <table:table-cell table:style-name="ce182" office:value-type="string" calcext:value-type="string">
            <text:p>Fact # 482692 OTE001-OTECEL S.A INTERCONEXIÓN MES DE DIC 2020, <text:s/>MIN: 90225.28 T: 0.01015, COMPENSA FACT#351043</text:p>
          </table:table-cell>
          <table:table-cell table:style-name="ce182" office:value-type="string" calcext:value-type="string">
            <text:p>OTECEL S.A.</text:p>
          </table:table-cell>
          <table:table-cell table:number-columns-repeated="2" table:style-name="ce185" office:value-type="float" office:value="1114.97" calcext:value-type="float">
            <text:p>1,114.97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OTECEL S. A. "MOVISTAR"</text:p>
          </table:table-cell>
          <table:table-cell table:style-name="ce183" office:value-type="string" calcext:value-type="string">
            <text:p>DF-65</text:p>
          </table:table-cell>
          <table:table-cell table:style-name="ce184" office:value-type="date" office:date-value="2021-02-17" calcext:value-type="date">
            <text:p>17-feb-21</text:p>
          </table:table-cell>
          <table:table-cell table:style-name="ce182" office:value-type="string" calcext:value-type="string">
            <text:p>Fact # 498779 OTE001-OTECEL S.A INTERCONEXIÓN MES DE ENERO 2021, <text:s/>MIN: 163040.68 T: 0.01015, COMPENSA FACTURA#353374</text:p>
          </table:table-cell>
          <table:table-cell table:style-name="ce182" office:value-type="string" calcext:value-type="string">
            <text:p>OTECEL S.A.</text:p>
          </table:table-cell>
          <table:table-cell table:style-name="ce185" office:value-type="float" office:value="1914.58" calcext:value-type="float">
            <text:p>1,914.58 </text:p>
          </table:table-cell>
          <table:table-cell table:style-name="ce185" office:value-type="float" office:value="3029.55" calcext:value-type="float">
            <text:p>3,029.55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OTECEL S. A. "MOVISTAR"</text:p>
          </table:table-cell>
          <table:table-cell table:style-name="ce183" office:value-type="string" calcext:value-type="string">
            <text:p>DF-42</text:p>
          </table:table-cell>
          <table:table-cell table:style-name="ce184" office:value-type="date" office:date-value="2021-03-15" calcext:value-type="date">
            <text:p>15-mar-21</text:p>
          </table:table-cell>
          <table:table-cell table:style-name="ce182" office:value-type="string" calcext:value-type="string">
            <text:p>Fact # 512531 OTE001-OTECEL S.A INTERCONEXIÓN MES DE FEB 2021, MIN: 93496.76 T: 0.01015, COMPENSA FACTURA#355811</text:p>
          </table:table-cell>
          <table:table-cell table:style-name="ce182" office:value-type="string" calcext:value-type="string">
            <text:p>OTECEL S.A.</text:p>
          </table:table-cell>
          <table:table-cell table:style-name="ce185" office:value-type="float" office:value="1167.63" calcext:value-type="float">
            <text:p>1,167.63 </text:p>
          </table:table-cell>
          <table:table-cell table:style-name="ce185" office:value-type="float" office:value="4197.18" calcext:value-type="float">
            <text:p>4,197.18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OTECEL S. A. "MOVISTAR"</text:p>
          </table:table-cell>
          <table:table-cell table:style-name="ce183" office:value-type="string" calcext:value-type="string">
            <text:p>DF-18</text:p>
          </table:table-cell>
          <table:table-cell table:style-name="ce184" office:value-type="date" office:date-value="2021-04-13" calcext:value-type="date">
            <text:p>13-abr-21</text:p>
          </table:table-cell>
          <table:table-cell table:style-name="ce182" office:value-type="string" calcext:value-type="string">
            <text:p>Fact # 525871 OTE001-OTECEL S.A INTERCONEXIÓN MES DE MARZO 2021, MIN: 179576.45 T: 0.01015</text:p>
          </table:table-cell>
          <table:table-cell table:style-name="ce182" office:value-type="string" calcext:value-type="string">
            <text:p>OTECEL S.A.</text:p>
          </table:table-cell>
          <table:table-cell table:style-name="ce185" office:value-type="float" office:value="2133.93" calcext:value-type="float">
            <text:p>2,133.93 </text:p>
          </table:table-cell>
          <table:table-cell table:style-name="ce185" office:value-type="float" office:value="6331.11" calcext:value-type="float">
            <text:p>6,331.11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OTECEL S. A. "MOVISTAR"</text:p>
          </table:table-cell>
          <table:table-cell table:style-name="ce183" office:value-type="string" calcext:value-type="string">
            <text:p>DF-47</text:p>
          </table:table-cell>
          <table:table-cell table:style-name="ce184" office:value-type="date" office:date-value="2021-05-14" calcext:value-type="date">
            <text:p>14-may-21</text:p>
          </table:table-cell>
          <table:table-cell table:style-name="ce182" office:value-type="string" calcext:value-type="string">
            <text:p>Fact # 540454 OTE001-OTECEL S.A INTERCONEXIÓN MES DE ABRIL 2021, MIN: 210147.89 T: 0.01015</text:p>
          </table:table-cell>
          <table:table-cell table:style-name="ce182" office:value-type="string" calcext:value-type="string">
            <text:p>OTECEL S.A.</text:p>
          </table:table-cell>
          <table:table-cell table:style-name="ce185" office:value-type="float" office:value="2464.78" calcext:value-type="float">
            <text:p>2,464.78 </text:p>
          </table:table-cell>
          <table:table-cell table:style-name="ce185" office:value-type="float" office:value="8795.89" calcext:value-type="float">
            <text:p>8,795.89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OTECEL S. A. "MOVISTAR"</text:p>
          </table:table-cell>
          <table:table-cell table:style-name="ce183" office:value-type="string" calcext:value-type="string">
            <text:p>DF-41</text:p>
          </table:table-cell>
          <table:table-cell table:style-name="ce184" office:value-type="date" office:date-value="2021-06-15" calcext:value-type="date">
            <text:p>15-jun-21</text:p>
          </table:table-cell>
          <table:table-cell table:style-name="ce182" office:value-type="string" calcext:value-type="string">
            <text:p>Fact # 554781 OTE001-OTECEL S.A INTERCONEXIÓN MES DE MAYO 2021, MIN: 113419.69 T: 0.01015, COMPENSA FACTURA#363393</text:p>
          </table:table-cell>
          <table:table-cell table:style-name="ce182" office:value-type="string" calcext:value-type="string">
            <text:p>OTECEL S.A.</text:p>
          </table:table-cell>
          <table:table-cell table:style-name="ce185" office:value-type="float" office:value="1420.09" calcext:value-type="float">
            <text:p>1,420.09 </text:p>
          </table:table-cell>
          <table:table-cell table:style-name="ce185" office:value-type="float" office:value="10215.98" calcext:value-type="float">
            <text:p>10,215.98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OTECEL S. A. "MOVISTAR"</text:p>
          </table:table-cell>
          <table:table-cell table:style-name="ce183" office:value-type="string" calcext:value-type="string">
            <text:p>DF-27</text:p>
          </table:table-cell>
          <table:table-cell table:style-name="ce184" office:value-type="date" office:date-value="2021-07-14" calcext:value-type="date">
            <text:p>14-jul-21</text:p>
          </table:table-cell>
          <table:table-cell table:style-name="ce182" office:value-type="string" calcext:value-type="string">
            <text:p>Fact # 569320 OTE001-OTECEL S.A INTERCONEXIÓN MES DE JUNIO 2021, MIN: 113886.94 T: 0.01015</text:p>
          </table:table-cell>
          <table:table-cell table:style-name="ce182" office:value-type="string" calcext:value-type="string">
            <text:p>OTECEL S.A.</text:p>
          </table:table-cell>
          <table:table-cell table:style-name="ce185" office:value-type="float" office:value="1421.25" calcext:value-type="float">
            <text:p>1,421.25 </text:p>
          </table:table-cell>
          <table:table-cell table:style-name="ce185" office:value-type="float" office:value="11637.23" calcext:value-type="float">
            <text:p>11,637.23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OTECEL S. A. "MOVISTAR"</text:p>
          </table:table-cell>
          <table:table-cell table:style-name="ce183" office:value-type="string" calcext:value-type="string">
            <text:p>DF-48</text:p>
          </table:table-cell>
          <table:table-cell table:style-name="ce184" office:value-type="date" office:date-value="2021-08-16" calcext:value-type="date">
            <text:p>16-ago-21</text:p>
          </table:table-cell>
          <table:table-cell table:style-name="ce182" office:value-type="string" calcext:value-type="string">
            <text:p>Fact # 584109 OTE001-OTECEL S.A INTERCONEXIÓN MES DE JULIO 2021, MIN: 115988.37 T: 0.01015, COMPENSA FACT#368632</text:p>
          </table:table-cell>
          <table:table-cell table:style-name="ce182" office:value-type="string" calcext:value-type="string">
            <text:p>OTECEL S.A.</text:p>
          </table:table-cell>
          <table:table-cell table:style-name="ce185" office:value-type="float" office:value="1442.99" calcext:value-type="float">
            <text:p>1,442.99 </text:p>
          </table:table-cell>
          <table:table-cell table:style-name="ce185" office:value-type="float" office:value="13080.22" calcext:value-type="float">
            <text:p>13,080.22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GLOBAL THINK TECHNOLOGY S.A.</text:p>
          </table:table-cell>
          <table:table-cell table:style-name="ce183" office:value-type="string" calcext:value-type="string">
            <text:p>DF-19</text:p>
          </table:table-cell>
          <table:table-cell table:style-name="ce184" office:value-type="date" office:date-value="2021-01-01" calcext:value-type="date">
            <text:p>01-ene-21</text:p>
          </table:table-cell>
          <table:table-cell table:style-name="ce182" office:value-type="string" calcext:value-type="string">
            <text:p>Saldo Inicial</text:p>
          </table:table-cell>
          <table:table-cell table:style-name="ce182" office:value-type="string" calcext:value-type="string">
            <text:p>GLOBAL THINK TECHNOLOGY S.A.</text:p>
          </table:table-cell>
          <table:table-cell table:number-columns-repeated="2" table:style-name="ce185" office:value-type="float" office:value="0" calcext:value-type="float">
            <text:p>0.00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GLOBAL THINK TECHNOLOGY S.A.</text:p>
          </table:table-cell>
          <table:table-cell table:style-name="ce183" office:value-type="string" calcext:value-type="string">
            <text:p>EN-9</text:p>
          </table:table-cell>
          <table:table-cell table:style-name="ce184" office:value-type="date" office:date-value="2021-01-08" calcext:value-type="date">
            <text:p>08-ene-21</text:p>
          </table:table-cell>
          <table:table-cell table:style-name="ce182" office:value-type="string" calcext:value-type="string">
            <text:p>Registro-Contabilización Servicio mensuales por soporte técnico Global Think Tecnology S.A. mes de ene-2021, Fact#00004-00000506</text:p>
          </table:table-cell>
          <table:table-cell table:style-name="ce182" office:value-type="string" calcext:value-type="string">
            <text:p>GLOBAL THINK TECHNOLOGY S.A.</text:p>
          </table:table-cell>
          <table:table-cell table:number-columns-repeated="2" table:style-name="ce185" office:value-type="float" office:value="2500" calcext:value-type="float">
            <text:p>2,500.00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GLOBAL THINK TECHNOLOGY S.A.</text:p>
          </table:table-cell>
          <table:table-cell table:style-name="ce183" office:value-type="string" calcext:value-type="string">
            <text:p>FE-1</text:p>
          </table:table-cell>
          <table:table-cell table:style-name="ce184" office:value-type="date" office:date-value="2021-02-01" calcext:value-type="date">
            <text:p>01-feb-21</text:p>
          </table:table-cell>
          <table:table-cell table:style-name="ce182" office:value-type="string" calcext:value-type="string">
            <text:p>Registro-Contabilización Servicio mensuales por soporte técnico Global Think Tecnology S.A. mes de feb-2021, Fact#00004-00000507</text:p>
          </table:table-cell>
          <table:table-cell table:style-name="ce182" office:value-type="string" calcext:value-type="string">
            <text:p>GLOBAL THINK TECHNOLOGY S.A.</text:p>
          </table:table-cell>
          <table:table-cell table:style-name="ce185" office:value-type="float" office:value="2500" calcext:value-type="float">
            <text:p>2,500.00 </text:p>
          </table:table-cell>
          <table:table-cell table:style-name="ce185" office:value-type="float" office:value="5000" calcext:value-type="float">
            <text:p>5,000.00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GLOBAL THINK TECHNOLOGY S.A.</text:p>
          </table:table-cell>
          <table:table-cell table:style-name="ce183" office:value-type="string" calcext:value-type="string">
            <text:p>MR-1</text:p>
          </table:table-cell>
          <table:table-cell table:style-name="ce184" office:value-type="date" office:date-value="2021-03-01" calcext:value-type="date">
            <text:p>01-mar-21</text:p>
          </table:table-cell>
          <table:table-cell table:style-name="ce182" office:value-type="string" calcext:value-type="string">
            <text:p>Registro-Contabilización Servicio mensuales por soporte técnico Global Think Tecnology S.A. mes de marzo 2021, Fact#00004-00000520</text:p>
          </table:table-cell>
          <table:table-cell table:style-name="ce182" office:value-type="string" calcext:value-type="string">
            <text:p>GLOBAL THINK TECHNOLOGY S.A.</text:p>
          </table:table-cell>
          <table:table-cell table:style-name="ce185" office:value-type="float" office:value="2500" calcext:value-type="float">
            <text:p>2,500.00 </text:p>
          </table:table-cell>
          <table:table-cell table:style-name="ce185" office:value-type="float" office:value="7500" calcext:value-type="float">
            <text:p>7,500.00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GLOBAL THINK TECHNOLOGY S.A.</text:p>
          </table:table-cell>
          <table:table-cell table:style-name="ce183" office:value-type="string" calcext:value-type="string">
            <text:p>AB-7</text:p>
          </table:table-cell>
          <table:table-cell table:style-name="ce184" office:value-type="date" office:date-value="2021-04-07" calcext:value-type="date">
            <text:p>07-abr-21</text:p>
          </table:table-cell>
          <table:table-cell table:style-name="ce182" office:value-type="string" calcext:value-type="string">
            <text:p>Registro-Contabilización Servicio mensuales por soporte técnico Global Think Tecnology S.A. mes de abril-2021, Fact#00004-00000533 y cuota 1/10 por Denoc setup </text:p>
          </table:table-cell>
          <table:table-cell table:style-name="ce182" office:value-type="string" calcext:value-type="string">
            <text:p>GLOBAL THINK TECHNOLOGY S.A.</text:p>
          </table:table-cell>
          <table:table-cell table:style-name="ce185" office:value-type="float" office:value="3000" calcext:value-type="float">
            <text:p>3,000.00 </text:p>
          </table:table-cell>
          <table:table-cell table:style-name="ce185" office:value-type="float" office:value="10500" calcext:value-type="float">
            <text:p>10,500.00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GLOBAL THINK TECHNOLOGY S.A.</text:p>
          </table:table-cell>
          <table:table-cell table:style-name="ce183" office:value-type="string" calcext:value-type="string">
            <text:p>MA-8</text:p>
          </table:table-cell>
          <table:table-cell table:style-name="ce184" office:value-type="date" office:date-value="2021-05-10" calcext:value-type="date">
            <text:p>10-may-21</text:p>
          </table:table-cell>
          <table:table-cell table:style-name="ce182" office:value-type="string" calcext:value-type="string">
            <text:p>Registro-Contabilización Servicio mensuales por soporte técnico Global Think Tecnology S.A. mes de mayo-2021, Factura#00004-00000534 y cuota 2/10 por Denoc setup </text:p>
          </table:table-cell>
          <table:table-cell table:style-name="ce182" office:value-type="string" calcext:value-type="string">
            <text:p>GLOBAL THINK TECHNOLOGY S.A.</text:p>
          </table:table-cell>
          <table:table-cell table:style-name="ce185" office:value-type="float" office:value="3000" calcext:value-type="float">
            <text:p>3,000.00 </text:p>
          </table:table-cell>
          <table:table-cell table:style-name="ce185" office:value-type="float" office:value="13500" calcext:value-type="float">
            <text:p>13,500.00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GLOBAL THINK TECHNOLOGY S.A.</text:p>
          </table:table-cell>
          <table:table-cell table:style-name="ce183" office:value-type="string" calcext:value-type="string">
            <text:p>JN-1</text:p>
          </table:table-cell>
          <table:table-cell table:style-name="ce184" office:value-type="date" office:date-value="2021-06-03" calcext:value-type="date">
            <text:p>03-jun-21</text:p>
          </table:table-cell>
          <table:table-cell table:style-name="ce182" office:value-type="string" calcext:value-type="string">
            <text:p>Registro-Contabilización Servicio mensuales por soporte técnico Global Think Tecnology S.A. mes de junio-2021, Factura#00004-00000535 y cuota 3/10 por Denoc setup</text:p>
          </table:table-cell>
          <table:table-cell table:style-name="ce182" office:value-type="string" calcext:value-type="string">
            <text:p>GLOBAL THINK TECHNOLOGY S.A.</text:p>
          </table:table-cell>
          <table:table-cell table:style-name="ce185" office:value-type="float" office:value="3000" calcext:value-type="float">
            <text:p>3,000.00 </text:p>
          </table:table-cell>
          <table:table-cell table:style-name="ce185" office:value-type="float" office:value="16500" calcext:value-type="float">
            <text:p>16,500.00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GLOBAL THINK TECHNOLOGY S.A.</text:p>
          </table:table-cell>
          <table:table-cell table:style-name="ce183" office:value-type="string" calcext:value-type="string">
            <text:p>JU-1</text:p>
          </table:table-cell>
          <table:table-cell table:style-name="ce184" office:value-type="date" office:date-value="2021-07-01" calcext:value-type="date">
            <text:p>01-jul-21</text:p>
          </table:table-cell>
          <table:table-cell table:style-name="ce182" office:value-type="string" calcext:value-type="string">
            <text:p>Registro-Contabilización Servicio mensuales por soporte técnico Global Think Tecnology S.A. mes de julio 2021, Factura#00004-00000547 y cuota 4/10 por Denoc setup</text:p>
          </table:table-cell>
          <table:table-cell table:style-name="ce182" office:value-type="string" calcext:value-type="string">
            <text:p>GLOBAL THINK TECHNOLOGY S.A.</text:p>
          </table:table-cell>
          <table:table-cell table:style-name="ce185" office:value-type="float" office:value="3000" calcext:value-type="float">
            <text:p>3,000.00 </text:p>
          </table:table-cell>
          <table:table-cell table:style-name="ce185" office:value-type="float" office:value="19500" calcext:value-type="float">
            <text:p>19,500.00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GLOBAL THINK TECHNOLOGY S.A.</text:p>
          </table:table-cell>
          <table:table-cell table:style-name="ce183" office:value-type="string" calcext:value-type="string">
            <text:p>AG-3</text:p>
          </table:table-cell>
          <table:table-cell table:style-name="ce184" office:value-type="date" office:date-value="2021-08-06" calcext:value-type="date">
            <text:p>06-ago-21</text:p>
          </table:table-cell>
          <table:table-cell table:style-name="ce182" office:value-type="string" calcext:value-type="string">
            <text:p>Registro-Contabilización Servicio mensuales por soporte técnico Global Think Tecnology S.A. mes de agosto 2021, Factura#00004-00000559 y cuota 5/10 por Denoc setup</text:p>
          </table:table-cell>
          <table:table-cell table:style-name="ce182" office:value-type="string" calcext:value-type="string">
            <text:p>GLOBAL THINK TECHNOLOGY S.A.</text:p>
          </table:table-cell>
          <table:table-cell table:style-name="ce185" office:value-type="float" office:value="3000" calcext:value-type="float">
            <text:p>3,000.00 </text:p>
          </table:table-cell>
          <table:table-cell table:style-name="ce185" office:value-type="float" office:value="22500" calcext:value-type="float">
            <text:p>22,500.00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NT EP - TELECSA S.A. "ALEGRO PCS"</text:p>
          </table:table-cell>
          <table:table-cell table:style-name="ce183" office:value-type="string" calcext:value-type="string">
            <text:p>DF-19</text:p>
          </table:table-cell>
          <table:table-cell table:style-name="ce184" office:value-type="date" office:date-value="2021-01-01" calcext:value-type="date">
            <text:p>01-ene-21</text:p>
          </table:table-cell>
          <table:table-cell table:style-name="ce182" office:value-type="string" calcext:value-type="string">
            <text:p>Saldo Inicial</text:p>
          </table:table-cell>
          <table:table-cell table:style-name="ce182" office:value-type="string" calcext:value-type="string">
            <text:p>CNT EP</text:p>
          </table:table-cell>
          <table:table-cell table:number-columns-repeated="2" table:style-name="ce185" office:value-type="float" office:value="0" calcext:value-type="float">
            <text:p>0.00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NT EP - TELECSA S.A. "ALEGRO PCS"</text:p>
          </table:table-cell>
          <table:table-cell table:style-name="ce183" office:value-type="string" calcext:value-type="string">
            <text:p>DF-13</text:p>
          </table:table-cell>
          <table:table-cell table:style-name="ce184" office:value-type="date" office:date-value="2021-01-03" calcext:value-type="date">
            <text:p>03-ene-21</text:p>
          </table:table-cell>
          <table:table-cell table:style-name="ce182" office:value-type="string" calcext:value-type="string">
            <text:p>Fact # 164445330 PAC005-CORPORACION NACIONAL DE TELECOMUNICACIONES CNT EP PENSIÓN BÁSICA SERVICIO#23820600 MES DE DIC-20 POR TRONCAL SIP/QUITO/ENLACE 10 CANALES LLAMADA DE VOZ</text:p>
          </table:table-cell>
          <table:table-cell table:style-name="ce182" office:value-type="string" calcext:value-type="string">
            <text:p>CNT EP</text:p>
          </table:table-cell>
          <table:table-cell table:number-columns-repeated="2" table:style-name="ce185" office:value-type="float" office:value="120" calcext:value-type="float">
            <text:p>120.00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NT EP - TELECSA S.A. "ALEGRO PCS"</text:p>
          </table:table-cell>
          <table:table-cell table:style-name="ce183" office:value-type="string" calcext:value-type="string">
            <text:p>DF-14</text:p>
          </table:table-cell>
          <table:table-cell table:style-name="ce184" office:value-type="date" office:date-value="2021-01-03" calcext:value-type="date">
            <text:p>03-ene-21</text:p>
          </table:table-cell>
          <table:table-cell table:style-name="ce182" office:value-type="string" calcext:value-type="string">
            <text:p>Fact # 164445331 PAC005-CORPORACION NACIONAL DE TELECOMUNICACIONES CNT EP PENSION BASICA SERVICIO#43805540 MES DIC-2020 POR TRONCAL</text:p>
          </table:table-cell>
          <table:table-cell table:style-name="ce182" office:value-type="string" calcext:value-type="string">
            <text:p>CNT EP</text:p>
          </table:table-cell>
          <table:table-cell table:style-name="ce185" office:value-type="float" office:value="120" calcext:value-type="float">
            <text:p>120.00 </text:p>
          </table:table-cell>
          <table:table-cell table:style-name="ce185" office:value-type="float" office:value="240" calcext:value-type="float">
            <text:p>240.00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NT EP - TELECSA S.A. "ALEGRO PCS"</text:p>
          </table:table-cell>
          <table:table-cell table:style-name="ce183" office:value-type="string" calcext:value-type="string">
            <text:p>DF-15</text:p>
          </table:table-cell>
          <table:table-cell table:style-name="ce184" office:value-type="date" office:date-value="2021-01-03" calcext:value-type="date">
            <text:p>03-ene-21</text:p>
          </table:table-cell>
          <table:table-cell table:style-name="ce182" office:value-type="string" calcext:value-type="string">
            <text:p>Fact # 164445332 PAC005-CORPORACION NACIONAL DE TELECOMUNICACIONES CNT EP PENSIÓN BÁSICA MES DE DIC-2020 PILOTO#891422 ENLACE LINKO-ETAPA CUENCA</text:p>
          </table:table-cell>
          <table:table-cell table:style-name="ce182" office:value-type="string" calcext:value-type="string">
            <text:p>CNT EP</text:p>
          </table:table-cell>
          <table:table-cell table:style-name="ce185" office:value-type="float" office:value="481" calcext:value-type="float">
            <text:p>481.00 </text:p>
          </table:table-cell>
          <table:table-cell table:style-name="ce185" office:value-type="float" office:value="721" calcext:value-type="float">
            <text:p>721.00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NT EP - TELECSA S.A. "ALEGRO PCS"</text:p>
          </table:table-cell>
          <table:table-cell table:style-name="ce183" office:value-type="string" calcext:value-type="string">
            <text:p>DF-16</text:p>
          </table:table-cell>
          <table:table-cell table:style-name="ce184" office:value-type="date" office:date-value="2021-01-03" calcext:value-type="date">
            <text:p>03-ene-21</text:p>
          </table:table-cell>
          <table:table-cell table:style-name="ce182" office:value-type="string" calcext:value-type="string">
            <text:p>Fact # 164445333 PAC005-CORPORACION NACIONAL DE TELECOMUNICACIONES CNT EP PENSIÓN BÁSICA MES DE DIC-2020, PILOTO 891537, ENLACE LINKO-CNT MOVIL</text:p>
          </table:table-cell>
          <table:table-cell table:style-name="ce182" office:value-type="string" calcext:value-type="string">
            <text:p>CNT EP</text:p>
          </table:table-cell>
          <table:table-cell table:style-name="ce185" office:value-type="float" office:value="292" calcext:value-type="float">
            <text:p>292.00 </text:p>
          </table:table-cell>
          <table:table-cell table:style-name="ce185" office:value-type="float" office:value="1013" calcext:value-type="float">
            <text:p>1,013.00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NT EP - TELECSA S.A. "ALEGRO PCS"</text:p>
          </table:table-cell>
          <table:table-cell table:style-name="ce183" office:value-type="string" calcext:value-type="string">
            <text:p>DF-41</text:p>
          </table:table-cell>
          <table:table-cell table:style-name="ce184" office:value-type="date" office:date-value="2021-01-15" calcext:value-type="date">
            <text:p>15-ene-21</text:p>
          </table:table-cell>
          <table:table-cell table:style-name="ce182" office:value-type="string" calcext:value-type="string">
            <text:p>Fact # 6636 PAC005-CORPORACION NACIONAL DE TELECOMUNICACIONES CNT EP INTERCONEXIÓN MÓVIL DIC 2020, MEDICIÓN 22.212,09 TASA USD0.013470, COMPENSA FACT#351049</text:p>
          </table:table-cell>
          <table:table-cell table:style-name="ce182" office:value-type="string" calcext:value-type="string">
            <text:p>CNT EP</text:p>
          </table:table-cell>
          <table:table-cell table:style-name="ce185" office:value-type="float" office:value="299.2" calcext:value-type="float">
            <text:p>299.20 </text:p>
          </table:table-cell>
          <table:table-cell table:style-name="ce185" office:value-type="float" office:value="1312.2" calcext:value-type="float">
            <text:p>1,312.20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NT EP - TELECSA S.A. "ALEGRO PCS"</text:p>
          </table:table-cell>
          <table:table-cell table:style-name="ce183" office:value-type="string" calcext:value-type="string">
            <text:p>DF-31</text:p>
          </table:table-cell>
          <table:table-cell table:style-name="ce184" office:value-type="date" office:date-value="2021-02-03" calcext:value-type="date">
            <text:p>03-feb-21</text:p>
          </table:table-cell>
          <table:table-cell table:style-name="ce182" office:value-type="string" calcext:value-type="string">
            <text:p>Fact # 166274562 PAC005-CORPORACION NACIONAL DE TELECOMUNICACIONES CNT EP PENSIÓN BÁSICA MES DE ENE-2021, PILOTO 891537, ENLACE LINKO-CNT MOVIL</text:p>
          </table:table-cell>
          <table:table-cell table:style-name="ce182" office:value-type="string" calcext:value-type="string">
            <text:p>CNT EP</text:p>
          </table:table-cell>
          <table:table-cell table:style-name="ce185" office:value-type="float" office:value="292" calcext:value-type="float">
            <text:p>292.00 </text:p>
          </table:table-cell>
          <table:table-cell table:style-name="ce185" office:value-type="float" office:value="1604.2" calcext:value-type="float">
            <text:p>1,604.20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NT EP - TELECSA S.A. "ALEGRO PCS"</text:p>
          </table:table-cell>
          <table:table-cell table:style-name="ce183" office:value-type="string" calcext:value-type="string">
            <text:p>DF-32</text:p>
          </table:table-cell>
          <table:table-cell table:style-name="ce184" office:value-type="date" office:date-value="2021-02-03" calcext:value-type="date">
            <text:p>03-feb-21</text:p>
          </table:table-cell>
          <table:table-cell table:style-name="ce182" office:value-type="string" calcext:value-type="string">
            <text:p>Fact # 166274561 PAC005-CORPORACION NACIONAL DE TELECOMUNICACIONES CNT EP PENSIÓN BÁSICA MES DE ENE-2021 PILOTO#891422 ENLACE LINKO-ETAPA CUENCA</text:p>
          </table:table-cell>
          <table:table-cell table:style-name="ce182" office:value-type="string" calcext:value-type="string">
            <text:p>CNT EP</text:p>
          </table:table-cell>
          <table:table-cell table:style-name="ce185" office:value-type="float" office:value="481" calcext:value-type="float">
            <text:p>481.00 </text:p>
          </table:table-cell>
          <table:table-cell table:style-name="ce185" office:value-type="float" office:value="2085.2" calcext:value-type="float">
            <text:p>2,085.20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NT EP - TELECSA S.A. "ALEGRO PCS"</text:p>
          </table:table-cell>
          <table:table-cell table:style-name="ce183" office:value-type="string" calcext:value-type="string">
            <text:p>DF-33</text:p>
          </table:table-cell>
          <table:table-cell table:style-name="ce184" office:value-type="date" office:date-value="2021-02-03" calcext:value-type="date">
            <text:p>03-feb-21</text:p>
          </table:table-cell>
          <table:table-cell table:style-name="ce182" office:value-type="string" calcext:value-type="string">
            <text:p>Fact # 166274560 PAC005-CORPORACION NACIONAL DE TELECOMUNICACIONES CNT EP PENSION BASICA SERVICIO#43805540 MES ENE-2021 POR TRONCAL</text:p>
          </table:table-cell>
          <table:table-cell table:style-name="ce182" office:value-type="string" calcext:value-type="string">
            <text:p>CNT EP</text:p>
          </table:table-cell>
          <table:table-cell table:style-name="ce185" office:value-type="float" office:value="120" calcext:value-type="float">
            <text:p>120.00 </text:p>
          </table:table-cell>
          <table:table-cell table:style-name="ce185" office:value-type="float" office:value="2205.2" calcext:value-type="float">
            <text:p>2,205.20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NT EP - TELECSA S.A. "ALEGRO PCS"</text:p>
          </table:table-cell>
          <table:table-cell table:style-name="ce183" office:value-type="string" calcext:value-type="string">
            <text:p>DF-34</text:p>
          </table:table-cell>
          <table:table-cell table:style-name="ce184" office:value-type="date" office:date-value="2021-02-03" calcext:value-type="date">
            <text:p>03-feb-21</text:p>
          </table:table-cell>
          <table:table-cell table:style-name="ce182" office:value-type="string" calcext:value-type="string">
            <text:p>Fact # 166274559 PAC005-CORPORACION NACIONAL DE TELECOMUNICACIONES CNT EP PENSIÓN BÁSICA SERVICIO#23820600 MES DE ENE-2021 POR TRONCAL SIP/QUITO/ENLACE 10 CANALES LLAMADA DE VOZ</text:p>
          </table:table-cell>
          <table:table-cell table:style-name="ce182" office:value-type="string" calcext:value-type="string">
            <text:p>CNT EP</text:p>
          </table:table-cell>
          <table:table-cell table:style-name="ce185" office:value-type="float" office:value="120" calcext:value-type="float">
            <text:p>120.00 </text:p>
          </table:table-cell>
          <table:table-cell table:style-name="ce185" office:value-type="float" office:value="2325.2" calcext:value-type="float">
            <text:p>2,325.20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NT EP - TELECSA S.A. "ALEGRO PCS"</text:p>
          </table:table-cell>
          <table:table-cell table:style-name="ce183" office:value-type="string" calcext:value-type="string">
            <text:p>DF-62</text:p>
          </table:table-cell>
          <table:table-cell table:style-name="ce184" office:value-type="date" office:date-value="2021-02-17" calcext:value-type="date">
            <text:p>17-feb-21</text:p>
          </table:table-cell>
          <table:table-cell table:style-name="ce182" office:value-type="string" calcext:value-type="string">
            <text:p>Fact # 6754 PAC005-CORPORACION NACIONAL DE TELECOMUNICACIONES CNT EP INTERCONEXIÓN MÓVIL MES DE ENERO 2021, <text:s/>MEDICIÓN 32.234,47 TASA USD0.013470, COMPENSA FACTURA#353379</text:p>
          </table:table-cell>
          <table:table-cell table:style-name="ce182" office:value-type="string" calcext:value-type="string">
            <text:p>CNT EP</text:p>
          </table:table-cell>
          <table:table-cell table:style-name="ce185" office:value-type="float" office:value="434.2" calcext:value-type="float">
            <text:p>434.20 </text:p>
          </table:table-cell>
          <table:table-cell table:style-name="ce185" office:value-type="float" office:value="2759.4" calcext:value-type="float">
            <text:p>2,759.40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NT EP - TELECSA S.A. "ALEGRO PCS"</text:p>
          </table:table-cell>
          <table:table-cell table:style-name="ce183" office:value-type="string" calcext:value-type="string">
            <text:p>DF-32</text:p>
          </table:table-cell>
          <table:table-cell table:style-name="ce184" office:value-type="date" office:date-value="2021-03-03" calcext:value-type="date">
            <text:p>03-mar-21</text:p>
          </table:table-cell>
          <table:table-cell table:style-name="ce182" office:value-type="string" calcext:value-type="string">
            <text:p>Fact # 168250768 PAC005-CORPORACION NACIONAL DE TELECOMUNICACIONES CNT EP PENSIÓN BÁSICA SERVICIO#23820600 MES DE FEB-2021 POR TRONCAL SIP/QUITO/ENLACE 10 CANALES LLAMADA DE VOZ</text:p>
          </table:table-cell>
          <table:table-cell table:style-name="ce182" office:value-type="string" calcext:value-type="string">
            <text:p>CNT EP</text:p>
          </table:table-cell>
          <table:table-cell table:style-name="ce185" office:value-type="float" office:value="120" calcext:value-type="float">
            <text:p>120.00 </text:p>
          </table:table-cell>
          <table:table-cell table:style-name="ce185" office:value-type="float" office:value="2879.4" calcext:value-type="float">
            <text:p>2,879.40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NT EP - TELECSA S.A. "ALEGRO PCS"</text:p>
          </table:table-cell>
          <table:table-cell table:style-name="ce183" office:value-type="string" calcext:value-type="string">
            <text:p>DF-33</text:p>
          </table:table-cell>
          <table:table-cell table:style-name="ce184" office:value-type="date" office:date-value="2021-03-03" calcext:value-type="date">
            <text:p>03-mar-21</text:p>
          </table:table-cell>
          <table:table-cell table:style-name="ce182" office:value-type="string" calcext:value-type="string">
            <text:p>Fact # 168250769 PAC005-CORPORACION NACIONAL DE TELECOMUNICACIONES CNT EP PENSION BASICA SERVICIO#43805540 MES FEB-2021 POR TRONCAL</text:p>
          </table:table-cell>
          <table:table-cell table:style-name="ce182" office:value-type="string" calcext:value-type="string">
            <text:p>CNT EP</text:p>
          </table:table-cell>
          <table:table-cell table:style-name="ce185" office:value-type="float" office:value="120" calcext:value-type="float">
            <text:p>120.00 </text:p>
          </table:table-cell>
          <table:table-cell table:style-name="ce185" office:value-type="float" office:value="2999.4" calcext:value-type="float">
            <text:p>2,999.40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NT EP - TELECSA S.A. "ALEGRO PCS"</text:p>
          </table:table-cell>
          <table:table-cell table:style-name="ce183" office:value-type="string" calcext:value-type="string">
            <text:p>DF-34</text:p>
          </table:table-cell>
          <table:table-cell table:style-name="ce184" office:value-type="date" office:date-value="2021-03-03" calcext:value-type="date">
            <text:p>03-mar-21</text:p>
          </table:table-cell>
          <table:table-cell table:style-name="ce182" office:value-type="string" calcext:value-type="string">
            <text:p>Fact # 168250770 PAC005-CORPORACION NACIONAL DE TELECOMUNICACIONES CNT EP PENSIÓN BÁSICA MES DE FEB-2021 PILOTO#891422 ENLACE LINKO-ETAPA CUENCA</text:p>
          </table:table-cell>
          <table:table-cell table:style-name="ce182" office:value-type="string" calcext:value-type="string">
            <text:p>CNT EP</text:p>
          </table:table-cell>
          <table:table-cell table:style-name="ce185" office:value-type="float" office:value="481" calcext:value-type="float">
            <text:p>481.00 </text:p>
          </table:table-cell>
          <table:table-cell table:style-name="ce185" office:value-type="float" office:value="3480.4" calcext:value-type="float">
            <text:p>3,480.40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NT EP - TELECSA S.A. "ALEGRO PCS"</text:p>
          </table:table-cell>
          <table:table-cell table:style-name="ce183" office:value-type="string" calcext:value-type="string">
            <text:p>DF-35</text:p>
          </table:table-cell>
          <table:table-cell table:style-name="ce184" office:value-type="date" office:date-value="2021-03-03" calcext:value-type="date">
            <text:p>03-mar-21</text:p>
          </table:table-cell>
          <table:table-cell table:style-name="ce182" office:value-type="string" calcext:value-type="string">
            <text:p>Fact # 168250771 PAC005-CORPORACION NACIONAL DE TELECOMUNICACIONES CNT EP PENSIÓN BÁSICA MES DE FEFB-2021, PILOTO 891537, ENLACE LINKO-CNT MOVIL</text:p>
          </table:table-cell>
          <table:table-cell table:style-name="ce182" office:value-type="string" calcext:value-type="string">
            <text:p>CNT EP</text:p>
          </table:table-cell>
          <table:table-cell table:style-name="ce185" office:value-type="float" office:value="292" calcext:value-type="float">
            <text:p>292.00 </text:p>
          </table:table-cell>
          <table:table-cell table:style-name="ce185" office:value-type="float" office:value="3772.4" calcext:value-type="float">
            <text:p>3,772.40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NT EP - TELECSA S.A. "ALEGRO PCS"</text:p>
          </table:table-cell>
          <table:table-cell table:style-name="ce183" office:value-type="string" calcext:value-type="string">
            <text:p>DF-39</text:p>
          </table:table-cell>
          <table:table-cell table:style-name="ce184" office:value-type="date" office:date-value="2021-03-15" calcext:value-type="date">
            <text:p>15-mar-21</text:p>
          </table:table-cell>
          <table:table-cell table:style-name="ce182" office:value-type="string" calcext:value-type="string">
            <text:p>Fact # 6873 PAC005-CORPORACION NACIONAL DE TELECOMUNICACIONES CNT EP INTERCONEXIÓN MÓVIL MES DE FEB 2021, MEDICIÓN 24.428,48 TASA <text:s/>USD0.013470, COMPENSA FACTURA#355808</text:p>
          </table:table-cell>
          <table:table-cell table:style-name="ce182" office:value-type="string" calcext:value-type="string">
            <text:p>CNT EP</text:p>
          </table:table-cell>
          <table:table-cell table:style-name="ce185" office:value-type="float" office:value="329.05" calcext:value-type="float">
            <text:p>329.05 </text:p>
          </table:table-cell>
          <table:table-cell table:style-name="ce185" office:value-type="float" office:value="4101.45" calcext:value-type="float">
            <text:p>4,101.45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NT EP - TELECSA S.A. "ALEGRO PCS"</text:p>
          </table:table-cell>
          <table:table-cell table:style-name="ce183" office:value-type="string" calcext:value-type="string">
            <text:p>DF-24</text:p>
          </table:table-cell>
          <table:table-cell table:style-name="ce184" office:value-type="date" office:date-value="2021-04-03" calcext:value-type="date">
            <text:p>03-abr-21</text:p>
          </table:table-cell>
          <table:table-cell table:style-name="ce182" office:value-type="string" calcext:value-type="string">
            <text:p>Fact # 170584595 PAC005-CORPORACION NACIONAL DE TELECOMUNICACIONES CNT EP PENSIÓN BÁSICA SERVICIO#23820600 MES DE MAR-2021 POR TRONCAL SIP/QUITO/ENLACE 10 CANALES LLAMADA DE VOZ</text:p>
          </table:table-cell>
          <table:table-cell table:style-name="ce182" office:value-type="string" calcext:value-type="string">
            <text:p>CNT EP</text:p>
          </table:table-cell>
          <table:table-cell table:style-name="ce185" office:value-type="float" office:value="120" calcext:value-type="float">
            <text:p>120.00 </text:p>
          </table:table-cell>
          <table:table-cell table:style-name="ce185" office:value-type="float" office:value="4221.45" calcext:value-type="float">
            <text:p>4,221.45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NT EP - TELECSA S.A. "ALEGRO PCS"</text:p>
          </table:table-cell>
          <table:table-cell table:style-name="ce183" office:value-type="string" calcext:value-type="string">
            <text:p>DF-25</text:p>
          </table:table-cell>
          <table:table-cell table:style-name="ce184" office:value-type="date" office:date-value="2021-04-03" calcext:value-type="date">
            <text:p>03-abr-21</text:p>
          </table:table-cell>
          <table:table-cell table:style-name="ce182" office:value-type="string" calcext:value-type="string">
            <text:p>Fact # 170584596 PAC005-CORPORACION NACIONAL DE TELECOMUNICACIONES CNT EP PENSION BASICA SERVICIO#43805540 MES MAR-2021 POR TRONCAL</text:p>
          </table:table-cell>
          <table:table-cell table:style-name="ce182" office:value-type="string" calcext:value-type="string">
            <text:p>CNT EP</text:p>
          </table:table-cell>
          <table:table-cell table:style-name="ce185" office:value-type="float" office:value="120" calcext:value-type="float">
            <text:p>120.00 </text:p>
          </table:table-cell>
          <table:table-cell table:style-name="ce185" office:value-type="float" office:value="4341.45" calcext:value-type="float">
            <text:p>4,341.45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NT EP - TELECSA S.A. "ALEGRO PCS"</text:p>
          </table:table-cell>
          <table:table-cell table:style-name="ce183" office:value-type="string" calcext:value-type="string">
            <text:p>DF-26</text:p>
          </table:table-cell>
          <table:table-cell table:style-name="ce184" office:value-type="date" office:date-value="2021-04-03" calcext:value-type="date">
            <text:p>03-abr-21</text:p>
          </table:table-cell>
          <table:table-cell table:style-name="ce182" office:value-type="string" calcext:value-type="string">
            <text:p>Fact # 170584597 PAC005-CORPORACION NACIONAL DE TELECOMUNICACIONES CNT EP PENSIÓN BÁSICA MES DE MAR-2021 PILOTO#891422 ENLACE LINKO-ETAPA CUENCA</text:p>
          </table:table-cell>
          <table:table-cell table:style-name="ce182" office:value-type="string" calcext:value-type="string">
            <text:p>CNT EP</text:p>
          </table:table-cell>
          <table:table-cell table:style-name="ce185" office:value-type="float" office:value="481" calcext:value-type="float">
            <text:p>481.00 </text:p>
          </table:table-cell>
          <table:table-cell table:style-name="ce185" office:value-type="float" office:value="4822.45" calcext:value-type="float">
            <text:p>4,822.45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NT EP - TELECSA S.A. "ALEGRO PCS"</text:p>
          </table:table-cell>
          <table:table-cell table:style-name="ce183" office:value-type="string" calcext:value-type="string">
            <text:p>DF-27</text:p>
          </table:table-cell>
          <table:table-cell table:style-name="ce184" office:value-type="date" office:date-value="2021-04-03" calcext:value-type="date">
            <text:p>03-abr-21</text:p>
          </table:table-cell>
          <table:table-cell table:style-name="ce182" office:value-type="string" calcext:value-type="string">
            <text:p>Fact # 170584598 PAC005-CORPORACION NACIONAL DE TELECOMUNICACIONES CNT EP PENSIÓN BÁSICA MES DE MAR-2021, PILOTO 891537, ENLACE LINKO-CNT MOVIL</text:p>
          </table:table-cell>
          <table:table-cell table:style-name="ce182" office:value-type="string" calcext:value-type="string">
            <text:p>CNT EP</text:p>
          </table:table-cell>
          <table:table-cell table:style-name="ce185" office:value-type="float" office:value="292" calcext:value-type="float">
            <text:p>292.00 </text:p>
          </table:table-cell>
          <table:table-cell table:style-name="ce185" office:value-type="float" office:value="5114.45" calcext:value-type="float">
            <text:p>5,114.45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NT EP - TELECSA S.A. "ALEGRO PCS"</text:p>
          </table:table-cell>
          <table:table-cell table:style-name="ce183" office:value-type="string" calcext:value-type="string">
            <text:p>DF-17</text:p>
          </table:table-cell>
          <table:table-cell table:style-name="ce184" office:value-type="date" office:date-value="2021-04-14" calcext:value-type="date">
            <text:p>14-abr-21</text:p>
          </table:table-cell>
          <table:table-cell table:style-name="ce182" office:value-type="string" calcext:value-type="string">
            <text:p>Fact # 6977 PAC005-CORPORACION NACIONAL DE TELECOMUNICACIONES CNT EP INTERCONEXIÓN MÓVIL MES DE MARZO 2021, MEDICIÓN 36.277,63 TASA <text:s/>USD0.013470</text:p>
          </table:table-cell>
          <table:table-cell table:style-name="ce182" office:value-type="string" calcext:value-type="string">
            <text:p>CNT EP</text:p>
          </table:table-cell>
          <table:table-cell table:style-name="ce185" office:value-type="float" office:value="488.66" calcext:value-type="float">
            <text:p>488.66 </text:p>
          </table:table-cell>
          <table:table-cell table:style-name="ce185" office:value-type="float" office:value="5603.11" calcext:value-type="float">
            <text:p>5,603.11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NT EP - TELECSA S.A. "ALEGRO PCS"</text:p>
          </table:table-cell>
          <table:table-cell table:style-name="ce183" office:value-type="string" calcext:value-type="string">
            <text:p>DF-12</text:p>
          </table:table-cell>
          <table:table-cell table:style-name="ce184" office:value-type="date" office:date-value="2021-05-03" calcext:value-type="date">
            <text:p>03-may-21</text:p>
          </table:table-cell>
          <table:table-cell table:style-name="ce182" office:value-type="string" calcext:value-type="string">
            <text:p>Fact # 172386605 PAC005-CORPORACION NACIONAL DE TELECOMUNICACIONES CNT EP PENSIÓN BÁSICA SERVICIO#23820600 MES DE ABR-2021 POR TRONCAL SIP/QUITO/ENLACE 10 CANALES LLAMADA DE VOZ</text:p>
          </table:table-cell>
          <table:table-cell table:style-name="ce182" office:value-type="string" calcext:value-type="string">
            <text:p>CNT EP</text:p>
          </table:table-cell>
          <table:table-cell table:style-name="ce185" office:value-type="float" office:value="120" calcext:value-type="float">
            <text:p>120.00 </text:p>
          </table:table-cell>
          <table:table-cell table:style-name="ce185" office:value-type="float" office:value="5723.11" calcext:value-type="float">
            <text:p>5,723.11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NT EP - TELECSA S.A. "ALEGRO PCS"</text:p>
          </table:table-cell>
          <table:table-cell table:style-name="ce183" office:value-type="string" calcext:value-type="string">
            <text:p>DF-13</text:p>
          </table:table-cell>
          <table:table-cell table:style-name="ce184" office:value-type="date" office:date-value="2021-05-03" calcext:value-type="date">
            <text:p>03-may-21</text:p>
          </table:table-cell>
          <table:table-cell table:style-name="ce182" office:value-type="string" calcext:value-type="string">
            <text:p>Fact # 172386606 PAC005-CORPORACION NACIONAL DE TELECOMUNICACIONES CNT EP PENSION BASICA SERVICIO#43805540 MES ABR-2021 POR TRONCAL</text:p>
          </table:table-cell>
          <table:table-cell table:style-name="ce182" office:value-type="string" calcext:value-type="string">
            <text:p>CNT EP</text:p>
          </table:table-cell>
          <table:table-cell table:style-name="ce185" office:value-type="float" office:value="120" calcext:value-type="float">
            <text:p>120.00 </text:p>
          </table:table-cell>
          <table:table-cell table:style-name="ce185" office:value-type="float" office:value="5843.11" calcext:value-type="float">
            <text:p>5,843.11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NT EP - TELECSA S.A. "ALEGRO PCS"</text:p>
          </table:table-cell>
          <table:table-cell table:style-name="ce183" office:value-type="string" calcext:value-type="string">
            <text:p>DF-14</text:p>
          </table:table-cell>
          <table:table-cell table:style-name="ce184" office:value-type="date" office:date-value="2021-05-03" calcext:value-type="date">
            <text:p>03-may-21</text:p>
          </table:table-cell>
          <table:table-cell table:style-name="ce182" office:value-type="string" calcext:value-type="string">
            <text:p>Fact # 172386607 PAC005-CORPORACION NACIONAL DE TELECOMUNICACIONES CNT EP PENSIÓN BÁSICA MES DE ABR-2021 PILOTO#891422 ENLACE LINKO-ETAPA CUENCA</text:p>
          </table:table-cell>
          <table:table-cell table:style-name="ce182" office:value-type="string" calcext:value-type="string">
            <text:p>CNT EP</text:p>
          </table:table-cell>
          <table:table-cell table:style-name="ce185" office:value-type="float" office:value="481" calcext:value-type="float">
            <text:p>481.00 </text:p>
          </table:table-cell>
          <table:table-cell table:style-name="ce185" office:value-type="float" office:value="6324.11" calcext:value-type="float">
            <text:p>6,324.11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NT EP - TELECSA S.A. "ALEGRO PCS"</text:p>
          </table:table-cell>
          <table:table-cell table:style-name="ce183" office:value-type="string" calcext:value-type="string">
            <text:p>DF-15</text:p>
          </table:table-cell>
          <table:table-cell table:style-name="ce184" office:value-type="date" office:date-value="2021-05-03" calcext:value-type="date">
            <text:p>03-may-21</text:p>
          </table:table-cell>
          <table:table-cell table:style-name="ce182" office:value-type="string" calcext:value-type="string">
            <text:p>Fact # 172386608 PAC005-CORPORACION NACIONAL DE TELECOMUNICACIONES CNT EP PENSIÓN BÁSICA MES DE ABR-2021, PILOTO 891537, ENLACE LINKO-CNT MOVIL</text:p>
          </table:table-cell>
          <table:table-cell table:style-name="ce182" office:value-type="string" calcext:value-type="string">
            <text:p>CNT EP</text:p>
          </table:table-cell>
          <table:table-cell table:style-name="ce185" office:value-type="float" office:value="292" calcext:value-type="float">
            <text:p>292.00 </text:p>
          </table:table-cell>
          <table:table-cell table:style-name="ce185" office:value-type="float" office:value="6616.11" calcext:value-type="float">
            <text:p>6,616.11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NT EP - TELECSA S.A. "ALEGRO PCS"</text:p>
          </table:table-cell>
          <table:table-cell table:style-name="ce183" office:value-type="string" calcext:value-type="string">
            <text:p>DF-44</text:p>
          </table:table-cell>
          <table:table-cell table:style-name="ce184" office:value-type="date" office:date-value="2021-05-17" calcext:value-type="date">
            <text:p>17-may-21</text:p>
          </table:table-cell>
          <table:table-cell table:style-name="ce182" office:value-type="string" calcext:value-type="string">
            <text:p>Fact # 7122 PAC005-CORPORACION NACIONAL DE TELECOMUNICACIONES CNT EP INTERCONEXIÓN MÓVIL MES DE ABRIL 2021, MEDICIÓN 38.606,22 TASA <text:s/>USD0.013470</text:p>
          </table:table-cell>
          <table:table-cell table:style-name="ce182" office:value-type="string" calcext:value-type="string">
            <text:p>CNT EP</text:p>
          </table:table-cell>
          <table:table-cell table:style-name="ce185" office:value-type="float" office:value="520.03" calcext:value-type="float">
            <text:p>520.03 </text:p>
          </table:table-cell>
          <table:table-cell table:style-name="ce185" office:value-type="float" office:value="7136.14" calcext:value-type="float">
            <text:p>7,136.14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NT EP - TELECSA S.A. "ALEGRO PCS"</text:p>
          </table:table-cell>
          <table:table-cell table:style-name="ce183" office:value-type="string" calcext:value-type="string">
            <text:p>DF-23</text:p>
          </table:table-cell>
          <table:table-cell table:style-name="ce184" office:value-type="date" office:date-value="2021-06-03" calcext:value-type="date">
            <text:p>03-jun-21</text:p>
          </table:table-cell>
          <table:table-cell table:style-name="ce182" office:value-type="string" calcext:value-type="string">
            <text:p>Fact # 174252372 PAC005-CORPORACION NACIONAL DE TELECOMUNICACIONES CNT EP PENSIÓN BÁSICA SERVICIO#23820600 MES DE MAYO-2021 POR TRONCAL SIP/QUITO/ENLACE 10 CANALES LLAMADA DE VOZ</text:p>
          </table:table-cell>
          <table:table-cell table:style-name="ce182" office:value-type="string" calcext:value-type="string">
            <text:p>CNT EP</text:p>
          </table:table-cell>
          <table:table-cell table:style-name="ce185" office:value-type="float" office:value="138" calcext:value-type="float">
            <text:p>138.00 </text:p>
          </table:table-cell>
          <table:table-cell table:style-name="ce185" office:value-type="float" office:value="7274.14" calcext:value-type="float">
            <text:p>7,274.14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NT EP - TELECSA S.A. "ALEGRO PCS"</text:p>
          </table:table-cell>
          <table:table-cell table:style-name="ce183" office:value-type="string" calcext:value-type="string">
            <text:p>DF-24</text:p>
          </table:table-cell>
          <table:table-cell table:style-name="ce184" office:value-type="date" office:date-value="2021-06-03" calcext:value-type="date">
            <text:p>03-jun-21</text:p>
          </table:table-cell>
          <table:table-cell table:style-name="ce182" office:value-type="string" calcext:value-type="string">
            <text:p>Fact # 174252373 PAC005-CORPORACION NACIONAL DE TELECOMUNICACIONES CNT EP PENSION BASICA SERVICIO#43805540 MES MAYO-2021 POR TRONCAL</text:p>
          </table:table-cell>
          <table:table-cell table:style-name="ce182" office:value-type="string" calcext:value-type="string">
            <text:p>CNT EP</text:p>
          </table:table-cell>
          <table:table-cell table:style-name="ce185" office:value-type="float" office:value="138" calcext:value-type="float">
            <text:p>138.00 </text:p>
          </table:table-cell>
          <table:table-cell table:style-name="ce185" office:value-type="float" office:value="7412.14" calcext:value-type="float">
            <text:p>7,412.14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NT EP - TELECSA S.A. "ALEGRO PCS"</text:p>
          </table:table-cell>
          <table:table-cell table:style-name="ce183" office:value-type="string" calcext:value-type="string">
            <text:p>DF-25</text:p>
          </table:table-cell>
          <table:table-cell table:style-name="ce184" office:value-type="date" office:date-value="2021-06-03" calcext:value-type="date">
            <text:p>03-jun-21</text:p>
          </table:table-cell>
          <table:table-cell table:style-name="ce182" office:value-type="string" calcext:value-type="string">
            <text:p>Fact # 174252374 PAC005-CORPORACION NACIONAL DE TELECOMUNICACIONES CNT EP PENSIÓN BÁSICA MES DE MAYO-2021 PILOTO#891422 ENLACE LINKO-ETAPA CUENCA</text:p>
          </table:table-cell>
          <table:table-cell table:style-name="ce182" office:value-type="string" calcext:value-type="string">
            <text:p>CNT EP</text:p>
          </table:table-cell>
          <table:table-cell table:style-name="ce185" office:value-type="float" office:value="481" calcext:value-type="float">
            <text:p>481.00 </text:p>
          </table:table-cell>
          <table:table-cell table:style-name="ce185" office:value-type="float" office:value="7893.14" calcext:value-type="float">
            <text:p>7,893.14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NT EP - TELECSA S.A. "ALEGRO PCS"</text:p>
          </table:table-cell>
          <table:table-cell table:style-name="ce183" office:value-type="string" calcext:value-type="string">
            <text:p>DF-26</text:p>
          </table:table-cell>
          <table:table-cell table:style-name="ce184" office:value-type="date" office:date-value="2021-06-03" calcext:value-type="date">
            <text:p>03-jun-21</text:p>
          </table:table-cell>
          <table:table-cell table:style-name="ce182" office:value-type="string" calcext:value-type="string">
            <text:p>Fact # 174252375 PAC005-CORPORACION NACIONAL DE TELECOMUNICACIONES CNT EP PENSIÓN BÁSICA MES DE MAYO-2021, PILOTO 891537, ENLACE LINKO-CNT MOVIL</text:p>
          </table:table-cell>
          <table:table-cell table:style-name="ce182" office:value-type="string" calcext:value-type="string">
            <text:p>CNT EP</text:p>
          </table:table-cell>
          <table:table-cell table:style-name="ce185" office:value-type="float" office:value="292" calcext:value-type="float">
            <text:p>292.00 </text:p>
          </table:table-cell>
          <table:table-cell table:style-name="ce185" office:value-type="float" office:value="8185.14" calcext:value-type="float">
            <text:p>8,185.14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NT EP - TELECSA S.A. "ALEGRO PCS"</text:p>
          </table:table-cell>
          <table:table-cell table:style-name="ce183" office:value-type="string" calcext:value-type="string">
            <text:p>DF-29</text:p>
          </table:table-cell>
          <table:table-cell table:style-name="ce184" office:value-type="date" office:date-value="2021-06-16" calcext:value-type="date">
            <text:p>16-jun-21</text:p>
          </table:table-cell>
          <table:table-cell table:style-name="ce182" office:value-type="string" calcext:value-type="string">
            <text:p>Fact # 7238 PAC005-CORPORACION NACIONAL DE TELECOMUNICACIONES CNT EP INTERCONEXIÓN MÓVIL MES DE MAYO 2021, MEDICIÓN 23.877,44 TASA <text:s/>USD0.013470, COMPENSA FACTURA#363394</text:p>
          </table:table-cell>
          <table:table-cell table:style-name="ce182" office:value-type="string" calcext:value-type="string">
            <text:p>CNT EP</text:p>
          </table:table-cell>
          <table:table-cell table:style-name="ce185" office:value-type="float" office:value="321.63" calcext:value-type="float">
            <text:p>321.63 </text:p>
          </table:table-cell>
          <table:table-cell table:style-name="ce185" office:value-type="float" office:value="8506.77" calcext:value-type="float">
            <text:p>8,506.77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NT EP - TELECSA S.A. "ALEGRO PCS"</text:p>
          </table:table-cell>
          <table:table-cell table:style-name="ce183" office:value-type="string" calcext:value-type="string">
            <text:p>DF-39</text:p>
          </table:table-cell>
          <table:table-cell table:style-name="ce184" office:value-type="date" office:date-value="2021-07-03" calcext:value-type="date">
            <text:p>03-jul-21</text:p>
          </table:table-cell>
          <table:table-cell table:style-name="ce182" office:value-type="string" calcext:value-type="string">
            <text:p>Fact # 176106926 PAC005-CORPORACION NACIONAL DE TELECOMUNICACIONES CNT EP PENSIÓN BÁSICA SERVICIO#23820600 MES DE JUNIO-2021 POR TRONCAL SIP/QUITO/ENLACE 10 CANALES LLAMADA DE VOZ</text:p>
          </table:table-cell>
          <table:table-cell table:style-name="ce182" office:value-type="string" calcext:value-type="string">
            <text:p>CNT EP</text:p>
          </table:table-cell>
          <table:table-cell table:style-name="ce185" office:value-type="float" office:value="120" calcext:value-type="float">
            <text:p>120.00 </text:p>
          </table:table-cell>
          <table:table-cell table:style-name="ce185" office:value-type="float" office:value="8626.77" calcext:value-type="float">
            <text:p>8,626.77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NT EP - TELECSA S.A. "ALEGRO PCS"</text:p>
          </table:table-cell>
          <table:table-cell table:style-name="ce183" office:value-type="string" calcext:value-type="string">
            <text:p>DF-40</text:p>
          </table:table-cell>
          <table:table-cell table:style-name="ce184" office:value-type="date" office:date-value="2021-07-03" calcext:value-type="date">
            <text:p>03-jul-21</text:p>
          </table:table-cell>
          <table:table-cell table:style-name="ce182" office:value-type="string" calcext:value-type="string">
            <text:p>Fact # 176106927 PAC005-CORPORACION NACIONAL DE TELECOMUNICACIONES CNT EP PENSION BASICA SERVICIO#43805540 MES JUNIO-2021 POR TRONCAL</text:p>
          </table:table-cell>
          <table:table-cell table:style-name="ce182" office:value-type="string" calcext:value-type="string">
            <text:p>CNT EP</text:p>
          </table:table-cell>
          <table:table-cell table:style-name="ce185" office:value-type="float" office:value="120.22" calcext:value-type="float">
            <text:p>120.22 </text:p>
          </table:table-cell>
          <table:table-cell table:style-name="ce185" office:value-type="float" office:value="8746.99" calcext:value-type="float">
            <text:p>8,746.99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NT EP - TELECSA S.A. "ALEGRO PCS"</text:p>
          </table:table-cell>
          <table:table-cell table:style-name="ce183" office:value-type="string" calcext:value-type="string">
            <text:p>DF-41</text:p>
          </table:table-cell>
          <table:table-cell table:style-name="ce184" office:value-type="date" office:date-value="2021-07-03" calcext:value-type="date">
            <text:p>03-jul-21</text:p>
          </table:table-cell>
          <table:table-cell table:style-name="ce182" office:value-type="string" calcext:value-type="string">
            <text:p>Fact # 176106928 PAC005-CORPORACION NACIONAL DE TELECOMUNICACIONES CNT EP PENSIÓN BÁSICA MES DE JUNIO-2021 PILOTO#891422 ENLACE LINKO-ETAPA CUENCA</text:p>
          </table:table-cell>
          <table:table-cell table:style-name="ce182" office:value-type="string" calcext:value-type="string">
            <text:p>CNT EP</text:p>
          </table:table-cell>
          <table:table-cell table:style-name="ce185" office:value-type="float" office:value="481" calcext:value-type="float">
            <text:p>481.00 </text:p>
          </table:table-cell>
          <table:table-cell table:style-name="ce185" office:value-type="float" office:value="9227.99" calcext:value-type="float">
            <text:p>9,227.99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NT EP - TELECSA S.A. "ALEGRO PCS"</text:p>
          </table:table-cell>
          <table:table-cell table:style-name="ce183" office:value-type="string" calcext:value-type="string">
            <text:p>DF-42</text:p>
          </table:table-cell>
          <table:table-cell table:style-name="ce184" office:value-type="date" office:date-value="2021-07-03" calcext:value-type="date">
            <text:p>03-jul-21</text:p>
          </table:table-cell>
          <table:table-cell table:style-name="ce182" office:value-type="string" calcext:value-type="string">
            <text:p>Fact # 176106929 PAC005-CORPORACION NACIONAL DE TELECOMUNICACIONES CNT EP PENSIÓN BÁSICA MES DE JUNIO-2021, PILOTO 891537, ENLACE LINKO-CNT MOVIL</text:p>
          </table:table-cell>
          <table:table-cell table:style-name="ce182" office:value-type="string" calcext:value-type="string">
            <text:p>CNT EP</text:p>
          </table:table-cell>
          <table:table-cell table:style-name="ce185" office:value-type="float" office:value="292" calcext:value-type="float">
            <text:p>292.00 </text:p>
          </table:table-cell>
          <table:table-cell table:style-name="ce185" office:value-type="float" office:value="9519.99" calcext:value-type="float">
            <text:p>9,519.99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NT EP - TELECSA S.A. "ALEGRO PCS"</text:p>
          </table:table-cell>
          <table:table-cell table:style-name="ce183" office:value-type="string" calcext:value-type="string">
            <text:p>DF-15</text:p>
          </table:table-cell>
          <table:table-cell table:style-name="ce184" office:value-type="date" office:date-value="2021-08-03" calcext:value-type="date">
            <text:p>03-ago-21</text:p>
          </table:table-cell>
          <table:table-cell table:style-name="ce182" office:value-type="string" calcext:value-type="string">
            <text:p>Fact # 177930782 PAC005-CORPORACION NACIONAL DE TELECOMUNICACIONES CNT EP PENSIÓN BÁSICA SERVICIO#23820600 MES DE JULIO-2021 POR TRONCAL SIP/QUITO/ENLACE 10 CANALES LLAMADA DE VOZ</text:p>
          </table:table-cell>
          <table:table-cell table:style-name="ce182" office:value-type="string" calcext:value-type="string">
            <text:p>CNT EP</text:p>
          </table:table-cell>
          <table:table-cell table:style-name="ce185" office:value-type="float" office:value="120" calcext:value-type="float">
            <text:p>120.00 </text:p>
          </table:table-cell>
          <table:table-cell table:style-name="ce185" office:value-type="float" office:value="9639.99" calcext:value-type="float">
            <text:p>9,639.99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NT EP - TELECSA S.A. "ALEGRO PCS"</text:p>
          </table:table-cell>
          <table:table-cell table:style-name="ce183" office:value-type="string" calcext:value-type="string">
            <text:p>DF-16</text:p>
          </table:table-cell>
          <table:table-cell table:style-name="ce184" office:value-type="date" office:date-value="2021-08-03" calcext:value-type="date">
            <text:p>03-ago-21</text:p>
          </table:table-cell>
          <table:table-cell table:style-name="ce182" office:value-type="string" calcext:value-type="string">
            <text:p>Fact # 177930783 PAC005-CORPORACION NACIONAL DE TELECOMUNICACIONES CNT EP PENSION BASICA SERVICIO#43805540 MES JULIO-2021 POR TRONCAL</text:p>
          </table:table-cell>
          <table:table-cell table:style-name="ce182" office:value-type="string" calcext:value-type="string">
            <text:p>CNT EP</text:p>
          </table:table-cell>
          <table:table-cell table:style-name="ce185" office:value-type="float" office:value="120" calcext:value-type="float">
            <text:p>120.00 </text:p>
          </table:table-cell>
          <table:table-cell table:style-name="ce185" office:value-type="float" office:value="9759.99" calcext:value-type="float">
            <text:p>9,759.99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NT EP - TELECSA S.A. "ALEGRO PCS"</text:p>
          </table:table-cell>
          <table:table-cell table:style-name="ce183" office:value-type="string" calcext:value-type="string">
            <text:p>DF-17</text:p>
          </table:table-cell>
          <table:table-cell table:style-name="ce184" office:value-type="date" office:date-value="2021-08-03" calcext:value-type="date">
            <text:p>03-ago-21</text:p>
          </table:table-cell>
          <table:table-cell table:style-name="ce182" office:value-type="string" calcext:value-type="string">
            <text:p>Fact # 177930784 PAC005-CORPORACION NACIONAL DE TELECOMUNICACIONES CNT EP PENSIÓN BÁSICA MES DE JULIO-2021 PILOTO#891422 ENLACE LINKO-ETAPA CUENCA</text:p>
          </table:table-cell>
          <table:table-cell table:style-name="ce182" office:value-type="string" calcext:value-type="string">
            <text:p>CNT EP</text:p>
          </table:table-cell>
          <table:table-cell table:style-name="ce185" office:value-type="float" office:value="481" calcext:value-type="float">
            <text:p>481.00 </text:p>
          </table:table-cell>
          <table:table-cell table:style-name="ce185" office:value-type="float" office:value="10240.99" calcext:value-type="float">
            <text:p>10,240.99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NT EP - TELECSA S.A. "ALEGRO PCS"</text:p>
          </table:table-cell>
          <table:table-cell table:style-name="ce183" office:value-type="string" calcext:value-type="string">
            <text:p>DF-18</text:p>
          </table:table-cell>
          <table:table-cell table:style-name="ce184" office:value-type="date" office:date-value="2021-08-03" calcext:value-type="date">
            <text:p>03-ago-21</text:p>
          </table:table-cell>
          <table:table-cell table:style-name="ce182" office:value-type="string" calcext:value-type="string">
            <text:p>Fact # 177930785 PAC005-CORPORACION NACIONAL DE TELECOMUNICACIONES CNT EP PENSIÓN BÁSICA MES DE JULIO-2021, PILOTO 891537, ENLACE LINKO-CNT MOVIL</text:p>
          </table:table-cell>
          <table:table-cell table:style-name="ce182" office:value-type="string" calcext:value-type="string">
            <text:p>CNT EP</text:p>
          </table:table-cell>
          <table:table-cell table:style-name="ce185" office:value-type="float" office:value="292" calcext:value-type="float">
            <text:p>292.00 </text:p>
          </table:table-cell>
          <table:table-cell table:style-name="ce185" office:value-type="float" office:value="10532.99" calcext:value-type="float">
            <text:p>10,532.99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NT EP - TELECSA S.A. "ALEGRO PCS"</text:p>
          </table:table-cell>
          <table:table-cell table:style-name="ce183" office:value-type="string" calcext:value-type="string">
            <text:p>DF-6</text:p>
          </table:table-cell>
          <table:table-cell table:style-name="ce184" office:value-type="date" office:date-value="2021-08-04" calcext:value-type="date">
            <text:p>04-ago-21</text:p>
          </table:table-cell>
          <table:table-cell table:style-name="ce182" office:value-type="string" calcext:value-type="string">
            <text:p>Fact # 7358 PAC005-CORPORACION NACIONAL DE TELECOMUNICACIONES CNT EP INTERCONEXIÓN MÓVIL MES DE JUNIO 2021, MEDICIÓN 23.477,52 TASA USD <text:s/>0,013470</text:p>
          </table:table-cell>
          <table:table-cell table:style-name="ce182" office:value-type="string" calcext:value-type="string">
            <text:p>CNT EP</text:p>
          </table:table-cell>
          <table:table-cell table:style-name="ce185" office:value-type="float" office:value="316.24" calcext:value-type="float">
            <text:p>316.24 </text:p>
          </table:table-cell>
          <table:table-cell table:style-name="ce185" office:value-type="float" office:value="10849.23" calcext:value-type="float">
            <text:p>10,849.23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NT EP - TELECSA S.A. "ALEGRO PCS"</text:p>
          </table:table-cell>
          <table:table-cell table:style-name="ce183" office:value-type="string" calcext:value-type="string">
            <text:p>DF-35</text:p>
          </table:table-cell>
          <table:table-cell table:style-name="ce184" office:value-type="date" office:date-value="2021-08-20" calcext:value-type="date">
            <text:p>20-ago-21</text:p>
          </table:table-cell>
          <table:table-cell table:style-name="ce182" office:value-type="string" calcext:value-type="string">
            <text:p>Fact # 7490 PAC005-CORPORACION NACIONAL DE TELECOMUNICACIONES CNT EP INTERCONEXIÓN FIJO MES AGOSTO 2021, MEDICIÓN 169.513,65 TASA USD 0.011905, COMPENSA FACT#368640</text:p>
          </table:table-cell>
          <table:table-cell table:style-name="ce182" office:value-type="string" calcext:value-type="string">
            <text:p>CNT EP</text:p>
          </table:table-cell>
          <table:table-cell table:style-name="ce185" office:value-type="float" office:value="2018.06" calcext:value-type="float">
            <text:p>2,018.06 </text:p>
          </table:table-cell>
          <table:table-cell table:style-name="ce185" office:value-type="float" office:value="12867.29" calcext:value-type="float">
            <text:p>12,867.29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NT EP - TELECSA S.A. "ALEGRO PCS"</text:p>
          </table:table-cell>
          <table:table-cell table:style-name="ce183" office:value-type="string" calcext:value-type="string">
            <text:p>DF-45</text:p>
          </table:table-cell>
          <table:table-cell table:style-name="ce184" office:value-type="date" office:date-value="2021-08-20" calcext:value-type="date">
            <text:p>20-ago-21</text:p>
          </table:table-cell>
          <table:table-cell table:style-name="ce182" office:value-type="string" calcext:value-type="string">
            <text:p>Fact # 7491 PAC005-CORPORACION NACIONAL DE TELECOMUNICACIONES CNT EP INTERCONEXIÓN MÓVIL MES DE JULIO 2021, MEDICIÓN 22.437,72 TASA USD 0,013470</text:p>
          </table:table-cell>
          <table:table-cell table:style-name="ce182" office:value-type="string" calcext:value-type="string">
            <text:p>CNT EP</text:p>
          </table:table-cell>
          <table:table-cell table:style-name="ce185" office:value-type="float" office:value="302.24" calcext:value-type="float">
            <text:p>302.24 </text:p>
          </table:table-cell>
          <table:table-cell table:style-name="ce185" office:value-type="float" office:value="13169.53" calcext:value-type="float">
            <text:p>13,169.53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ONECEL <text:s/>"PORTA"</text:p>
          </table:table-cell>
          <table:table-cell table:style-name="ce183" office:value-type="string" calcext:value-type="string">
            <text:p>DF-19</text:p>
          </table:table-cell>
          <table:table-cell table:style-name="ce184" office:value-type="date" office:date-value="2021-01-01" calcext:value-type="date">
            <text:p>01-ene-21</text:p>
          </table:table-cell>
          <table:table-cell table:style-name="ce182" office:value-type="string" calcext:value-type="string">
            <text:p>Saldo Inicial</text:p>
          </table:table-cell>
          <table:table-cell table:style-name="ce182" office:value-type="string" calcext:value-type="string">
            <text:p>CONECEL S.A.</text:p>
          </table:table-cell>
          <table:table-cell table:number-columns-repeated="2" table:style-name="ce185" office:value-type="float" office:value="0" calcext:value-type="float">
            <text:p>0.00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ONECEL <text:s/>"PORTA"</text:p>
          </table:table-cell>
          <table:table-cell table:style-name="ce183" office:value-type="string" calcext:value-type="string">
            <text:p>DF-3</text:p>
          </table:table-cell>
          <table:table-cell table:style-name="ce184" office:value-type="date" office:date-value="2021-01-08" calcext:value-type="date">
            <text:p>08-ene-21</text:p>
          </table:table-cell>
          <table:table-cell table:style-name="ce182" office:value-type="string" calcext:value-type="string">
            <text:p>Fact # 3694 CON002-CONECEL S.A INTERCONEXIÓN FIJA MES DE NOV 2020</text:p>
          </table:table-cell>
          <table:table-cell table:style-name="ce182" office:value-type="string" calcext:value-type="string">
            <text:p>CONECEL S.A.</text:p>
          </table:table-cell>
          <table:table-cell table:number-columns-repeated="2" table:style-name="ce185" office:value-type="float" office:value="93.5" calcext:value-type="float">
            <text:p>93.50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ONECEL <text:s/>"PORTA"</text:p>
          </table:table-cell>
          <table:table-cell table:style-name="ce183" office:value-type="string" calcext:value-type="string">
            <text:p>DF-36</text:p>
          </table:table-cell>
          <table:table-cell table:style-name="ce184" office:value-type="date" office:date-value="2021-01-08" calcext:value-type="date">
            <text:p>08-ene-21</text:p>
          </table:table-cell>
          <table:table-cell table:style-name="ce182" office:value-type="string" calcext:value-type="string">
            <text:p>Fact # 3706 CON002-CONECEL S.A INTERCONEXIÓN MÓVIL MES DE NOV 202O, COMPENSA FACT#351038</text:p>
          </table:table-cell>
          <table:table-cell table:style-name="ce182" office:value-type="string" calcext:value-type="string">
            <text:p>CONECEL S.A.</text:p>
          </table:table-cell>
          <table:table-cell table:style-name="ce185" office:value-type="float" office:value="2101.23" calcext:value-type="float">
            <text:p>2,101.23 </text:p>
          </table:table-cell>
          <table:table-cell table:style-name="ce185" office:value-type="float" office:value="2194.73" calcext:value-type="float">
            <text:p>2,194.73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ONECEL <text:s/>"PORTA"</text:p>
          </table:table-cell>
          <table:table-cell table:style-name="ce183" office:value-type="string" calcext:value-type="string">
            <text:p>DF-42</text:p>
          </table:table-cell>
          <table:table-cell table:style-name="ce184" office:value-type="date" office:date-value="2021-01-18" calcext:value-type="date">
            <text:p>18-ene-21</text:p>
          </table:table-cell>
          <table:table-cell table:style-name="ce182" office:value-type="string" calcext:value-type="string">
            <text:p>Fact # 3722 CON002-CONECEL S.A INTERCONEXIÓN FIJO MES DE DIC 2020</text:p>
          </table:table-cell>
          <table:table-cell table:style-name="ce182" office:value-type="string" calcext:value-type="string">
            <text:p>CONECEL S.A.</text:p>
          </table:table-cell>
          <table:table-cell table:style-name="ce185" office:value-type="float" office:value="111.99" calcext:value-type="float">
            <text:p>111.99 </text:p>
          </table:table-cell>
          <table:table-cell table:style-name="ce185" office:value-type="float" office:value="2306.72" calcext:value-type="float">
            <text:p>2,306.72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ONECEL <text:s/>"PORTA"</text:p>
          </table:table-cell>
          <table:table-cell table:style-name="ce183" office:value-type="string" calcext:value-type="string">
            <text:p>DF-43</text:p>
          </table:table-cell>
          <table:table-cell table:style-name="ce184" office:value-type="date" office:date-value="2021-01-19" calcext:value-type="date">
            <text:p>19-ene-21</text:p>
          </table:table-cell>
          <table:table-cell table:style-name="ce182" office:value-type="string" calcext:value-type="string">
            <text:p>Fact # 3754 CON002-CONECEL S.A INTERCONEXIÓN MÓVIL MES DE DIC 2020, COMPENSA FACT#351048</text:p>
          </table:table-cell>
          <table:table-cell table:style-name="ce182" office:value-type="string" calcext:value-type="string">
            <text:p>CONECEL S.A.</text:p>
          </table:table-cell>
          <table:table-cell table:style-name="ce185" office:value-type="float" office:value="2303.08" calcext:value-type="float">
            <text:p>2,303.08 </text:p>
          </table:table-cell>
          <table:table-cell table:style-name="ce185" office:value-type="float" office:value="4609.8" calcext:value-type="float">
            <text:p>4,609.80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ONECEL <text:s/>"PORTA"</text:p>
          </table:table-cell>
          <table:table-cell table:style-name="ce183" office:value-type="string" calcext:value-type="string">
            <text:p>DF-63</text:p>
          </table:table-cell>
          <table:table-cell table:style-name="ce184" office:value-type="date" office:date-value="2021-02-19" calcext:value-type="date">
            <text:p>19-feb-21</text:p>
          </table:table-cell>
          <table:table-cell table:style-name="ce182" office:value-type="string" calcext:value-type="string">
            <text:p>Fact # 3813 CON002-CONECEL S.A INTERCONEXIÓN MÓVIL MES DE ENERO 2021, COMPENSA FACTURA#353381</text:p>
          </table:table-cell>
          <table:table-cell table:style-name="ce182" office:value-type="string" calcext:value-type="string">
            <text:p>CONECEL S.A.</text:p>
          </table:table-cell>
          <table:table-cell table:style-name="ce185" office:value-type="float" office:value="4558.85" calcext:value-type="float">
            <text:p>4,558.85 </text:p>
          </table:table-cell>
          <table:table-cell table:style-name="ce185" office:value-type="float" office:value="9168.65" calcext:value-type="float">
            <text:p>9,168.65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ONECEL <text:s/>"PORTA"</text:p>
          </table:table-cell>
          <table:table-cell table:style-name="ce183" office:value-type="string" calcext:value-type="string">
            <text:p>DF-3</text:p>
          </table:table-cell>
          <table:table-cell table:style-name="ce184" office:value-type="date" office:date-value="2021-03-09" calcext:value-type="date">
            <text:p>09-mar-21</text:p>
          </table:table-cell>
          <table:table-cell table:style-name="ce182" office:value-type="string" calcext:value-type="string">
            <text:p>Fact # 3817 CON002-CONECEL S.A INTERCONEXION FIJO MES DE ENERO 2021</text:p>
          </table:table-cell>
          <table:table-cell table:style-name="ce182" office:value-type="string" calcext:value-type="string">
            <text:p>CONECEL S.A.</text:p>
          </table:table-cell>
          <table:table-cell table:style-name="ce185" office:value-type="float" office:value="112.73" calcext:value-type="float">
            <text:p>112.73 </text:p>
          </table:table-cell>
          <table:table-cell table:style-name="ce185" office:value-type="float" office:value="9281.38" calcext:value-type="float">
            <text:p>9,281.38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ONECEL <text:s/>"PORTA"</text:p>
          </table:table-cell>
          <table:table-cell table:style-name="ce183" office:value-type="string" calcext:value-type="string">
            <text:p>DF-24</text:p>
          </table:table-cell>
          <table:table-cell table:style-name="ce184" office:value-type="date" office:date-value="2021-03-17" calcext:value-type="date">
            <text:p>17-mar-21</text:p>
          </table:table-cell>
          <table:table-cell table:style-name="ce182" office:value-type="string" calcext:value-type="string">
            <text:p>Fact # 3846 CON002-CONECEL S.A INTERCONEXION FIJO MES DE FEBRERO 2021</text:p>
          </table:table-cell>
          <table:table-cell table:style-name="ce182" office:value-type="string" calcext:value-type="string">
            <text:p>CONECEL S.A.</text:p>
          </table:table-cell>
          <table:table-cell table:style-name="ce185" office:value-type="float" office:value="113.09" calcext:value-type="float">
            <text:p>113.09 </text:p>
          </table:table-cell>
          <table:table-cell table:style-name="ce185" office:value-type="float" office:value="9394.47" calcext:value-type="float">
            <text:p>9,394.47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ONECEL <text:s/>"PORTA"</text:p>
          </table:table-cell>
          <table:table-cell table:style-name="ce183" office:value-type="string" calcext:value-type="string">
            <text:p>DF-40</text:p>
          </table:table-cell>
          <table:table-cell table:style-name="ce184" office:value-type="date" office:date-value="2021-03-19" calcext:value-type="date">
            <text:p>19-mar-21</text:p>
          </table:table-cell>
          <table:table-cell table:style-name="ce182" office:value-type="string" calcext:value-type="string">
            <text:p>Fact # 3863 CON002-CONECEL S.A INTERCONEXIÓN MÓVIL MES DE FEB 2021, COMPENSA FACTURA#355815</text:p>
          </table:table-cell>
          <table:table-cell table:style-name="ce182" office:value-type="string" calcext:value-type="string">
            <text:p>CONECEL S.A.</text:p>
          </table:table-cell>
          <table:table-cell table:style-name="ce185" office:value-type="float" office:value="2177.27" calcext:value-type="float">
            <text:p>2,177.27 </text:p>
          </table:table-cell>
          <table:table-cell table:style-name="ce185" office:value-type="float" office:value="11571.74" calcext:value-type="float">
            <text:p>11,571.74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ONECEL <text:s/>"PORTA"</text:p>
          </table:table-cell>
          <table:table-cell table:style-name="ce183" office:value-type="string" calcext:value-type="string">
            <text:p>DF-23</text:p>
          </table:table-cell>
          <table:table-cell table:style-name="ce184" office:value-type="date" office:date-value="2021-04-14" calcext:value-type="date">
            <text:p>14-abr-21</text:p>
          </table:table-cell>
          <table:table-cell table:style-name="ce182" office:value-type="string" calcext:value-type="string">
            <text:p>Fact # 3875 CON002-CONECEL S.A INTERCONEXIÓN FIJO MES DE MARZO 2021,</text:p>
          </table:table-cell>
          <table:table-cell table:style-name="ce182" office:value-type="string" calcext:value-type="string">
            <text:p>CONECEL S.A.</text:p>
          </table:table-cell>
          <table:table-cell table:style-name="ce185" office:value-type="float" office:value="113.46" calcext:value-type="float">
            <text:p>113.46 </text:p>
          </table:table-cell>
          <table:table-cell table:style-name="ce185" office:value-type="float" office:value="11685.2" calcext:value-type="float">
            <text:p>11,685.20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ONECEL <text:s/>"PORTA"</text:p>
          </table:table-cell>
          <table:table-cell table:style-name="ce183" office:value-type="string" calcext:value-type="string">
            <text:p>DF-36</text:p>
          </table:table-cell>
          <table:table-cell table:style-name="ce184" office:value-type="date" office:date-value="2021-04-19" calcext:value-type="date">
            <text:p>19-abr-21</text:p>
          </table:table-cell>
          <table:table-cell table:style-name="ce182" office:value-type="string" calcext:value-type="string">
            <text:p>Fact # 3909 CON002-CONECEL S.A INTERCONEXIÓN MÓVIL MES DE MARZO 2021, COMPENSA FACTURA#358298</text:p>
          </table:table-cell>
          <table:table-cell table:style-name="ce182" office:value-type="string" calcext:value-type="string">
            <text:p>CONECEL S.A.</text:p>
          </table:table-cell>
          <table:table-cell table:style-name="ce185" office:value-type="float" office:value="4412.67" calcext:value-type="float">
            <text:p>4,412.67 </text:p>
          </table:table-cell>
          <table:table-cell table:style-name="ce185" office:value-type="float" office:value="16097.87" calcext:value-type="float">
            <text:p>16,097.87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ONECEL <text:s/>"PORTA"</text:p>
          </table:table-cell>
          <table:table-cell table:style-name="ce183" office:value-type="string" calcext:value-type="string">
            <text:p>DF-33</text:p>
          </table:table-cell>
          <table:table-cell table:style-name="ce184" office:value-type="date" office:date-value="2021-05-17" calcext:value-type="date">
            <text:p>17-may-21</text:p>
          </table:table-cell>
          <table:table-cell table:style-name="ce182" office:value-type="string" calcext:value-type="string">
            <text:p>Fact # 3945 CON002-CONECEL S.A INTERCONEXIÓN FIJA MES DE ABRIL-2021</text:p>
          </table:table-cell>
          <table:table-cell table:style-name="ce182" office:value-type="string" calcext:value-type="string">
            <text:p>CONECEL S.A.</text:p>
          </table:table-cell>
          <table:table-cell table:style-name="ce185" office:value-type="float" office:value="94.81" calcext:value-type="float">
            <text:p>94.81 </text:p>
          </table:table-cell>
          <table:table-cell table:style-name="ce185" office:value-type="float" office:value="16192.68" calcext:value-type="float">
            <text:p>16,192.68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ONECEL <text:s/>"PORTA"</text:p>
          </table:table-cell>
          <table:table-cell table:style-name="ce183" office:value-type="string" calcext:value-type="string">
            <text:p>DF-45</text:p>
          </table:table-cell>
          <table:table-cell table:style-name="ce184" office:value-type="date" office:date-value="2021-05-21" calcext:value-type="date">
            <text:p>21-may-21</text:p>
          </table:table-cell>
          <table:table-cell table:style-name="ce182" office:value-type="string" calcext:value-type="string">
            <text:p>Fact # 3953 CON002-CONECEL S.A INTERCONEXIÓN MÓVIL MES DE ABRIL 2021</text:p>
          </table:table-cell>
          <table:table-cell table:style-name="ce182" office:value-type="string" calcext:value-type="string">
            <text:p>CONECEL S.A.</text:p>
          </table:table-cell>
          <table:table-cell table:style-name="ce185" office:value-type="float" office:value="5431.99" calcext:value-type="float">
            <text:p>5,431.99 </text:p>
          </table:table-cell>
          <table:table-cell table:style-name="ce185" office:value-type="float" office:value="21624.67" calcext:value-type="float">
            <text:p>21,624.67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ONECEL <text:s/>"PORTA"</text:p>
          </table:table-cell>
          <table:table-cell table:style-name="ce183" office:value-type="string" calcext:value-type="string">
            <text:p>DF-35</text:p>
          </table:table-cell>
          <table:table-cell table:style-name="ce184" office:value-type="date" office:date-value="2021-06-17" calcext:value-type="date">
            <text:p>17-jun-21</text:p>
          </table:table-cell>
          <table:table-cell table:style-name="ce182" office:value-type="string" calcext:value-type="string">
            <text:p>Fact # 4004 CON002-CONECEL S.A INTERCONEXIÓN FIJO MES DE MAYO 2021</text:p>
          </table:table-cell>
          <table:table-cell table:style-name="ce182" office:value-type="string" calcext:value-type="string">
            <text:p>CONECEL S.A.</text:p>
          </table:table-cell>
          <table:table-cell table:style-name="ce185" office:value-type="float" office:value="92.8" calcext:value-type="float">
            <text:p>92.80 </text:p>
          </table:table-cell>
          <table:table-cell table:style-name="ce185" office:value-type="float" office:value="21717.47" calcext:value-type="float">
            <text:p>21,717.47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ONECEL <text:s/>"PORTA"</text:p>
          </table:table-cell>
          <table:table-cell table:style-name="ce183" office:value-type="string" calcext:value-type="string">
            <text:p>DF-38</text:p>
          </table:table-cell>
          <table:table-cell table:style-name="ce184" office:value-type="date" office:date-value="2021-06-17" calcext:value-type="date">
            <text:p>17-jun-21</text:p>
          </table:table-cell>
          <table:table-cell table:style-name="ce182" office:value-type="string" calcext:value-type="string">
            <text:p>Fact # 4014 CON002-CONECEL S.A INTERCONEXIÓN MÓVIL <text:s/>MES DE MAYO 2021, COMPENSA FACTURA#363392</text:p>
          </table:table-cell>
          <table:table-cell table:style-name="ce182" office:value-type="string" calcext:value-type="string">
            <text:p>CONECEL S.A.</text:p>
          </table:table-cell>
          <table:table-cell table:style-name="ce185" office:value-type="float" office:value="2367.74" calcext:value-type="float">
            <text:p>2,367.74 </text:p>
          </table:table-cell>
          <table:table-cell table:style-name="ce185" office:value-type="float" office:value="24085.21" calcext:value-type="float">
            <text:p>24,085.21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ONECEL <text:s/>"PORTA"</text:p>
          </table:table-cell>
          <table:table-cell table:style-name="ce183" office:value-type="string" calcext:value-type="string">
            <text:p>DF-23</text:p>
          </table:table-cell>
          <table:table-cell table:style-name="ce184" office:value-type="date" office:date-value="2021-07-13" calcext:value-type="date">
            <text:p>13-jul-21</text:p>
          </table:table-cell>
          <table:table-cell table:style-name="ce182" office:value-type="string" calcext:value-type="string">
            <text:p>Fact # 4052 CON002-CONECEL S.A INTERCONEXIÓN FIJO MES DE JUNIO 2021</text:p>
          </table:table-cell>
          <table:table-cell table:style-name="ce182" office:value-type="string" calcext:value-type="string">
            <text:p>CONECEL S.A.</text:p>
          </table:table-cell>
          <table:table-cell table:style-name="ce185" office:value-type="float" office:value="101.73" calcext:value-type="float">
            <text:p>101.73 </text:p>
          </table:table-cell>
          <table:table-cell table:style-name="ce185" office:value-type="float" office:value="24186.94" calcext:value-type="float">
            <text:p>24,186.94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ONECEL <text:s/>"PORTA"</text:p>
          </table:table-cell>
          <table:table-cell table:style-name="ce183" office:value-type="string" calcext:value-type="string">
            <text:p>DF-24</text:p>
          </table:table-cell>
          <table:table-cell table:style-name="ce184" office:value-type="date" office:date-value="2021-07-16" calcext:value-type="date">
            <text:p>16-jul-21</text:p>
          </table:table-cell>
          <table:table-cell table:style-name="ce182" office:value-type="string" calcext:value-type="string">
            <text:p>Fact # 4071 CON002-CONECEL S.A INTERCONEXIÓN MÓVIL MES DE JUNIO 2021</text:p>
          </table:table-cell>
          <table:table-cell table:style-name="ce182" office:value-type="string" calcext:value-type="string">
            <text:p>CONECEL S.A.</text:p>
          </table:table-cell>
          <table:table-cell table:style-name="ce185" office:value-type="float" office:value="2618.82" calcext:value-type="float">
            <text:p>2,618.82 </text:p>
          </table:table-cell>
          <table:table-cell table:style-name="ce185" office:value-type="float" office:value="26805.76" calcext:value-type="float">
            <text:p>26,805.76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ONECEL <text:s/>"PORTA"</text:p>
          </table:table-cell>
          <table:table-cell table:style-name="ce183" office:value-type="string" calcext:value-type="string">
            <text:p>DF-46</text:p>
          </table:table-cell>
          <table:table-cell table:style-name="ce184" office:value-type="date" office:date-value="2021-08-18" calcext:value-type="date">
            <text:p>18-ago-21</text:p>
          </table:table-cell>
          <table:table-cell table:style-name="ce182" office:value-type="string" calcext:value-type="string">
            <text:p>Fact # 4101 CON002-CONECEL S.A INTERCONEXIÓN MÓVIL MES DE JULIO 2021, MIN 254361.35, TS 0.010150, COMPENSA FACT#368638</text:p>
          </table:table-cell>
          <table:table-cell table:style-name="ce182" office:value-type="string" calcext:value-type="string">
            <text:p>CONECEL S.A.</text:p>
          </table:table-cell>
          <table:table-cell table:style-name="ce185" office:value-type="float" office:value="2581.77" calcext:value-type="float">
            <text:p>2,581.77 </text:p>
          </table:table-cell>
          <table:table-cell table:style-name="ce185" office:value-type="float" office:value="29387.53" calcext:value-type="float">
            <text:p>29,387.53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ONECEL <text:s/>"PORTA"</text:p>
          </table:table-cell>
          <table:table-cell table:style-name="ce183" office:value-type="string" calcext:value-type="string">
            <text:p>DF-37</text:p>
          </table:table-cell>
          <table:table-cell table:style-name="ce184" office:value-type="date" office:date-value="2021-08-19" calcext:value-type="date">
            <text:p>19-ago-21</text:p>
          </table:table-cell>
          <table:table-cell table:style-name="ce182" office:value-type="string" calcext:value-type="string">
            <text:p>Fact # 4109 CON002-CONECEL S.A INTERCONEXIÓN FIJO MES DE AGOSTO 2021</text:p>
          </table:table-cell>
          <table:table-cell table:style-name="ce182" office:value-type="string" calcext:value-type="string">
            <text:p>CONECEL S.A.</text:p>
          </table:table-cell>
          <table:table-cell table:style-name="ce185" office:value-type="float" office:value="102.44" calcext:value-type="float">
            <text:p>102.44 </text:p>
          </table:table-cell>
          <table:table-cell table:style-name="ce185" office:value-type="float" office:value="29489.97" calcext:value-type="float">
            <text:p>29,489.97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NT, EP - EX-PACIFICTEL</text:p>
          </table:table-cell>
          <table:table-cell table:style-name="ce183" office:value-type="string" calcext:value-type="string">
            <text:p>DF-19</text:p>
          </table:table-cell>
          <table:table-cell table:style-name="ce184" office:value-type="date" office:date-value="2021-01-01" calcext:value-type="date">
            <text:p>01-ene-21</text:p>
          </table:table-cell>
          <table:table-cell table:style-name="ce182" office:value-type="string" calcext:value-type="string">
            <text:p>Saldo Inicial</text:p>
          </table:table-cell>
          <table:table-cell table:style-name="ce182" office:value-type="string" calcext:value-type="string">
            <text:p>CNT EP</text:p>
          </table:table-cell>
          <table:table-cell table:number-columns-repeated="2" table:style-name="ce185" office:value-type="float" office:value="0" calcext:value-type="float">
            <text:p>0.00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NT, EP - EX-PACIFICTEL</text:p>
          </table:table-cell>
          <table:table-cell table:style-name="ce183" office:value-type="string" calcext:value-type="string">
            <text:p>DF-40</text:p>
          </table:table-cell>
          <table:table-cell table:style-name="ce184" office:value-type="date" office:date-value="2021-01-15" calcext:value-type="date">
            <text:p>15-ene-21</text:p>
          </table:table-cell>
          <table:table-cell table:style-name="ce182" office:value-type="string" calcext:value-type="string">
            <text:p>Fact # 6633 PAC005-CORPORACION NACIONAL DE TELECOMUNICACIONES CNT EP INTERCONEXIÓN FIJA MES DE DIC 2020, MEDICIÓN 181.559,17 TASA USD 0.011905, COMPENSA FACT#351050</text:p>
          </table:table-cell>
          <table:table-cell table:style-name="ce182" office:value-type="string" calcext:value-type="string">
            <text:p>CNT EP</text:p>
          </table:table-cell>
          <table:table-cell table:number-columns-repeated="2" table:style-name="ce185" office:value-type="float" office:value="2161.46" calcext:value-type="float">
            <text:p>2,161.46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NT, EP - EX-PACIFICTEL</text:p>
          </table:table-cell>
          <table:table-cell table:style-name="ce183" office:value-type="string" calcext:value-type="string">
            <text:p>DF-61</text:p>
          </table:table-cell>
          <table:table-cell table:style-name="ce184" office:value-type="date" office:date-value="2021-02-17" calcext:value-type="date">
            <text:p>17-feb-21</text:p>
          </table:table-cell>
          <table:table-cell table:style-name="ce182" office:value-type="string" calcext:value-type="string">
            <text:p>Fact # 6750 PAC005-CORPORACION NACIONAL DE TELECOMUNICACIONES CNT EP INTERCONEXIÓN FIJO MES DE ENERO 2021, <text:s/>MEDICIÓN 178.261,45 TASA USD 0.011905, COMPENSA FACTURA#353375</text:p>
          </table:table-cell>
          <table:table-cell table:style-name="ce182" office:value-type="string" calcext:value-type="string">
            <text:p>CNT EP</text:p>
          </table:table-cell>
          <table:table-cell table:style-name="ce185" office:value-type="float" office:value="2122.2" calcext:value-type="float">
            <text:p>2,122.20 </text:p>
          </table:table-cell>
          <table:table-cell table:style-name="ce185" office:value-type="float" office:value="4283.66" calcext:value-type="float">
            <text:p>4,283.66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NT, EP - EX-PACIFICTEL</text:p>
          </table:table-cell>
          <table:table-cell table:style-name="ce183" office:value-type="string" calcext:value-type="string">
            <text:p>DF-38</text:p>
          </table:table-cell>
          <table:table-cell table:style-name="ce184" office:value-type="date" office:date-value="2021-03-15" calcext:value-type="date">
            <text:p>15-mar-21</text:p>
          </table:table-cell>
          <table:table-cell table:style-name="ce182" office:value-type="string" calcext:value-type="string">
            <text:p>Fact # 6870 PAC005-CORPORACION NACIONAL DE TELECOMUNICACIONES CNT EP INTERCONEXIÓN FIJO MES DE FEB 2021, MEDICIÓN 161.291,07 TASA USD <text:s/>0.011905, COMPENSA FACTURA#355809</text:p>
          </table:table-cell>
          <table:table-cell table:style-name="ce182" office:value-type="string" calcext:value-type="string">
            <text:p>CNT EP</text:p>
          </table:table-cell>
          <table:table-cell table:style-name="ce185" office:value-type="float" office:value="1920.17" calcext:value-type="float">
            <text:p>1,920.17 </text:p>
          </table:table-cell>
          <table:table-cell table:style-name="ce185" office:value-type="float" office:value="6203.83" calcext:value-type="float">
            <text:p>6,203.83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NT, EP - EX-PACIFICTEL</text:p>
          </table:table-cell>
          <table:table-cell table:style-name="ce183" office:value-type="string" calcext:value-type="string">
            <text:p>DF-16</text:p>
          </table:table-cell>
          <table:table-cell table:style-name="ce184" office:value-type="date" office:date-value="2021-04-14" calcext:value-type="date">
            <text:p>14-abr-21</text:p>
          </table:table-cell>
          <table:table-cell table:style-name="ce182" office:value-type="string" calcext:value-type="string">
            <text:p>Fact # 6976 PAC005-CORPORACION NACIONAL DE TELECOMUNICACIONES CNT EP INTERCONEXIÓN FIJO MES DE MARZO 2021, MEDICIÓN 207.769,35 TASA USD <text:s/>0.011905</text:p>
          </table:table-cell>
          <table:table-cell table:style-name="ce182" office:value-type="string" calcext:value-type="string">
            <text:p>CNT EP</text:p>
          </table:table-cell>
          <table:table-cell table:style-name="ce185" office:value-type="float" office:value="2473.49" calcext:value-type="float">
            <text:p>2,473.49 </text:p>
          </table:table-cell>
          <table:table-cell table:style-name="ce185" office:value-type="float" office:value="8677.32" calcext:value-type="float">
            <text:p>8,677.32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NT, EP - EX-PACIFICTEL</text:p>
          </table:table-cell>
          <table:table-cell table:style-name="ce183" office:value-type="string" calcext:value-type="string">
            <text:p>DF-43</text:p>
          </table:table-cell>
          <table:table-cell table:style-name="ce184" office:value-type="date" office:date-value="2021-05-17" calcext:value-type="date">
            <text:p>17-may-21</text:p>
          </table:table-cell>
          <table:table-cell table:style-name="ce182" office:value-type="string" calcext:value-type="string">
            <text:p>Fact # 7121 PAC005-CORPORACION NACIONAL DE TELECOMUNICACIONES CNT EP INTERCONEXIÓN FIJO MES DE ABRIL, MEDICIÓN 179.550,48 TASA USD <text:s/>0.011905</text:p>
          </table:table-cell>
          <table:table-cell table:style-name="ce182" office:value-type="string" calcext:value-type="string">
            <text:p>CNT EP</text:p>
          </table:table-cell>
          <table:table-cell table:style-name="ce185" office:value-type="float" office:value="2137.55" calcext:value-type="float">
            <text:p>2,137.55 </text:p>
          </table:table-cell>
          <table:table-cell table:style-name="ce185" office:value-type="float" office:value="10814.87" calcext:value-type="float">
            <text:p>10,814.87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NT, EP - EX-PACIFICTEL</text:p>
          </table:table-cell>
          <table:table-cell table:style-name="ce183" office:value-type="string" calcext:value-type="string">
            <text:p>DF-28</text:p>
          </table:table-cell>
          <table:table-cell table:style-name="ce184" office:value-type="date" office:date-value="2021-06-16" calcext:value-type="date">
            <text:p>16-jun-21</text:p>
          </table:table-cell>
          <table:table-cell table:style-name="ce182" office:value-type="string" calcext:value-type="string">
            <text:p>Fact # 7237 PAC005-CORPORACION NACIONAL DE TELECOMUNICACIONES CNT EP INTERCONEXIÓN FIJO MES DE MAYO 2021, MEDICIÓN 176.588,27 TASA USD <text:s/>0.011905, COMPENSA FACTURA#363395</text:p>
          </table:table-cell>
          <table:table-cell table:style-name="ce182" office:value-type="string" calcext:value-type="string">
            <text:p>CNT EP</text:p>
          </table:table-cell>
          <table:table-cell table:style-name="ce185" office:value-type="float" office:value="2102.28" calcext:value-type="float">
            <text:p>2,102.28 </text:p>
          </table:table-cell>
          <table:table-cell table:style-name="ce185" office:value-type="float" office:value="12917.15" calcext:value-type="float">
            <text:p>12,917.15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CNT, EP - EX-PACIFICTEL</text:p>
          </table:table-cell>
          <table:table-cell table:style-name="ce183" office:value-type="string" calcext:value-type="string">
            <text:p>DF-5</text:p>
          </table:table-cell>
          <table:table-cell table:style-name="ce184" office:value-type="date" office:date-value="2021-08-04" calcext:value-type="date">
            <text:p>04-ago-21</text:p>
          </table:table-cell>
          <table:table-cell table:style-name="ce182" office:value-type="string" calcext:value-type="string">
            <text:p>Fact # 7357 PAC005-CORPORACION NACIONAL DE TELECOMUNICACIONES CNT EP INTERCONEXIÓN FIJO MES DE JUNIO 2021, MEDICIÓN 181.975,63 TASA USD 0.011905</text:p>
          </table:table-cell>
          <table:table-cell table:style-name="ce182" office:value-type="string" calcext:value-type="string">
            <text:p>CNT EP</text:p>
          </table:table-cell>
          <table:table-cell table:style-name="ce185" office:value-type="float" office:value="2166.42" calcext:value-type="float">
            <text:p>2,166.42 </text:p>
          </table:table-cell>
          <table:table-cell table:style-name="ce185" office:value-type="float" office:value="15083.57" calcext:value-type="float">
            <text:p>15,083.57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SETEL " TV CABLE "</text:p>
          </table:table-cell>
          <table:table-cell table:style-name="ce183" office:value-type="string" calcext:value-type="string">
            <text:p>DF-19</text:p>
          </table:table-cell>
          <table:table-cell table:style-name="ce184" office:value-type="date" office:date-value="2021-01-01" calcext:value-type="date">
            <text:p>01-ene-21</text:p>
          </table:table-cell>
          <table:table-cell table:style-name="ce182" office:value-type="string" calcext:value-type="string">
            <text:p>Saldo Inicial</text:p>
          </table:table-cell>
          <table:table-cell table:style-name="ce182" office:value-type="string" calcext:value-type="string">
            <text:p>SETEL S.A.</text:p>
          </table:table-cell>
          <table:table-cell table:number-columns-repeated="2" table:style-name="ce185" office:value-type="float" office:value="0" calcext:value-type="float">
            <text:p>0.00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SETEL " TV CABLE "</text:p>
          </table:table-cell>
          <table:table-cell table:style-name="ce183" office:value-type="string" calcext:value-type="string">
            <text:p>DF-46</text:p>
          </table:table-cell>
          <table:table-cell table:style-name="ce184" office:value-type="date" office:date-value="2021-01-15" calcext:value-type="date">
            <text:p>15-ene-21</text:p>
          </table:table-cell>
          <table:table-cell table:style-name="ce182" office:value-type="string" calcext:value-type="string">
            <text:p>Fact # 6793 SET001-SETEL S.A INTERCONEXIÓN MES DE DIC 2020, <text:s/>MINUTOS:16756.50/ PRECIO UNITARIO: 0.008905, COMPENSA FACT#351046</text:p>
          </table:table-cell>
          <table:table-cell table:style-name="ce182" office:value-type="string" calcext:value-type="string">
            <text:p>SETEL S.A.</text:p>
          </table:table-cell>
          <table:table-cell table:number-columns-repeated="2" table:style-name="ce185" office:value-type="float" office:value="149.22" calcext:value-type="float">
            <text:p>149.22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SETEL " TV CABLE "</text:p>
          </table:table-cell>
          <table:table-cell table:style-name="ce183" office:value-type="string" calcext:value-type="string">
            <text:p>DF-47</text:p>
          </table:table-cell>
          <table:table-cell table:style-name="ce184" office:value-type="date" office:date-value="2021-01-15" calcext:value-type="date">
            <text:p>15-ene-21</text:p>
          </table:table-cell>
          <table:table-cell table:style-name="ce182" office:value-type="string" calcext:value-type="string">
            <text:p>Fact # 6794 SET001-SETEL S.A SERVICIO POR COUBICACION DICIEMBRE 2020</text:p>
          </table:table-cell>
          <table:table-cell table:style-name="ce182" office:value-type="string" calcext:value-type="string">
            <text:p>SETEL S.A.</text:p>
          </table:table-cell>
          <table:table-cell table:style-name="ce185" office:value-type="float" office:value="135.3" calcext:value-type="float">
            <text:p>135.30 </text:p>
          </table:table-cell>
          <table:table-cell table:style-name="ce185" office:value-type="float" office:value="284.52" calcext:value-type="float">
            <text:p>284.52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SETEL " TV CABLE "</text:p>
          </table:table-cell>
          <table:table-cell table:style-name="ce183" office:value-type="string" calcext:value-type="string">
            <text:p>DF-66</text:p>
          </table:table-cell>
          <table:table-cell table:style-name="ce184" office:value-type="date" office:date-value="2021-02-17" calcext:value-type="date">
            <text:p>17-feb-21</text:p>
          </table:table-cell>
          <table:table-cell table:style-name="ce182" office:value-type="string" calcext:value-type="string">
            <text:p>Fact # 6897 SET001-SETEL S.A INTERCONEXIÓN MES DE ENERO 2021, MINUTOS:14105.40/ PRECIO UNITARIO: 0.008905, COMPENSA FACTURA#353376</text:p>
          </table:table-cell>
          <table:table-cell table:style-name="ce182" office:value-type="string" calcext:value-type="string">
            <text:p>SETEL S.A.</text:p>
          </table:table-cell>
          <table:table-cell table:style-name="ce185" office:value-type="float" office:value="125.61" calcext:value-type="float">
            <text:p>125.61 </text:p>
          </table:table-cell>
          <table:table-cell table:style-name="ce185" office:value-type="float" office:value="410.13" calcext:value-type="float">
            <text:p>410.13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SETEL " TV CABLE "</text:p>
          </table:table-cell>
          <table:table-cell table:style-name="ce183" office:value-type="string" calcext:value-type="string">
            <text:p>DF-67</text:p>
          </table:table-cell>
          <table:table-cell table:style-name="ce184" office:value-type="date" office:date-value="2021-02-17" calcext:value-type="date">
            <text:p>17-feb-21</text:p>
          </table:table-cell>
          <table:table-cell table:style-name="ce182" office:value-type="string" calcext:value-type="string">
            <text:p>Fact # 6898 SET001-SETEL S.A SERVICIO DE COUBICACIÓN MES DE ENERO 2021</text:p>
          </table:table-cell>
          <table:table-cell table:style-name="ce182" office:value-type="string" calcext:value-type="string">
            <text:p>SETEL S.A.</text:p>
          </table:table-cell>
          <table:table-cell table:style-name="ce185" office:value-type="float" office:value="135.3" calcext:value-type="float">
            <text:p>135.30 </text:p>
          </table:table-cell>
          <table:table-cell table:style-name="ce185" office:value-type="float" office:value="545.43" calcext:value-type="float">
            <text:p>545.43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SETEL " TV CABLE "</text:p>
          </table:table-cell>
          <table:table-cell table:style-name="ce183" office:value-type="string" calcext:value-type="string">
            <text:p>DF-43</text:p>
          </table:table-cell>
          <table:table-cell table:style-name="ce184" office:value-type="date" office:date-value="2021-03-16" calcext:value-type="date">
            <text:p>16-mar-21</text:p>
          </table:table-cell>
          <table:table-cell table:style-name="ce182" office:value-type="string" calcext:value-type="string">
            <text:p>Fact # 7001 SET001-SETEL S.A INTERCONEXIÓN MES DE FEBRERO 2021, MINUTOS:13600.50/ PRECIO UNITARIO: 0.008905, COMPENSA FACTURA#355812</text:p>
          </table:table-cell>
          <table:table-cell table:style-name="ce182" office:value-type="string" calcext:value-type="string">
            <text:p>SETEL S.A.</text:p>
          </table:table-cell>
          <table:table-cell table:style-name="ce185" office:value-type="float" office:value="121.11" calcext:value-type="float">
            <text:p>121.11 </text:p>
          </table:table-cell>
          <table:table-cell table:style-name="ce185" office:value-type="float" office:value="666.54" calcext:value-type="float">
            <text:p>666.54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SETEL " TV CABLE "</text:p>
          </table:table-cell>
          <table:table-cell table:style-name="ce183" office:value-type="string" calcext:value-type="string">
            <text:p>DF-44</text:p>
          </table:table-cell>
          <table:table-cell table:style-name="ce184" office:value-type="date" office:date-value="2021-03-16" calcext:value-type="date">
            <text:p>16-mar-21</text:p>
          </table:table-cell>
          <table:table-cell table:style-name="ce182" office:value-type="string" calcext:value-type="string">
            <text:p>Fact # 7002 SET001-SETEL S.A SERVICIO POR COUBICACION FEBRERO 2021</text:p>
          </table:table-cell>
          <table:table-cell table:style-name="ce182" office:value-type="string" calcext:value-type="string">
            <text:p>SETEL S.A.</text:p>
          </table:table-cell>
          <table:table-cell table:style-name="ce185" office:value-type="float" office:value="135.3" calcext:value-type="float">
            <text:p>135.30 </text:p>
          </table:table-cell>
          <table:table-cell table:style-name="ce185" office:value-type="float" office:value="801.84" calcext:value-type="float">
            <text:p>801.84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SETEL " TV CABLE "</text:p>
          </table:table-cell>
          <table:table-cell table:style-name="ce183" office:value-type="string" calcext:value-type="string">
            <text:p>DF-37</text:p>
          </table:table-cell>
          <table:table-cell table:style-name="ce184" office:value-type="date" office:date-value="2021-04-19" calcext:value-type="date">
            <text:p>19-abr-21</text:p>
          </table:table-cell>
          <table:table-cell table:style-name="ce182" office:value-type="string" calcext:value-type="string">
            <text:p>Fact # 7093 SET001-SETEL S.A INTERCONEXIÓN MES DE MARZO 2021, COMPENSA FACTURA#358297</text:p>
          </table:table-cell>
          <table:table-cell table:style-name="ce182" office:value-type="string" calcext:value-type="string">
            <text:p>SETEL S.A.</text:p>
          </table:table-cell>
          <table:table-cell table:style-name="ce185" office:value-type="float" office:value="161.84" calcext:value-type="float">
            <text:p>161.84 </text:p>
          </table:table-cell>
          <table:table-cell table:style-name="ce185" office:value-type="float" office:value="963.68" calcext:value-type="float">
            <text:p>963.68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SETEL " TV CABLE "</text:p>
          </table:table-cell>
          <table:table-cell table:style-name="ce183" office:value-type="string" calcext:value-type="string">
            <text:p>DF-38</text:p>
          </table:table-cell>
          <table:table-cell table:style-name="ce184" office:value-type="date" office:date-value="2021-04-19" calcext:value-type="date">
            <text:p>19-abr-21</text:p>
          </table:table-cell>
          <table:table-cell table:style-name="ce182" office:value-type="string" calcext:value-type="string">
            <text:p>Fact # 7094 SET001-SETEL S.A SERVICIO DE COUBICACION MARZO 2021</text:p>
          </table:table-cell>
          <table:table-cell table:style-name="ce182" office:value-type="string" calcext:value-type="string">
            <text:p>SETEL S.A.</text:p>
          </table:table-cell>
          <table:table-cell table:style-name="ce185" office:value-type="float" office:value="135.3" calcext:value-type="float">
            <text:p>135.30 </text:p>
          </table:table-cell>
          <table:table-cell table:style-name="ce185" office:value-type="float" office:value="1098.98" calcext:value-type="float">
            <text:p>1,098.98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SETEL " TV CABLE "</text:p>
          </table:table-cell>
          <table:table-cell table:style-name="ce183" office:value-type="string" calcext:value-type="string">
            <text:p>DF-48</text:p>
          </table:table-cell>
          <table:table-cell table:style-name="ce184" office:value-type="date" office:date-value="2021-05-18" calcext:value-type="date">
            <text:p>18-may-21</text:p>
          </table:table-cell>
          <table:table-cell table:style-name="ce182" office:value-type="string" calcext:value-type="string">
            <text:p>Fact # 7169 SET001-SETEL S.A INTERCONEXIÓN MES DE ABRIL 2021, MINUTOS:15.771,33 / PRECIO UNITARIO: 0.008905</text:p>
          </table:table-cell>
          <table:table-cell table:style-name="ce182" office:value-type="string" calcext:value-type="string">
            <text:p>SETEL S.A.</text:p>
          </table:table-cell>
          <table:table-cell table:style-name="ce185" office:value-type="float" office:value="140.44" calcext:value-type="float">
            <text:p>140.44 </text:p>
          </table:table-cell>
          <table:table-cell table:style-name="ce185" office:value-type="float" office:value="1239.42" calcext:value-type="float">
            <text:p>1,239.42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SETEL " TV CABLE "</text:p>
          </table:table-cell>
          <table:table-cell table:style-name="ce183" office:value-type="string" calcext:value-type="string">
            <text:p>DF-49</text:p>
          </table:table-cell>
          <table:table-cell table:style-name="ce184" office:value-type="date" office:date-value="2021-05-18" calcext:value-type="date">
            <text:p>18-may-21</text:p>
          </table:table-cell>
          <table:table-cell table:style-name="ce182" office:value-type="string" calcext:value-type="string">
            <text:p>Fact # 7170 SET001-SETEL S.A SERVICIO POR COUBICACION ABRIL 2021</text:p>
          </table:table-cell>
          <table:table-cell table:style-name="ce182" office:value-type="string" calcext:value-type="string">
            <text:p>SETEL S.A.</text:p>
          </table:table-cell>
          <table:table-cell table:style-name="ce185" office:value-type="float" office:value="135.3" calcext:value-type="float">
            <text:p>135.30 </text:p>
          </table:table-cell>
          <table:table-cell table:style-name="ce185" office:value-type="float" office:value="1374.72" calcext:value-type="float">
            <text:p>1,374.72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SETEL " TV CABLE "</text:p>
          </table:table-cell>
          <table:table-cell table:style-name="ce183" office:value-type="string" calcext:value-type="string">
            <text:p>DF-42</text:p>
          </table:table-cell>
          <table:table-cell table:style-name="ce184" office:value-type="date" office:date-value="2021-06-16" calcext:value-type="date">
            <text:p>16-jun-21</text:p>
          </table:table-cell>
          <table:table-cell table:style-name="ce182" office:value-type="string" calcext:value-type="string">
            <text:p>Fact # 7259 SET001-SETEL S.A INTERCONEXIÓN MES DE MAYO 2021, MINUTOS:16.407,23 / PRECIO UNITARIO: 0.008905, COMPENSA FACTURA#363397</text:p>
          </table:table-cell>
          <table:table-cell table:style-name="ce182" office:value-type="string" calcext:value-type="string">
            <text:p>SETEL S.A.</text:p>
          </table:table-cell>
          <table:table-cell table:style-name="ce185" office:value-type="float" office:value="146.11" calcext:value-type="float">
            <text:p>146.11 </text:p>
          </table:table-cell>
          <table:table-cell table:style-name="ce185" office:value-type="float" office:value="1520.83" calcext:value-type="float">
            <text:p>1,520.83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SETEL " TV CABLE "</text:p>
          </table:table-cell>
          <table:table-cell table:style-name="ce183" office:value-type="string" calcext:value-type="string">
            <text:p>DF-43</text:p>
          </table:table-cell>
          <table:table-cell table:style-name="ce184" office:value-type="date" office:date-value="2021-06-16" calcext:value-type="date">
            <text:p>16-jun-21</text:p>
          </table:table-cell>
          <table:table-cell table:style-name="ce182" office:value-type="string" calcext:value-type="string">
            <text:p>Fact # 7260 SET001-SETEL S.A SERVICIO DE COUBICACION MAYO 2021</text:p>
          </table:table-cell>
          <table:table-cell table:style-name="ce182" office:value-type="string" calcext:value-type="string">
            <text:p>SETEL S.A.</text:p>
          </table:table-cell>
          <table:table-cell table:style-name="ce185" office:value-type="float" office:value="135.3" calcext:value-type="float">
            <text:p>135.30 </text:p>
          </table:table-cell>
          <table:table-cell table:style-name="ce185" office:value-type="float" office:value="1656.13" calcext:value-type="float">
            <text:p>1,656.13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SETEL " TV CABLE "</text:p>
          </table:table-cell>
          <table:table-cell table:style-name="ce183" office:value-type="string" calcext:value-type="string">
            <text:p>DF-28</text:p>
          </table:table-cell>
          <table:table-cell table:style-name="ce184" office:value-type="date" office:date-value="2021-07-16" calcext:value-type="date">
            <text:p>16-jul-21</text:p>
          </table:table-cell>
          <table:table-cell table:style-name="ce182" office:value-type="string" calcext:value-type="string">
            <text:p>Fact # 7358 SET001-SETEL S.A INTERCONEXIÓN MES DE JUNIO 2021, MINUTOS:16.343,13 / PRECIO UNITARIO: 0.008905</text:p>
          </table:table-cell>
          <table:table-cell table:style-name="ce182" office:value-type="string" calcext:value-type="string">
            <text:p>SETEL S.A.</text:p>
          </table:table-cell>
          <table:table-cell table:style-name="ce185" office:value-type="float" office:value="145.54" calcext:value-type="float">
            <text:p>145.54 </text:p>
          </table:table-cell>
          <table:table-cell table:style-name="ce185" office:value-type="float" office:value="1801.67" calcext:value-type="float">
            <text:p>1,801.67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SETEL " TV CABLE "</text:p>
          </table:table-cell>
          <table:table-cell table:style-name="ce183" office:value-type="string" calcext:value-type="string">
            <text:p>DF-29</text:p>
          </table:table-cell>
          <table:table-cell table:style-name="ce184" office:value-type="date" office:date-value="2021-07-16" calcext:value-type="date">
            <text:p>16-jul-21</text:p>
          </table:table-cell>
          <table:table-cell table:style-name="ce182" office:value-type="string" calcext:value-type="string">
            <text:p>Fact # 7359 SET001-SETEL S.A SERVICIO POR COUBICACION JUNIO 2021</text:p>
          </table:table-cell>
          <table:table-cell table:style-name="ce182" office:value-type="string" calcext:value-type="string">
            <text:p>SETEL S.A.</text:p>
          </table:table-cell>
          <table:table-cell table:style-name="ce185" office:value-type="float" office:value="135.3" calcext:value-type="float">
            <text:p>135.30 </text:p>
          </table:table-cell>
          <table:table-cell table:style-name="ce185" office:value-type="float" office:value="1936.97" calcext:value-type="float">
            <text:p>1,936.97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SETEL " TV CABLE "</text:p>
          </table:table-cell>
          <table:table-cell table:style-name="ce183" office:value-type="string" calcext:value-type="string">
            <text:p>DF-49</text:p>
          </table:table-cell>
          <table:table-cell table:style-name="ce184" office:value-type="date" office:date-value="2021-08-18" calcext:value-type="date">
            <text:p>18-ago-21</text:p>
          </table:table-cell>
          <table:table-cell table:style-name="ce182" office:value-type="string" calcext:value-type="string">
            <text:p>Fact # 7475 SET001-SETEL S.A INTERCONEXIÓN MES DE JULIO 2021, MINUTOS:14.583,98 / PRECIO UNITARIO: 0,008905, COMPENSA FACT#368634</text:p>
          </table:table-cell>
          <table:table-cell table:style-name="ce182" office:value-type="string" calcext:value-type="string">
            <text:p>SETEL S.A.</text:p>
          </table:table-cell>
          <table:table-cell table:style-name="ce185" office:value-type="float" office:value="129.87" calcext:value-type="float">
            <text:p>129.87 </text:p>
          </table:table-cell>
          <table:table-cell table:style-name="ce185" office:value-type="float" office:value="2066.84" calcext:value-type="float">
            <text:p>2,066.84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SETEL " TV CABLE "</text:p>
          </table:table-cell>
          <table:table-cell table:style-name="ce183" office:value-type="string" calcext:value-type="string">
            <text:p>DF-50</text:p>
          </table:table-cell>
          <table:table-cell table:style-name="ce184" office:value-type="date" office:date-value="2021-08-18" calcext:value-type="date">
            <text:p>18-ago-21</text:p>
          </table:table-cell>
          <table:table-cell table:style-name="ce182" office:value-type="string" calcext:value-type="string">
            <text:p>Fact # 7476 SET001-SETEL S.A COUBICACION JULIO 2021</text:p>
          </table:table-cell>
          <table:table-cell table:style-name="ce182" office:value-type="string" calcext:value-type="string">
            <text:p>SETEL S.A.</text:p>
          </table:table-cell>
          <table:table-cell table:style-name="ce185" office:value-type="float" office:value="135.3" calcext:value-type="float">
            <text:p>135.30 </text:p>
          </table:table-cell>
          <table:table-cell table:style-name="ce185" office:value-type="float" office:value="2202.14" calcext:value-type="float">
            <text:p>2,202.14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TAPA EP</text:p>
          </table:table-cell>
          <table:table-cell table:style-name="ce183" office:value-type="string" calcext:value-type="string">
            <text:p>DF-19</text:p>
          </table:table-cell>
          <table:table-cell table:style-name="ce184" office:value-type="date" office:date-value="2021-01-01" calcext:value-type="date">
            <text:p>01-ene-21</text:p>
          </table:table-cell>
          <table:table-cell table:style-name="ce182" office:value-type="string" calcext:value-type="string">
            <text:p>Saldo Inicial</text:p>
          </table:table-cell>
          <table:table-cell table:style-name="ce182" office:value-type="string" calcext:value-type="string">
            <text:p>ETAPA EP</text:p>
          </table:table-cell>
          <table:table-cell table:number-columns-repeated="2" table:style-name="ce185" office:value-type="float" office:value="0" calcext:value-type="float">
            <text:p>0.00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TAPA EP</text:p>
          </table:table-cell>
          <table:table-cell table:style-name="ce183" office:value-type="string" calcext:value-type="string">
            <text:p>DF-4</text:p>
          </table:table-cell>
          <table:table-cell table:style-name="ce184" office:value-type="date" office:date-value="2021-01-13" calcext:value-type="date">
            <text:p>13-ene-21</text:p>
          </table:table-cell>
          <table:table-cell table:style-name="ce182" office:value-type="string" calcext:value-type="string">
            <text:p>Fact # 31783199 ETA001-ETAPA EP SERVICIO POR FACILIDADES Y CO-UBICACIÓN DICIEMBRE 2020</text:p>
          </table:table-cell>
          <table:table-cell table:style-name="ce182" office:value-type="string" calcext:value-type="string">
            <text:p>ETAPA EP</text:p>
          </table:table-cell>
          <table:table-cell table:number-columns-repeated="2" table:style-name="ce185" office:value-type="float" office:value="283.5" calcext:value-type="float">
            <text:p>283.50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TAPA EP</text:p>
          </table:table-cell>
          <table:table-cell table:style-name="ce183" office:value-type="string" calcext:value-type="string">
            <text:p>DF-44</text:p>
          </table:table-cell>
          <table:table-cell table:style-name="ce184" office:value-type="date" office:date-value="2021-01-13" calcext:value-type="date">
            <text:p>13-ene-21</text:p>
          </table:table-cell>
          <table:table-cell table:style-name="ce182" office:value-type="string" calcext:value-type="string">
            <text:p>Fact # 31783194 ETA001-ETAPA EP INTERCONEXIÓN MES DE DIC 2020, <text:s/>MEDICIÓN:1.844,30M/TASA 0,008905, COMPENSA FACT#351045</text:p>
          </table:table-cell>
          <table:table-cell table:style-name="ce182" office:value-type="string" calcext:value-type="string">
            <text:p>ETAPA EP</text:p>
          </table:table-cell>
          <table:table-cell table:style-name="ce185" office:value-type="float" office:value="16.42" calcext:value-type="float">
            <text:p>16.42 </text:p>
          </table:table-cell>
          <table:table-cell table:style-name="ce185" office:value-type="float" office:value="299.92" calcext:value-type="float">
            <text:p>299.92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TAPA EP</text:p>
          </table:table-cell>
          <table:table-cell table:style-name="ce183" office:value-type="string" calcext:value-type="string">
            <text:p>DF-50</text:p>
          </table:table-cell>
          <table:table-cell table:style-name="ce184" office:value-type="date" office:date-value="2021-02-05" calcext:value-type="date">
            <text:p>05-feb-21</text:p>
          </table:table-cell>
          <table:table-cell table:style-name="ce182" office:value-type="string" calcext:value-type="string">
            <text:p>Fact # 32049023 ETA001-ETAPA EP SERVICIOS DE FACILIDADES Y COUBICACIÓN MES DE ENERO 2021</text:p>
          </table:table-cell>
          <table:table-cell table:style-name="ce182" office:value-type="string" calcext:value-type="string">
            <text:p>ETAPA EP</text:p>
          </table:table-cell>
          <table:table-cell table:style-name="ce185" office:value-type="float" office:value="283.5" calcext:value-type="float">
            <text:p>283.50 </text:p>
          </table:table-cell>
          <table:table-cell table:style-name="ce185" office:value-type="float" office:value="583.42" calcext:value-type="float">
            <text:p>583.42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TAPA EP</text:p>
          </table:table-cell>
          <table:table-cell table:style-name="ce183" office:value-type="string" calcext:value-type="string">
            <text:p>DF-64</text:p>
          </table:table-cell>
          <table:table-cell table:style-name="ce184" office:value-type="date" office:date-value="2021-02-11" calcext:value-type="date">
            <text:p>11-feb-21</text:p>
          </table:table-cell>
          <table:table-cell table:style-name="ce182" office:value-type="string" calcext:value-type="string">
            <text:p>Fact # 32062265 ETA001-ETAPA EP INTERCONEXIÓN MES DE ENERO 2021, MIN: 2.019,35M/TASA 0,008905, COMPENSA FACTURA#353373</text:p>
          </table:table-cell>
          <table:table-cell table:style-name="ce182" office:value-type="string" calcext:value-type="string">
            <text:p>ETAPA EP</text:p>
          </table:table-cell>
          <table:table-cell table:style-name="ce185" office:value-type="float" office:value="17.98" calcext:value-type="float">
            <text:p>17.98 </text:p>
          </table:table-cell>
          <table:table-cell table:style-name="ce185" office:value-type="float" office:value="601.4" calcext:value-type="float">
            <text:p>601.40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TAPA EP</text:p>
          </table:table-cell>
          <table:table-cell table:style-name="ce183" office:value-type="string" calcext:value-type="string">
            <text:p>DF-23</text:p>
          </table:table-cell>
          <table:table-cell table:style-name="ce184" office:value-type="date" office:date-value="2021-03-08" calcext:value-type="date">
            <text:p>08-mar-21</text:p>
          </table:table-cell>
          <table:table-cell table:style-name="ce182" office:value-type="string" calcext:value-type="string">
            <text:p>Fact # 32418883 ETA001-ETAPA EP FACILIDADES Y CO-UBICACIÓN/FEBRERO-2021</text:p>
          </table:table-cell>
          <table:table-cell table:style-name="ce182" office:value-type="string" calcext:value-type="string">
            <text:p>ETAPA EP</text:p>
          </table:table-cell>
          <table:table-cell table:style-name="ce185" office:value-type="float" office:value="283.5" calcext:value-type="float">
            <text:p>283.50 </text:p>
          </table:table-cell>
          <table:table-cell table:style-name="ce185" office:value-type="float" office:value="884.9" calcext:value-type="float">
            <text:p>884.90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TAPA EP</text:p>
          </table:table-cell>
          <table:table-cell table:style-name="ce183" office:value-type="string" calcext:value-type="string">
            <text:p>DF-41</text:p>
          </table:table-cell>
          <table:table-cell table:style-name="ce184" office:value-type="date" office:date-value="2021-03-08" calcext:value-type="date">
            <text:p>08-mar-21</text:p>
          </table:table-cell>
          <table:table-cell table:style-name="ce182" office:value-type="string" calcext:value-type="string">
            <text:p>Fact # 32418944 ETA001-ETAPA EP INTERCONEXIÓN MES DE FEB 2021, MIN 1.801,25/TASA 0,008905, COMPENSA FACTURA#355806</text:p>
          </table:table-cell>
          <table:table-cell table:style-name="ce182" office:value-type="string" calcext:value-type="string">
            <text:p>ETAPA EP</text:p>
          </table:table-cell>
          <table:table-cell table:style-name="ce185" office:value-type="float" office:value="16.04" calcext:value-type="float">
            <text:p>16.04 </text:p>
          </table:table-cell>
          <table:table-cell table:style-name="ce185" office:value-type="float" office:value="900.94" calcext:value-type="float">
            <text:p>900.94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TAPA EP</text:p>
          </table:table-cell>
          <table:table-cell table:style-name="ce183" office:value-type="string" calcext:value-type="string">
            <text:p>DF-12</text:p>
          </table:table-cell>
          <table:table-cell table:style-name="ce184" office:value-type="date" office:date-value="2021-04-06" calcext:value-type="date">
            <text:p>06-abr-21</text:p>
          </table:table-cell>
          <table:table-cell table:style-name="ce182" office:value-type="string" calcext:value-type="string">
            <text:p>Fact # 32758143 ETA001-ETAPA EP FACILIDADES Y CO-UBICACIÓN/MARZO-2021</text:p>
          </table:table-cell>
          <table:table-cell table:style-name="ce182" office:value-type="string" calcext:value-type="string">
            <text:p>ETAPA EP</text:p>
          </table:table-cell>
          <table:table-cell table:style-name="ce185" office:value-type="float" office:value="283.5" calcext:value-type="float">
            <text:p>283.50 </text:p>
          </table:table-cell>
          <table:table-cell table:style-name="ce185" office:value-type="float" office:value="1184.44" calcext:value-type="float">
            <text:p>1,184.44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TAPA EP</text:p>
          </table:table-cell>
          <table:table-cell table:style-name="ce183" office:value-type="string" calcext:value-type="string">
            <text:p>DF-14</text:p>
          </table:table-cell>
          <table:table-cell table:style-name="ce184" office:value-type="date" office:date-value="2021-04-09" calcext:value-type="date">
            <text:p>09-abr-21</text:p>
          </table:table-cell>
          <table:table-cell table:style-name="ce182" office:value-type="string" calcext:value-type="string">
            <text:p>Fact # 32771382 ETA001-ETAPA EP INTERCOENXION MES DE MARZO 2021, M3.203,30/TASA 0,008905</text:p>
          </table:table-cell>
          <table:table-cell table:style-name="ce182" office:value-type="string" calcext:value-type="string">
            <text:p>ETAPA EP</text:p>
          </table:table-cell>
          <table:table-cell table:style-name="ce185" office:value-type="float" office:value="28.53" calcext:value-type="float">
            <text:p>28.53 </text:p>
          </table:table-cell>
          <table:table-cell table:style-name="ce185" office:value-type="float" office:value="1212.97" calcext:value-type="float">
            <text:p>1,212.97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TAPA EP</text:p>
          </table:table-cell>
          <table:table-cell table:style-name="ce183" office:value-type="string" calcext:value-type="string">
            <text:p>DF-31</text:p>
          </table:table-cell>
          <table:table-cell table:style-name="ce184" office:value-type="date" office:date-value="2021-05-10" calcext:value-type="date">
            <text:p>10-may-21</text:p>
          </table:table-cell>
          <table:table-cell table:style-name="ce182" office:value-type="string" calcext:value-type="string">
            <text:p>Fact # 33122500 ETA001-ETAPA EP SERVICIO POR FACILIDADES Y CO-UBICACIÓN/ABRIL-2021</text:p>
          </table:table-cell>
          <table:table-cell table:style-name="ce182" office:value-type="string" calcext:value-type="string">
            <text:p>ETAPA EP</text:p>
          </table:table-cell>
          <table:table-cell table:style-name="ce185" office:value-type="float" office:value="283.5" calcext:value-type="float">
            <text:p>283.50 </text:p>
          </table:table-cell>
          <table:table-cell table:style-name="ce185" office:value-type="float" office:value="1496.47" calcext:value-type="float">
            <text:p>1,496.47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TAPA EP</text:p>
          </table:table-cell>
          <table:table-cell table:style-name="ce183" office:value-type="string" calcext:value-type="string">
            <text:p>DF-46</text:p>
          </table:table-cell>
          <table:table-cell table:style-name="ce184" office:value-type="date" office:date-value="2021-05-10" calcext:value-type="date">
            <text:p>10-may-21</text:p>
          </table:table-cell>
          <table:table-cell table:style-name="ce182" office:value-type="string" calcext:value-type="string">
            <text:p>Fact # 33122501 ETA001-ETAPA EP INTERCONEXIÓN MES DE ABRIL 2021</text:p>
          </table:table-cell>
          <table:table-cell table:style-name="ce182" office:value-type="string" calcext:value-type="string">
            <text:p>ETAPA EP</text:p>
          </table:table-cell>
          <table:table-cell table:style-name="ce185" office:value-type="float" office:value="18.61" calcext:value-type="float">
            <text:p>18.61 </text:p>
          </table:table-cell>
          <table:table-cell table:style-name="ce185" office:value-type="float" office:value="1515.08" calcext:value-type="float">
            <text:p>1,515.08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TAPA EP</text:p>
          </table:table-cell>
          <table:table-cell table:style-name="ce183" office:value-type="string" calcext:value-type="string">
            <text:p>DF-40</text:p>
          </table:table-cell>
          <table:table-cell table:style-name="ce184" office:value-type="date" office:date-value="2021-06-04" calcext:value-type="date">
            <text:p>04-jun-21</text:p>
          </table:table-cell>
          <table:table-cell table:style-name="ce182" office:value-type="string" calcext:value-type="string">
            <text:p>Fact # 33469542 ETA001-ETAPA EP SERVICIO DE FACILIDADES Y CO-UBICACIÓN LINKOTEL S.A. MAYO 2021</text:p>
          </table:table-cell>
          <table:table-cell table:style-name="ce182" office:value-type="string" calcext:value-type="string">
            <text:p>ETAPA EP</text:p>
          </table:table-cell>
          <table:table-cell table:style-name="ce185" office:value-type="float" office:value="283.5" calcext:value-type="float">
            <text:p>283.50 </text:p>
          </table:table-cell>
          <table:table-cell table:style-name="ce185" office:value-type="float" office:value="1798.58" calcext:value-type="float">
            <text:p>1,798.58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TAPA EP</text:p>
          </table:table-cell>
          <table:table-cell table:style-name="ce183" office:value-type="string" calcext:value-type="string">
            <text:p>DF-39</text:p>
          </table:table-cell>
          <table:table-cell table:style-name="ce184" office:value-type="date" office:date-value="2021-06-18" calcext:value-type="date">
            <text:p>18-jun-21</text:p>
          </table:table-cell>
          <table:table-cell table:style-name="ce182" office:value-type="string" calcext:value-type="string">
            <text:p>Fact # 33567781 ETA001-ETAPA EP INTERCONEXIÓN MES DE MAYO 2021, MIN 3.429,40M/TASA 0,008905, COMPENSA FACTURA#363399</text:p>
          </table:table-cell>
          <table:table-cell table:style-name="ce182" office:value-type="string" calcext:value-type="string">
            <text:p>ETAPA EP</text:p>
          </table:table-cell>
          <table:table-cell table:style-name="ce185" office:value-type="float" office:value="30.54" calcext:value-type="float">
            <text:p>30.54 </text:p>
          </table:table-cell>
          <table:table-cell table:style-name="ce185" office:value-type="float" office:value="1829.12" calcext:value-type="float">
            <text:p>1,829.12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TAPA EP</text:p>
          </table:table-cell>
          <table:table-cell table:style-name="ce183" office:value-type="string" calcext:value-type="string">
            <text:p>DF-26</text:p>
          </table:table-cell>
          <table:table-cell table:style-name="ce184" office:value-type="date" office:date-value="2021-07-07" calcext:value-type="date">
            <text:p>07-jul-21</text:p>
          </table:table-cell>
          <table:table-cell table:style-name="ce182" office:value-type="string" calcext:value-type="string">
            <text:p>Fact # 33823749 ETA001-ETAPA EP FACILIDADES Y CO-UBICACIÓN LINKOTEL S.A. JUNIO 2021</text:p>
          </table:table-cell>
          <table:table-cell table:style-name="ce182" office:value-type="string" calcext:value-type="string">
            <text:p>ETAPA EP</text:p>
          </table:table-cell>
          <table:table-cell table:style-name="ce185" office:value-type="float" office:value="283.5" calcext:value-type="float">
            <text:p>283.50 </text:p>
          </table:table-cell>
          <table:table-cell table:style-name="ce185" office:value-type="float" office:value="2112.62" calcext:value-type="float">
            <text:p>2,112.62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TAPA EP</text:p>
          </table:table-cell>
          <table:table-cell table:style-name="ce183" office:value-type="string" calcext:value-type="string">
            <text:p>DF-25</text:p>
          </table:table-cell>
          <table:table-cell table:style-name="ce184" office:value-type="date" office:date-value="2021-07-12" calcext:value-type="date">
            <text:p>12-jul-21</text:p>
          </table:table-cell>
          <table:table-cell table:style-name="ce182" office:value-type="string" calcext:value-type="string">
            <text:p>Fact # 33837547 ETA001-ETAPA EP INTERCONEXIÓN MES DE <text:s/>JUNIO 2021, MIN 4.082,90M/TASA 0,008905</text:p>
          </table:table-cell>
          <table:table-cell table:style-name="ce182" office:value-type="string" calcext:value-type="string">
            <text:p>ETAPA EP</text:p>
          </table:table-cell>
          <table:table-cell table:style-name="ce185" office:value-type="float" office:value="36.36" calcext:value-type="float">
            <text:p>36.36 </text:p>
          </table:table-cell>
          <table:table-cell table:style-name="ce185" office:value-type="float" office:value="2148.98" calcext:value-type="float">
            <text:p>2,148.98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TAPA EP</text:p>
          </table:table-cell>
          <table:table-cell table:style-name="ce183" office:value-type="string" calcext:value-type="string">
            <text:p>DF-13</text:p>
          </table:table-cell>
          <table:table-cell table:style-name="ce184" office:value-type="date" office:date-value="2021-08-05" calcext:value-type="date">
            <text:p>05-ago-21</text:p>
          </table:table-cell>
          <table:table-cell table:style-name="ce182" office:value-type="string" calcext:value-type="string">
            <text:p>Fact # 34175253 ETA001-ETAPA EP FACILIDADES Y CO-UBICACIÓN JULIO 2021</text:p>
          </table:table-cell>
          <table:table-cell table:style-name="ce182" office:value-type="string" calcext:value-type="string">
            <text:p>ETAPA EP</text:p>
          </table:table-cell>
          <table:table-cell table:style-name="ce185" office:value-type="float" office:value="283.5" calcext:value-type="float">
            <text:p>283.50 </text:p>
          </table:table-cell>
          <table:table-cell table:style-name="ce185" office:value-type="float" office:value="2432.48" calcext:value-type="float">
            <text:p>2,432.48 </text:p>
          </table:table-cell>
          <table:table-cell table:number-columns-repeated="1017"/>
        </table:table-row>
        <table:table-row table:style-name="ro2">
          <table:table-cell table:style-name="ce182" office:value-type="string" calcext:value-type="string">
            <text:p>ETAPA EP</text:p>
          </table:table-cell>
          <table:table-cell table:style-name="ce183" office:value-type="string" calcext:value-type="string">
            <text:p>DF-47</text:p>
          </table:table-cell>
          <table:table-cell table:style-name="ce184" office:value-type="date" office:date-value="2021-08-12" calcext:value-type="date">
            <text:p>12-ago-21</text:p>
          </table:table-cell>
          <table:table-cell table:style-name="ce182" office:value-type="string" calcext:value-type="string">
            <text:p>Fact # 34188536 ETA001-ETAPA EP INTERCONEXIÓN MES DE JULIO 2021, MIN 3.480,62M/TASA 0,008905, COMPENSA FACT#368632</text:p>
          </table:table-cell>
          <table:table-cell table:style-name="ce182" office:value-type="string" calcext:value-type="string">
            <text:p>ETAPA EP</text:p>
          </table:table-cell>
          <table:table-cell table:style-name="ce185" office:value-type="float" office:value="30.99" calcext:value-type="float">
            <text:p>30.99 </text:p>
          </table:table-cell>
          <table:table-cell table:style-name="ce185" office:value-type="float" office:value="2463.47" calcext:value-type="float">
            <text:p>2,463.47 </text:p>
          </table:table-cell>
          <table:table-cell table:number-columns-repeated="1017"/>
        </table:table-row>
        <table:table-row table:style-name="ro2" table:number-rows-repeated="10483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2" table:target-range-address="'MG Agosto'.A1:'MG Agosto'.G21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Verdana" svg:font-family="Verdana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number-style style:name="N127">
      <number:text> (</number:text>
      <number:number number:decimal-places="2" loext:min-decimal-places="2" number:min-integer-digits="1" number:grouping="true"/>
      <number:text>)</number:text>
    </number:number-style>
    <number:number-style style:name="N128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number:text>-</number:text>
      <number:number number:decimal-places="0" loext:min-decimal-places="0" number:min-integer-digits="2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33">
      <number:day/>
      <number:text> de </number:text>
      <number:month number:textual="true"/>
      <number:text> de </number:text>
      <number:year/>
    </number:date-style>
    <number:number-style style:name="N134P0" style:volatile="true">
      <number:number number:decimal-places="2" loext:min-decimal-places="2" number:min-integer-digits="1" number:grouping="true"/>
    </number:number-style>
    <number:number-style style:name="N134">
      <style:text-properties fo:color="#ff0000"/>
      <number:number number:decimal-places="2" loext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</number:number-style>
    <number:number-style style:name="N135">
      <number:text>-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</number:number-style>
    <number:number-style style:name="N137">
      <number:text>-</number:text>
      <number:number number:decimal-places="2" loext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8P0"/>
    </number:number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45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0" loext:min-decimal-places="0" number:min-integer-digits="1" number:grouping="true"/>
      <number:text> </number:text>
    </number:number-style>
    <number:number-style style:name="N147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  <number:text> </number:text>
    </number:number-style>
    <number:number-style style:name="N14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48P0"/>
    </number:number-style>
    <number:number-style style:name="N149P0" style:volatile="true">
      <number:number number:decimal-places="0" loext:min-decimal-places="0" number:min-integer-digits="1" number:grouping="true"/>
    </number:number-style>
    <number:number-style style:name="N149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2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loext:min-decimal-places="0" number:min-integer-digits="1" number:grouping="true"/>
      <number:text> </number:text>
    </number:number-style>
    <number:number-style style:name="N15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53P0"/>
    </number:number-style>
    <number:number-style style:name="N154P0" style:volatile="true">
      <number:number number:decimal-places="2" loext:min-decimal-places="2" number:min-integer-digits="1" number:grouping="true"/>
      <number:text> </number:text>
    </number:number-style>
    <number:number-style style:name="N154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/>
    </number:number-style>
    <number:number-style style:name="N155">
      <style:text-properties fo:color="#ff0000"/>
      <number:number number:decimal-places="0" loext:min-decimal-places="0" number:min-integer-digits="1"/>
      <style:map style:condition="value()&gt;=0" style:apply-style-name="N155P0"/>
    </number:number-style>
    <number:number-style style:name="N156">
      <number:text>$</number:text>
      <number:number number:decimal-places="0" loext:min-decimal-places="0" number:min-integer-digits="1" number:grouping="true"/>
    </number:number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percentage-style style:name="N160">
      <number:number number:decimal-places="3" loext:min-decimal-places="3" number:min-integer-digits="1"/>
      <number:text>%</number:text>
    </number:percentage-style>
    <number:number-style style:name="N16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2P0"/>
    </number:number-style>
    <number:date-style style:name="N163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3">
      <number:text-content/>
      <style:map style:condition="value()&lt;=1.79769313486232E+308" style:apply-style-name="N163P0"/>
    </number:text-style>
    <number:date-style style:name="N164">
      <number:day number:style="long"/>
      <number:text>-</number:text>
      <number:month number:textual="true"/>
      <number:text>-</number:text>
      <number:year number:style="long"/>
    </number:date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number:text>-</number:text>
      <number:number number:decimal-places="2" loext:min-decimal-places="2" number:min-integer-digits="1" number:grouping="true"/>
      <style:map style:condition="value()&gt;=0" style:apply-style-name="N165P0"/>
    </number:number-style>
    <number:number-style style:name="N166">
      <number:number number:decimal-places="1" loext:min-decimal-places="1" number:min-integer-digits="1" number:grouping="true"/>
    </number:number-style>
    <number:time-style style:name="N167">
      <number:minutes number:style="long"/>
      <number:text>:</number:text>
      <number:seconds number:style="long" number:decimal-places="1"/>
    </number:time-style>
    <number:date-style style:name="N168">
      <number:day number:style="long"/>
      <number:text>-</number:text>
      <number:month number:textual="true"/>
      <number:text>-</number:text>
      <number:year number:style="long"/>
    </number:date-style>
    <number:time-style style:name="N169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0P0" style:volatile="true">
      <number:number number:decimal-places="2" loext:min-decimal-places="2" number:min-integer-digits="1" number:grouping="true"/>
      <number:text> </number:text>
    </number:number-style>
    <number:number-style style:name="N170">
      <number:text>-</number:text>
      <number:number number:decimal-places="2" loext:min-decimal-places="2" number:min-integer-digits="1" number:grouping="true"/>
      <style:map style:condition="value()&gt;=0" style:apply-style-name="N170P0"/>
    </number:number-style>
    <number:date-style style:name="N171">
      <number:day number:style="long"/>
      <number:text>-</number:text>
      <number:month number:textual="true"/>
      <number:text>-</number:text>
      <number:year/>
    </number:date-style>
    <number:number-style style:name="N172P0" style:volatile="true">
      <number:text>-</number:text>
      <number:number number:decimal-places="2" loext:min-decimal-places="2" number:min-integer-digits="1" number:grouping="true"/>
    </number:number-style>
    <number:number-style style:name="N172">
      <number:number number:decimal-places="2" loext:min-decimal-places="2" number:min-integer-digits="1" number:grouping="true"/>
      <number:text> </number:text>
      <style:map style:condition="value()&gt;=0" style:apply-style-name="N172P0"/>
    </number:number-style>
    <number:number-style style:name="N173">
      <number:number number:decimal-places="1" loext:min-decimal-places="1" number:min-integer-digits="1"/>
    </number:number-style>
    <number:date-style style:name="N10105P0" style:volatile="true" number:language="es" number:country="ES">
      <number:day number:style="long"/>
      <number:text>-</number:text>
      <number:month number:textual="true"/>
      <number:text>-</number:text>
      <number:year/>
    </number:date-style>
    <number:text-style style:name="N10105" number:language="es" number:country="ES">
      <number:text-content/>
      <style:map style:condition="value()&lt;=1.79769313486232E+308" style:apply-style-name="N10105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/00/0000</text:date>, <text:time style:data-style-name="N2" text:time-value="11:22:30.38722704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10-19T14:08:14.374028128</dc:date>
    <meta:editing-cycles>8</meta:editing-cycles>
    <meta:editing-duration>PT1H37M14S</meta:editing-duration>
    <meta:document-statistic meta:table-count="3" meta:cell-count="1739" meta:object-count="0"/>
  </office:meta>
</office:document-meta>
</file>